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1" svg:font-family="OpenSymbol"/>
    <style:font-face style:name="Tahoma2" svg:font-family="Tahoma"/>
    <style:font-face style:name="Liberation Serif" svg:font-family="'Liberation Serif'" style:font-adornments="Roman" style:font-family-generic="roman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0.639cm" style:rel-column-width="4572*"/>
    </style:style>
    <style:style style:name="Tableau1.B" style:family="table-column">
      <style:table-column-properties style:column-width="0.508cm" style:rel-column-width="3638*"/>
    </style:style>
    <style:style style:name="Tableau1.D" style:family="table-column">
      <style:table-column-properties style:column-width="0.506cm" style:rel-column-width="3625*"/>
    </style:style>
    <style:style style:name="Tableau1.F" style:family="table-column">
      <style:table-column-properties style:column-width="0.254cm" style:rel-column-width="1819*"/>
    </style:style>
    <style:style style:name="Tableau1.G" style:family="table-column">
      <style:table-column-properties style:column-width="0.256cm" style:rel-column-width="1831*"/>
    </style:style>
    <style:style style:name="Tableau1.J" style:family="table-column">
      <style:table-column-properties style:column-width="0.64cm" style:rel-column-width="4585*"/>
    </style:style>
    <style:style style:name="Tableau1.S" style:family="table-column">
      <style:table-column-properties style:column-width="0.631cm" style:rel-column-width="4527*"/>
    </style:style>
    <style:style style:name="Tableau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Tableau1.G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1.J1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au1.K1" style:family="table-cell">
      <style:table-cell-properties style:vertical-align="middle" fo:padding="0cm" fo:border-left="1pt solid #b2b2b2" fo:border-right="none" fo:border-top="none" fo:border-bottom="none"/>
    </style:style>
    <style:style style:name="Tableau1.L1" style:family="table-cell">
      <style:table-cell-properties style:vertical-align="middle" fo:padding="0cm" fo:border="none"/>
    </style:style>
    <style:style style:name="Tableau1.M1" style:family="table-cell">
      <style:table-cell-properties style:vertical-align="middle" fo:padding="0cm" fo:border="none"/>
    </style:style>
    <style:style style:name="Tableau1.N1" style:family="table-cell">
      <style:table-cell-properties style:vertical-align="middle" fo:padding="0cm" fo:border="none"/>
    </style:style>
    <style:style style:name="Tableau1.O1" style:family="table-cell">
      <style:table-cell-properties style:vertical-align="middle" fo:padding="0cm" fo:border-left="none" fo:border-right="0.5pt solid #000000" fo:border-top="none" fo:border-bottom="none"/>
    </style:style>
    <style:style style:name="Tableau1.P1" style:family="table-cell">
      <style:table-cell-properties style:vertical-align="middle" fo:padding="0.097cm" fo:border-left="none" fo:border-right="none" fo:border-top="none" fo:border-bottom="0.5pt solid #000000"/>
    </style:style>
    <style:style style:name="Tableau1.Q1" style:family="table-cell">
      <style:table-cell-properties style:vertical-align="middle" fo:padding="0.097cm" fo:border-left="none" fo:border-right="none" fo:border-top="none" fo:border-bottom="0.5pt solid #000000"/>
    </style:style>
    <style:style style:name="Tableau1.R1" style:family="table-cell">
      <style:table-cell-properties style:vertical-align="middle" fo:padding="0.097cm" fo:border-left="none" fo:border-right="none" fo:border-top="none" fo:border-bottom="0.5pt solid #000000"/>
    </style:style>
    <style:style style:name="Tableau1.S1" style:family="table-cell">
      <style:table-cell-properties style:vertical-align="middle" fo:padding="0cm" fo:border="none"/>
    </style:style>
    <style:style style:name="Tableau1.K2" style:family="table-cell">
      <style:table-cell-properties style:vertical-align="middle" fo:padding="0cm" fo:border-left="1pt solid #b2b2b2" fo:border-right="none" fo:border-top="none" fo:border-bottom="none"/>
    </style:style>
    <style:style style:name="Tableau1.L2" style:family="table-cell">
      <style:table-cell-properties style:vertical-align="middle" fo:padding="0cm" fo:border="none"/>
    </style:style>
    <style:style style:name="Tableau1.M2" style:family="table-cell">
      <style:table-cell-properties style:vertical-align="middle" fo:padding="0cm" fo:border="none"/>
    </style:style>
    <style:style style:name="Tableau1.N2" style:family="table-cell">
      <style:table-cell-properties style:vertical-align="middle" fo:padding="0cm" fo:border="none"/>
    </style:style>
    <style:style style:name="Tableau1.O2" style:family="table-cell">
      <style:table-cell-properties style:vertical-align="middle" fo:padding="0cm" fo:border-left="none" fo:border-right="0.5pt solid #000000" fo:border-top="none" fo:border-bottom="none"/>
    </style:style>
    <style:style style:name="Tableau1.P2" style:family="table-cell">
      <style:table-cell-properties style:vertical-align="middle" fo:padding="0.097cm" fo:border="none"/>
    </style:style>
    <style:style style:name="Tableau1.Q2" style:family="table-cell">
      <style:table-cell-properties style:vertical-align="middle" fo:padding="0cm" fo:border="none"/>
    </style:style>
    <style:style style:name="Tableau1.R2" style:family="table-cell">
      <style:table-cell-properties style:vertical-align="middle" fo:padding="0cm" fo:border="none"/>
    </style:style>
    <style:style style:name="Tableau1.S2" style:family="table-cell">
      <style:table-cell-properties style:vertical-align="middle" fo:padding="0cm" fo:border="none"/>
    </style:style>
    <style:style style:name="Tableau1.K3" style:family="table-cell">
      <style:table-cell-properties style:vertical-align="middle" fo:padding="0cm" fo:border-left="1pt solid #b2b2b2" fo:border-right="none" fo:border-top="none" fo:border-bottom="none"/>
    </style:style>
    <style:style style:name="Tableau1.L3" style:family="table-cell">
      <style:table-cell-properties style:vertical-align="middle" fo:padding="0cm" fo:border="none"/>
    </style:style>
    <style:style style:name="Tableau1.M3" style:family="table-cell">
      <style:table-cell-properties style:vertical-align="middle" fo:padding="0cm" fo:border="none"/>
    </style:style>
    <style:style style:name="Tableau1.N3" style:family="table-cell">
      <style:table-cell-properties style:vertical-align="middle" fo:padding="0cm" fo:border="none"/>
    </style:style>
    <style:style style:name="Tableau1.O3" style:family="table-cell">
      <style:table-cell-properties style:vertical-align="middle" fo:padding="0cm" fo:border-left="none" fo:border-right="0.5pt solid #000000" fo:border-top="none" fo:border-bottom="none"/>
    </style:style>
    <style:style style:name="Tableau1.P3" style:family="table-cell">
      <style:table-cell-properties style:vertical-align="middle" fo:padding="0cm" fo:border="none"/>
    </style:style>
    <style:style style:name="Tableau1.Q3" style:family="table-cell">
      <style:table-cell-properties style:vertical-align="middle" fo:padding="0cm" fo:border="none"/>
    </style:style>
    <style:style style:name="Tableau1.R3" style:family="table-cell">
      <style:table-cell-properties style:vertical-align="middle" fo:padding="0cm" fo:border="none"/>
    </style:style>
    <style:style style:name="Tableau1.S3" style:family="table-cell">
      <style:table-cell-properties style:vertical-align="middle" fo:padding="0cm" fo:border="none"/>
    </style:style>
    <style:style style:name="Tableau1.4" style:family="table-row">
      <style:table-row-properties style:row-height="0.203cm"/>
    </style:style>
    <style:style style:name="Tableau1.K4" style:family="table-cell">
      <style:table-cell-properties style:vertical-align="middle" fo:padding="0.097cm" fo:border-left="1pt solid #b2b2b2" fo:border-right="none" fo:border-top="none" fo:border-bottom="none"/>
    </style:style>
    <style:style style:name="Tableau1.L4" style:family="table-cell">
      <style:table-cell-properties style:vertical-align="middle" fo:padding="0.097cm" fo:border="none"/>
    </style:style>
    <style:style style:name="Tableau1.5" style:family="table-row">
      <style:table-row-properties style:min-row-height="1.198cm"/>
    </style:style>
    <style:style style:name="Tableau1.K5" style:family="table-cell">
      <style:table-cell-properties style:vertical-align="middle" fo:padding="0cm" fo:border-left="1pt solid #b2b2b2" fo:border-right="none" fo:border-top="none" fo:border-bottom="none"/>
    </style:style>
    <style:style style:name="Tableau16" style:family="table">
      <style:table-properties style:width="2.402cm" fo:margin-left="0.22cm" table:align="left"/>
    </style:style>
    <style:style style:name="Tableau16.A" style:family="table-column">
      <style:table-column-properties style:column-width="1.201cm"/>
    </style:style>
    <style:style style:name="Tableau16.A1" style:family="table-cell">
      <style:table-cell-properties style:vertical-align="top" fo:padding="0.097cm" fo:border="none"/>
    </style:style>
    <style:style style:name="Tableau16.B1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16.B2" style:family="table-cell">
      <style:table-cell-properties style:vertical-align="top" fo:padding="0.097cm" fo:border-left="0.5pt solid #000000" fo:border-right="none" fo:border-top="none" fo:border-bottom="none"/>
    </style:style>
    <style:style style:name="Tableau17" style:family="table">
      <style:table-properties style:width="2.401cm" table:align="center"/>
    </style:style>
    <style:style style:name="Tableau17.A" style:family="table-column">
      <style:table-column-properties style:column-width="1.198cm"/>
    </style:style>
    <style:style style:name="Tableau17.B" style:family="table-column">
      <style:table-column-properties style:column-width="1.203cm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top" fo:padding="0.097cm" fo:border-left="0.5pt solid #000000" fo:border-right="none" fo:border-top="none" fo:border-bottom="0.5pt solid #000000"/>
    </style:style>
    <style:style style:name="Tableau17.B2" style:family="table-cell">
      <style:table-cell-properties style:vertical-align="top" fo:padding="0.097cm" fo:border-left="0.5pt solid #000000" fo:border-right="none" fo:border-top="none" fo:border-bottom="none"/>
    </style:style>
    <style:style style:name="Tableau18" style:family="table">
      <style:table-properties style:width="2.401cm" table:align="center"/>
    </style:style>
    <style:style style:name="Tableau18.A" style:family="table-column">
      <style:table-column-properties style:column-width="1.198cm"/>
    </style:style>
    <style:style style:name="Tableau18.B" style:family="table-column">
      <style:table-column-properties style:column-width="1.203cm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top" fo:padding="0.097cm" fo:border-left="0.5pt solid #000000" fo:border-right="none" fo:border-top="none" fo:border-bottom="0.5pt solid #000000"/>
    </style:style>
    <style:style style:name="Tableau18.B2" style:family="table-cell">
      <style:table-cell-properties style:vertical-align="top" fo:padding="0.097cm" fo:border-left="0.5pt solid #000000" fo:border-right="none" fo:border-top="none" fo:border-bottom="none"/>
    </style:style>
    <style:style style:name="Tableau21" style:family="table">
      <style:table-properties style:width="4.694cm" table:align="left"/>
    </style:style>
    <style:style style:name="Tableau21.A" style:family="table-column">
      <style:table-column-properties style:column-width="2.706cm"/>
    </style:style>
    <style:style style:name="Tableau21.B" style:family="table-column">
      <style:table-column-properties style:column-width="0.99cm"/>
    </style:style>
    <style:style style:name="Tableau21.C" style:family="table-column">
      <style:table-column-properties style:column-width="0.998cm"/>
    </style:style>
    <style:style style:name="Tableau21.A1" style:family="table-cell" style:data-style-name="N0">
      <style:table-cell-properties style:vertical-align="bottom" fo:padding="0.097cm" fo:border="none"/>
    </style:style>
    <style:style style:name="Tableau21.B1" style:family="table-cell" style:data-style-name="N0">
      <style:table-cell-properties style:vertical-align="bottom" fo:padding="0.097cm" fo:border-left="none" fo:border-right="0.5pt solid #000000" fo:border-top="none" fo:border-bottom="0.5pt solid #000000"/>
    </style:style>
    <style:style style:name="Tableau21.C1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21.A2" style:family="table-cell">
      <style:table-cell-properties fo:padding="0.097cm" fo:border="none"/>
    </style:style>
    <style:style style:name="Tableau21.B2" style:family="table-cell">
      <style:table-cell-properties fo:padding="0.097cm" fo:border-left="none" fo:border-right="0.5pt solid #000000" fo:border-top="none" fo:border-bottom="none"/>
    </style:style>
    <style:style style:name="Tableau21.C2" style:family="table-cell">
      <style:table-cell-properties style:vertical-align="top" fo:padding="0.097cm" fo:border-left="0.5pt solid #000000" fo:border-right="none" fo:border-top="none" fo:border-bottom="none"/>
    </style:style>
    <style:style style:name="Table1" style:family="table">
      <style:table-properties style:width="2.99cm" table:align="left"/>
    </style:style>
    <style:style style:name="Table1.A" style:family="table-column">
      <style:table-column-properties style:column-width="1.538cm"/>
    </style:style>
    <style:style style:name="Table1.B" style:family="table-column">
      <style:table-column-properties style:column-width="1.452cm"/>
    </style:style>
    <style:style style:name="Table1.A1" style:family="table-cell" style:data-style-name="N0">
      <style:table-cell-properties style:vertical-align="bottom" fo:padding="0.097cm" fo:border-left="none" fo:border-right="none" fo:border-top="none" fo:border-bottom="0.5pt solid #000000"/>
    </style:style>
    <style:style style:name="Table1.B1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1.A2" style:family="table-cell">
      <style:table-cell-properties style:vertical-align="bottom" fo:padding="0.097cm" fo:border="none"/>
    </style:style>
    <style:style style:name="Table1.B2" style:family="table-cell">
      <style:table-cell-properties fo:padding="0.097cm" fo:border-left="0.5pt solid #000000" fo:border-right="none" fo:border-top="none" fo:border-bottom="none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4.574cm" style:rel-column-width="32761*"/>
    </style:style>
    <style:style style:name="Tableau10.B" style:family="table-column">
      <style:table-column-properties style:column-width="4.577cm" style:rel-column-width="32774*"/>
    </style:style>
    <style:style style:name="Tableau10.A1" style:family="table-cell">
      <style:table-cell-properties fo:padding-left="0cm" fo:padding-right="0.15cm" fo:padding-top="0cm" fo:padding-bottom="0cm" fo:border="none"/>
    </style:style>
    <style:style style:name="Tableau10.B1" style:family="table-cell">
      <style:table-cell-properties fo:padding-left="0.15cm" fo:padding-right="0cm" fo:padding-top="0cm" fo:padding-bottom="0cm" fo:border-left="1pt solid #b2b2b2" fo:border-right="none" fo:border-top="none" fo:border-bottom="none"/>
    </style:style>
    <style:style style:name="Tableau11" style:family="table">
      <style:table-properties style:width="4.424cm" table:align="margins"/>
    </style:style>
    <style:style style:name="Tableau11.A" style:family="table-column">
      <style:table-column-properties style:column-width="0.631cm" style:rel-column-width="9362*"/>
    </style:style>
    <style:style style:name="Tableau11.G" style:family="table-column">
      <style:table-column-properties style:column-width="0.631cm" style:rel-column-width="9363*"/>
    </style:style>
    <style:style style:name="Tableau11.A1" style:family="table-cell">
      <style:table-cell-properties fo:padding-left="0cm" fo:padding-right="0.101cm" fo:padding-top="0.101cm" fo:padding-bottom="0.101cm" fo:border="none"/>
    </style:style>
    <style:style style:name="Tableau11.B1" style:family="table-cell">
      <style:table-cell-properties fo:padding="0.097cm" fo:border="none"/>
    </style:style>
    <style:style style:name="Tableau11.E1" style:family="table-cell">
      <style:table-cell-properties fo:padding="0.097cm" fo:border-left="none" fo:border-right="0.5pt solid #000000" fo:border-top="none" fo:border-bottom="none"/>
    </style:style>
    <style:style style:name="Tableau11.F1" style:family="table-cell">
      <style:table-cell-properties fo:padding="0.097cm" fo:border-left="none" fo:border-right="none" fo:border-top="none" fo:border-bottom="0.5pt solid #000000"/>
    </style:style>
    <style:style style:name="Tableau11.E2" style:family="table-cell">
      <style:table-cell-properties fo:padding="0.097cm" fo:border-left="none" fo:border-right="0.5pt solid #000000" fo:border-top="none" fo:border-bottom="0.5pt solid #000000"/>
    </style:style>
    <style:style style:name="Tableau12" style:family="table">
      <style:table-properties style:width="4.427cm" table:align="margins"/>
    </style:style>
    <style:style style:name="Tableau12.A" style:family="table-column">
      <style:table-column-properties style:column-width="0.633cm" style:rel-column-width="9362*"/>
    </style:style>
    <style:style style:name="Tableau12.G" style:family="table-column">
      <style:table-column-properties style:column-width="0.633cm" style:rel-column-width="9363*"/>
    </style:style>
    <style:style style:name="Tableau12.A1" style:family="table-cell">
      <style:table-cell-properties fo:padding="0cm" fo:border="none"/>
    </style:style>
    <style:style style:name="Tableau12.B1" style:family="table-cell">
      <style:table-cell-properties fo:padding="0.097cm" fo:border="none"/>
    </style:style>
    <style:style style:name="Tableau12.F1" style:family="table-cell">
      <style:table-cell-properties fo:padding="0.097cm" fo:border-left="0.05pt solid #000000" fo:border-right="none" fo:border-top="none" fo:border-bottom="0.5pt solid #000000"/>
    </style:style>
    <style:style style:name="Tableau12.G1" style:family="table-cell">
      <style:table-cell-properties fo:padding="0.097cm" fo:border-left="none" fo:border-right="none" fo:border-top="none" fo:border-bottom="0.5pt solid #000000"/>
    </style:style>
    <style:style style:name="Tableau12.F2" style:family="table-cell">
      <style:table-cell-properties fo:padding="0.097cm" fo:border-left="0.05pt solid #000000" fo:border-right="none" fo:border-top="none" fo:border-bottom="none"/>
    </style:style>
    <style:style style:name="Tableau13" style:family="table">
      <style:table-properties style:width="4.424cm" fo:margin-top="0.199cm" fo:margin-bottom="0cm" table:align="margins"/>
    </style:style>
    <style:style style:name="Tableau13.A" style:family="table-column">
      <style:table-column-properties style:column-width="0.631cm" style:rel-column-width="9362*"/>
    </style:style>
    <style:style style:name="Tableau13.G" style:family="table-column">
      <style:table-column-properties style:column-width="0.631cm" style:rel-column-width="9363*"/>
    </style:style>
    <style:style style:name="Tableau13.A1" style:family="table-cell">
      <style:table-cell-properties fo:padding-left="0cm" fo:padding-right="0.101cm" fo:padding-top="0.101cm" fo:padding-bottom="0.101cm" fo:border="none"/>
    </style:style>
    <style:style style:name="Tableau13.B1" style:family="table-cell">
      <style:table-cell-properties fo:padding="0.097cm" fo:border="none"/>
    </style:style>
    <style:style style:name="Tableau13.F1" style:family="table-cell">
      <style:table-cell-properties fo:padding="0.097cm" fo:border-left="0.5pt solid #000000" fo:border-right="none" fo:border-top="none" fo:border-bottom="0.5pt solid #000000"/>
    </style:style>
    <style:style style:name="Tableau13.G1" style:family="table-cell">
      <style:table-cell-properties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fo:padding="0.097cm" fo:border-left="0.5pt solid #000000" fo:border-right="none" fo:border-top="none" fo:border-bottom="none"/>
    </style:style>
    <style:style style:name="Tableau14" style:family="table">
      <style:table-properties style:width="4.427cm" fo:margin-top="0.199cm" fo:margin-bottom="0cm" table:align="margins"/>
    </style:style>
    <style:style style:name="Tableau14.A" style:family="table-column">
      <style:table-column-properties style:column-width="0.633cm" style:rel-column-width="9362*"/>
    </style:style>
    <style:style style:name="Tableau14.G" style:family="table-column">
      <style:table-column-properties style:column-width="0.633cm" style:rel-column-width="9363*"/>
    </style:style>
    <style:style style:name="Tableau14.A1" style:family="table-cell">
      <style:table-cell-properties fo:padding-left="0cm" fo:padding-right="0.101cm" fo:padding-top="0.101cm" fo:padding-bottom="0.101cm" fo:border="none"/>
    </style:style>
    <style:style style:name="Tableau14.B1" style:family="table-cell">
      <style:table-cell-properties fo:padding="0.097cm" fo:border="none"/>
    </style:style>
    <style:style style:name="Tableau14.F1" style:family="table-cell">
      <style:table-cell-properties fo:padding="0.097cm" fo:border-left="0.5pt solid #000000" fo:border-right="none" fo:border-top="none" fo:border-bottom="0.5pt solid #000000"/>
    </style:style>
    <style:style style:name="Tableau14.G1" style:family="table-cell">
      <style:table-cell-properties fo:padding="0.097cm" fo:border-left="none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none"/>
    </style:style>
    <style:style style:name="Tableau11" style:family="table">
      <style:table-properties style:width="4.424cm" table:align="margins"/>
    </style:style>
    <style:style style:name="Tableau11.A" style:family="table-column">
      <style:table-column-properties style:column-width="0.631cm" style:rel-column-width="9362*"/>
    </style:style>
    <style:style style:name="Tableau11.G" style:family="table-column">
      <style:table-column-properties style:column-width="0.631cm" style:rel-column-width="9363*"/>
    </style:style>
    <style:style style:name="Tableau11.A1" style:family="table-cell">
      <style:table-cell-properties fo:padding-left="0cm" fo:padding-right="0.101cm" fo:padding-top="0.101cm" fo:padding-bottom="0.101cm" fo:border="none"/>
    </style:style>
    <style:style style:name="Tableau11.B1" style:family="table-cell">
      <style:table-cell-properties fo:padding="0.097cm" fo:border="none"/>
    </style:style>
    <style:style style:name="Tableau11.E1" style:family="table-cell">
      <style:table-cell-properties fo:padding="0.097cm" fo:border-left="none" fo:border-right="0.5pt solid #000000" fo:border-top="none" fo:border-bottom="none"/>
    </style:style>
    <style:style style:name="Tableau11.F1" style:family="table-cell">
      <style:table-cell-properties fo:padding="0.097cm" fo:border-left="none" fo:border-right="none" fo:border-top="none" fo:border-bottom="0.5pt solid #000000"/>
    </style:style>
    <style:style style:name="Tableau11.E2" style:family="table-cell">
      <style:table-cell-properties fo:padding="0.097cm" fo:border-left="none" fo:border-right="0.5pt solid #000000" fo:border-top="none" fo:border-bottom="0.5pt solid #000000"/>
    </style:style>
    <style:style style:name="Tableau12" style:family="table">
      <style:table-properties style:width="4.427cm" table:align="margins"/>
    </style:style>
    <style:style style:name="Tableau12.A" style:family="table-column">
      <style:table-column-properties style:column-width="0.633cm" style:rel-column-width="9362*"/>
    </style:style>
    <style:style style:name="Tableau12.G" style:family="table-column">
      <style:table-column-properties style:column-width="0.633cm" style:rel-column-width="9363*"/>
    </style:style>
    <style:style style:name="Tableau12.A1" style:family="table-cell">
      <style:table-cell-properties fo:padding="0cm" fo:border="none"/>
    </style:style>
    <style:style style:name="Tableau12.B1" style:family="table-cell">
      <style:table-cell-properties fo:padding="0.097cm" fo:border="none"/>
    </style:style>
    <style:style style:name="Tableau12.F1" style:family="table-cell">
      <style:table-cell-properties fo:padding="0.097cm" fo:border-left="0.05pt solid #000000" fo:border-right="none" fo:border-top="none" fo:border-bottom="0.5pt solid #000000"/>
    </style:style>
    <style:style style:name="Tableau12.G1" style:family="table-cell">
      <style:table-cell-properties fo:padding="0.097cm" fo:border-left="none" fo:border-right="none" fo:border-top="none" fo:border-bottom="0.5pt solid #000000"/>
    </style:style>
    <style:style style:name="Tableau12.F2" style:family="table-cell">
      <style:table-cell-properties fo:padding="0.097cm" fo:border-left="0.05pt solid #000000" fo:border-right="none" fo:border-top="none" fo:border-bottom="none"/>
    </style:style>
    <style:style style:name="Tableau13" style:family="table">
      <style:table-properties style:width="4.424cm" fo:margin-top="0.199cm" fo:margin-bottom="0cm" table:align="margins"/>
    </style:style>
    <style:style style:name="Tableau13.A" style:family="table-column">
      <style:table-column-properties style:column-width="0.631cm" style:rel-column-width="9362*"/>
    </style:style>
    <style:style style:name="Tableau13.G" style:family="table-column">
      <style:table-column-properties style:column-width="0.631cm" style:rel-column-width="9363*"/>
    </style:style>
    <style:style style:name="Tableau13.A1" style:family="table-cell">
      <style:table-cell-properties fo:padding-left="0cm" fo:padding-right="0.101cm" fo:padding-top="0.101cm" fo:padding-bottom="0.101cm" fo:border="none"/>
    </style:style>
    <style:style style:name="Tableau13.B1" style:family="table-cell">
      <style:table-cell-properties fo:padding="0.097cm" fo:border="none"/>
    </style:style>
    <style:style style:name="Tableau13.F1" style:family="table-cell">
      <style:table-cell-properties fo:padding="0.097cm" fo:border-left="0.5pt solid #000000" fo:border-right="none" fo:border-top="none" fo:border-bottom="0.5pt solid #000000"/>
    </style:style>
    <style:style style:name="Tableau13.G1" style:family="table-cell">
      <style:table-cell-properties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fo:padding="0.097cm" fo:border-left="0.5pt solid #000000" fo:border-right="none" fo:border-top="none" fo:border-bottom="none"/>
    </style:style>
    <style:style style:name="Tableau14" style:family="table">
      <style:table-properties style:width="4.427cm" fo:margin-top="0.199cm" fo:margin-bottom="0cm" table:align="margins"/>
    </style:style>
    <style:style style:name="Tableau14.A" style:family="table-column">
      <style:table-column-properties style:column-width="0.633cm" style:rel-column-width="9362*"/>
    </style:style>
    <style:style style:name="Tableau14.G" style:family="table-column">
      <style:table-column-properties style:column-width="0.633cm" style:rel-column-width="9363*"/>
    </style:style>
    <style:style style:name="Tableau14.A1" style:family="table-cell">
      <style:table-cell-properties fo:padding-left="0cm" fo:padding-right="0.101cm" fo:padding-top="0.101cm" fo:padding-bottom="0.101cm" fo:border="none"/>
    </style:style>
    <style:style style:name="Tableau14.B1" style:family="table-cell">
      <style:table-cell-properties fo:padding="0.097cm" fo:border="none"/>
    </style:style>
    <style:style style:name="Tableau14.F1" style:family="table-cell">
      <style:table-cell-properties fo:padding="0.097cm" fo:border-left="0.5pt solid #000000" fo:border-right="none" fo:border-top="none" fo:border-bottom="0.5pt solid #000000"/>
    </style:style>
    <style:style style:name="Tableau14.G1" style:family="table-cell">
      <style:table-cell-properties fo:padding="0.097cm" fo:border-left="none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none"/>
    </style:style>
    <style:style style:name="Tableau4" style:family="table">
      <style:table-properties style:width="4.426cm" fo:margin-left="0cm" fo:margin-right="0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4.A" style:family="table-column">
      <style:table-column-properties style:column-width="0.824cm" style:rel-column-width="12198*"/>
    </style:style>
    <style:style style:name="Tableau4.B" style:family="table-column">
      <style:table-column-properties style:column-width="0.469cm" style:rel-column-width="6947*"/>
    </style:style>
    <style:style style:name="Tableau4.E" style:family="table-column">
      <style:table-column-properties style:column-width="0.22cm" style:rel-column-width="3264*"/>
    </style:style>
    <style:style style:name="Tableau4.I" style:family="table-column">
      <style:table-column-properties style:column-width="0.815cm" style:rel-column-width="12074*"/>
    </style:style>
    <style:style style:name="Tableau4.1" style:family="table-row">
      <style:table-row-properties style:min-row-height="0.011cm"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4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5" style:family="table">
      <style:table-properties style:width="4.426cm" fo:margin-left="0cm" fo:margin-right="0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5.A" style:family="table-column">
      <style:table-column-properties style:column-width="0.824cm" style:rel-column-width="12198*"/>
    </style:style>
    <style:style style:name="Tableau5.B" style:family="table-column">
      <style:table-column-properties style:column-width="0.469cm" style:rel-column-width="6947*"/>
    </style:style>
    <style:style style:name="Tableau5.E" style:family="table-column">
      <style:table-column-properties style:column-width="0.22cm" style:rel-column-width="3264*"/>
    </style:style>
    <style:style style:name="Tableau5.I" style:family="table-column">
      <style:table-column-properties style:column-width="0.815cm" style:rel-column-width="12074*"/>
    </style:style>
    <style:style style:name="Tableau5.1" style:family="table-row">
      <style:table-row-properties style:min-row-height="0.499cm" fo:background-color="transparent" fo:keep-together="auto">
        <style:background-image/>
      </style:table-row-properties>
    </style:style>
    <style:style style:name="Tableau5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5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5.I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Tableau5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6" style:family="table">
      <style:table-properties style:width="4.426cm" fo:margin-left="0cm" fo:margin-right="0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6.A" style:family="table-column">
      <style:table-column-properties style:column-width="0.586cm" style:rel-column-width="8671*"/>
    </style:style>
    <style:style style:name="Tableau6.B" style:family="table-column">
      <style:table-column-properties style:column-width="0.469cm" style:rel-column-width="6947*"/>
    </style:style>
    <style:style style:name="Tableau6.E" style:family="table-column">
      <style:table-column-properties style:column-width="0.22cm" style:rel-column-width="3264*"/>
    </style:style>
    <style:style style:name="Tableau6.J" style:family="table-column">
      <style:table-column-properties style:column-width="0.584cm" style:rel-column-width="8654*"/>
    </style:style>
    <style:style style:name="Tableau6.1" style:family="table-row">
      <style:table-row-properties style:min-row-height="0.499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6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6.J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Tableau6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9" style:family="table">
      <style:table-properties style:width="4.426cm" fo:margin-left="0cm" fo:margin-right="0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19.A" style:family="table-column">
      <style:table-column-properties style:column-width="0.494cm" style:rel-column-width="7313*"/>
    </style:style>
    <style:style style:name="Tableau19.B" style:family="table-column">
      <style:table-column-properties style:column-width="0.374cm" style:rel-column-width="5537*"/>
    </style:style>
    <style:style style:name="Tableau19.C" style:family="table-column">
      <style:table-column-properties style:column-width="0.469cm" style:rel-column-width="6947*"/>
    </style:style>
    <style:style style:name="Tableau19.F" style:family="table-column">
      <style:table-column-properties style:column-width="0.22cm" style:rel-column-width="3264*"/>
    </style:style>
    <style:style style:name="Tableau19.K" style:family="table-column">
      <style:table-column-properties style:column-width="0.302cm" style:rel-column-width="4475*"/>
    </style:style>
    <style:style style:name="Tableau19.1" style:family="table-row">
      <style:table-row-properties style:min-row-height="0.499cm" fo:background-color="transparent" fo:keep-together="auto">
        <style:background-image/>
      </style:table-row-properties>
    </style:style>
    <style:style style:name="Tableau19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9.G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9.H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9.K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Tableau19.G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7" style:family="table">
      <style:table-properties style:width="9.146cm" table:align="left"/>
    </style:style>
    <style:style style:name="Tableau7.A" style:family="table-column">
      <style:table-column-properties style:column-width="2.399cm"/>
    </style:style>
    <style:style style:name="Tableau7.B" style:family="table-column">
      <style:table-column-properties style:column-width="1.545cm"/>
    </style:style>
    <style:style style:name="Tableau7.C" style:family="table-column">
      <style:table-column-properties style:column-width="1.734cm"/>
    </style:style>
    <style:style style:name="Tableau7.A1" style:family="table-cell">
      <style:table-cell-properties fo:padding="0.097cm" fo:border-left="none" fo:border-right="0.5pt solid #000000" fo:border-top="none" fo:border-bottom="0.5pt solid #000000"/>
    </style:style>
    <style:style style:name="Tableau7.B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E1" style:family="table-cell">
      <style:table-cell-properties fo:background-color="#ecf191" fo:padding="0.097cm" fo:border="0.5pt solid #000000">
        <style:background-image/>
      </style:table-cell-properties>
    </style:style>
    <style:style style:name="Tableau7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923da6" officeooo:paragraph-rsid="00923da6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text-indent="0cm" style:auto-text-indent="false" style:page-number="auto" fo:background-color="transparent"/>
      <style:text-properties officeooo:paragraph-rsid="0074928a"/>
    </style:style>
    <style:style style:name="P67" style:family="paragraph" style:parent-style-name="_5f_Header_20_G_20_page_20_paire_20__28_G_29_">
      <style:text-properties officeooo:paragraph-rsid="0334a5be"/>
    </style:style>
    <style:style style:name="P68" style:family="paragraph" style:parent-style-name="_5f_Header_20_G_20_page_20_paire_20__28_G_29_">
      <style:paragraph-properties fo:text-align="start" style:justify-single-word="false"/>
    </style:style>
    <style:style style:name="P69" style:family="paragraph" style:parent-style-name="_5f_Header_20_G_20_page_20_paire_20__28_G_29_">
      <style:text-properties officeooo:paragraph-rsid="00eb2abc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c9d6d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23da6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80" style:family="paragraph" style:parent-style-name="Header">
      <style:paragraph-properties fo:text-align="start" style:justify-single-word="false"/>
      <style:text-properties officeooo:paragraph-rsid="0289fb01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a56131"/>
    </style:style>
    <style:style style:name="P83" style:family="paragraph" style:parent-style-name="Header">
      <style:paragraph-properties fo:text-align="center" style:justify-single-word="false"/>
      <style:text-properties officeooo:paragraph-rsid="00ab054e"/>
    </style:style>
    <style:style style:name="P84" style:family="paragraph" style:parent-style-name="Header">
      <style:paragraph-properties fo:text-align="center" style:justify-single-word="false"/>
      <style:text-properties officeooo:paragraph-rsid="00c10aa6"/>
    </style:style>
    <style:style style:name="P8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5" style:family="paragraph" style:parent-style-name="_5f_Header_20_N_20_page_20_impaire_20__28_D_29_">
      <style:paragraph-properties fo:text-align="start" style:justify-single-word="false"/>
    </style:style>
    <style:style style:name="P96" style:family="paragraph" style:parent-style-name="_5f_Header_20_N_20_page_20_impaire_20__28_D_29_">
      <style:text-properties officeooo:rsid="027aa87d" officeooo:paragraph-rsid="027aa87d"/>
    </style:style>
    <style:style style:name="P97" style:family="paragraph" style:parent-style-name="_5f_Header_20_N_20_page_20_impaire_20__28_D_29_">
      <style:text-properties officeooo:rsid="0277791e" officeooo:paragraph-rsid="0277791e"/>
    </style:style>
    <style:style style:name="P98" style:family="paragraph" style:parent-style-name="_5f_Header_20_G_20_page_20_impaire_20__28_D_29_">
      <style:text-properties officeooo:paragraph-rsid="01259ec2"/>
    </style:style>
    <style:style style:name="P99" style:family="paragraph" style:parent-style-name="_5f_Header_20_G_20_page_20_impaire_20__28_D_29_">
      <style:text-properties officeooo:paragraph-rsid="00c87b35"/>
    </style:style>
    <style:style style:name="P100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1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104" style:family="paragraph" style:parent-style-name="Standard">
      <style:paragraph-properties fo:margin-top="0cm" fo:margin-bottom="0.199cm" style:contextual-spacing="false"/>
      <style:text-properties officeooo:paragraph-rsid="0074928a"/>
    </style:style>
    <style:style style:name="P105" style:family="paragraph" style:parent-style-name="Table_20_Contents">
      <style:paragraph-properties fo:text-align="justify" style:justify-single-word="false"/>
      <style:text-properties style:font-name="Bitstream Vera Sans5" fo:font-size="10pt" fo:font-weight="normal" style:font-weight-asian="normal" style:font-weight-complex="normal"/>
    </style:style>
    <style:style style:name="P106" style:family="paragraph" style:parent-style-name="Standard">
      <style:paragraph-properties fo:margin-top="0.101cm" fo:margin-bottom="0cm" style:contextual-spacing="false"/>
      <style:text-properties officeooo:paragraph-rsid="0074928a"/>
    </style:style>
    <style:style style:name="P107" style:family="paragraph" style:parent-style-name="Standard">
      <style:paragraph-properties fo:margin-top="0.3cm" fo:margin-bottom="0cm" style:contextual-spacing="false"/>
      <style:text-properties officeooo:paragraph-rsid="0074928a"/>
    </style:style>
    <style:style style:name="P108" style:family="paragraph" style:parent-style-name="_5f_Tableau_20_Droit">
      <style:text-properties officeooo:paragraph-rsid="008e7c29"/>
    </style:style>
    <style:style style:name="P109" style:family="paragraph" style:parent-style-name="_5f_Tableau_20_Droit">
      <style:text-properties officeooo:paragraph-rsid="00960ad3"/>
    </style:style>
    <style:style style:name="P110" style:family="paragraph" style:parent-style-name="_5f_Tableau_20_Gauche">
      <style:text-properties officeooo:paragraph-rsid="008e7c29"/>
    </style:style>
    <style:style style:name="P111" style:family="paragraph" style:parent-style-name="_5f_Tableau_5f_Centré_5f_Gras">
      <style:text-properties officeooo:paragraph-rsid="008e7c29"/>
    </style:style>
    <style:style style:name="P112" style:family="paragraph" style:parent-style-name="_5f_Tableau_5f_Centré_5f_Gras">
      <style:text-properties fo:font-weight="normal" style:font-weight-asian="normal" style:font-weight-complex="normal"/>
    </style:style>
    <style:style style:name="P113" style:family="paragraph" style:parent-style-name="_5f_Tableau_5f_Centré_5f_Gras">
      <style:text-properties officeooo:paragraph-rsid="00908a32"/>
    </style:style>
    <style:style style:name="P114" style:family="paragraph" style:parent-style-name="_5f_Paragraphe">
      <style:text-properties officeooo:paragraph-rsid="008ed73a"/>
    </style:style>
    <style:style style:name="P115" style:family="paragraph" style:parent-style-name="_5f_Paragraphe">
      <style:text-properties officeooo:paragraph-rsid="009365b4"/>
    </style:style>
    <style:style style:name="P116" style:family="paragraph" style:parent-style-name="_5f_Paragraphe">
      <style:text-properties officeooo:paragraph-rsid="00974fd6"/>
    </style:style>
    <style:style style:name="P117" style:family="paragraph" style:parent-style-name="_5f_Paragraphe">
      <style:text-properties officeooo:paragraph-rsid="009940bc"/>
    </style:style>
    <style:style style:name="P118" style:family="paragraph" style:parent-style-name="_5f_Paragraphe">
      <style:text-properties officeooo:paragraph-rsid="0099e341"/>
    </style:style>
    <style:style style:name="P119" style:family="paragraph" style:parent-style-name="_5f_Tableau_5f_Centré">
      <style:text-properties officeooo:paragraph-rsid="00908a32"/>
    </style:style>
    <style:style style:name="P120" style:family="paragraph" style:parent-style-name="_5f_Tableau_5f_Centré">
      <style:text-properties officeooo:paragraph-rsid="009365b4"/>
    </style:style>
    <style:style style:name="P121" style:family="paragraph" style:parent-style-name="_5f_Paragraphe_5f_Correction">
      <style:text-properties officeooo:paragraph-rsid="009940bc"/>
    </style:style>
    <style:style style:name="P122" style:family="paragraph" style:parent-style-name="_5f_Paragraphe_5f_Correction">
      <style:text-properties officeooo:paragraph-rsid="0099e341"/>
    </style:style>
    <style:style style:name="P123" style:family="paragraph" style:parent-style-name="Standard" style:list-style-name="List_20_1">
      <style:text-properties style:font-name="Bitstream Vera Sans4" fo:font-size="10pt" fo:font-style="normal" officeooo:paragraph-rsid="0074928a" style:font-size-asian="10pt" style:font-style-asian="normal" style:font-size-complex="10pt" style:font-style-complex="normal"/>
    </style:style>
    <style:style style:name="P124" style:family="paragraph" style:parent-style-name="Standard">
      <style:paragraph-properties fo:margin-top="0cm" fo:margin-bottom="0.199cm" style:contextual-spacing="false" fo:text-align="start" style:justify-single-word="false" style:shadow="none"/>
      <style:text-properties officeooo:paragraph-rsid="009c1dae"/>
    </style:style>
    <style:style style:name="P125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officeooo:paragraph-rsid="009c1dae"/>
    </style:style>
    <style:style style:name="P126" style:family="paragraph" style:parent-style-name="_5f_Footer_20_page_20_impaire_20__28_D_29_"/>
    <style:style style:name="P127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9" style:family="paragraph" style:parent-style-name="_5f_Footer_20_page_20_impaire_20__28_D_29_">
      <style:paragraph-properties fo:text-align="start" style:justify-single-word="false"/>
    </style:style>
    <style:style style:name="P130" style:family="paragraph" style:parent-style-name="_5f_Footer_20_page_20_paire_20__28_G_29_"/>
    <style:style style:name="P131" style:family="paragraph" style:parent-style-name="_5f_Footer_20_page_20_paire_20__28_G_29_">
      <style:text-properties fo:font-size="9pt" style:font-size-asian="9pt" style:font-size-complex="9pt"/>
    </style:style>
    <style:style style:name="P1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c9d6d"/>
    </style:style>
    <style:style style:name="P133" style:family="paragraph" style:parent-style-name="_5f_Paragraphe" style:list-style-name="_5f_Numérotation_20_des_20_exercices"/>
    <style:style style:name="P134" style:family="paragraph" style:parent-style-name="_5f_Paragraphe_5f_Correction" style:list-style-name="_5f_Numérotation_20_des_20_exercices">
      <style:text-properties officeooo:paragraph-rsid="009940bc"/>
    </style:style>
    <style:style style:name="P13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6" style:family="paragraph" style:parent-style-name="_5f_Paragraphe_5f_avec_5f_Num_5f_Question" style:list-style-name="_5f_Numérotation_20_des_20_exercices"/>
    <style:style style:name="P137" style:family="paragraph" style:parent-style-name="_5f_Paragraphe_5f_avec_5f_Num_5f_Question" style:list-style-name="_5f_Numérotation_20_des_20_exercices">
      <style:text-properties officeooo:paragraph-rsid="008ed73a"/>
    </style:style>
    <style:style style:name="P138" style:family="paragraph" style:parent-style-name="_5f_Paragraphe_5f_avec_5f_Num_5f_Question" style:list-style-name="_5f_Numérotation_20_des_20_exercices">
      <style:paragraph-properties fo:margin-top="0.199cm" fo:margin-bottom="0.199cm" style:contextual-spacing="false" text:number-lines="true" text:line-number="0"/>
    </style:style>
    <style:style style:name="P139" style:family="paragraph" style:parent-style-name="_5f_Tableau_5f_Centré">
      <style:text-properties officeooo:paragraph-rsid="00908a32"/>
    </style:style>
    <style:style style:name="P140" style:family="paragraph" style:parent-style-name="_5f_Tableau_5f_Centré_5f_Gras">
      <style:text-properties officeooo:paragraph-rsid="00908a32"/>
    </style:style>
    <style:style style:name="P141" style:family="paragraph" style:parent-style-name="_5f_Titre_5f_Exercices_5f_avec_5f_Titre" style:list-style-name="_5f_Numérotation_20_des_20_exercices"/>
    <style:style style:name="P142" style:family="paragraph" style:parent-style-name="_5f_Titre_5f_Exercices_5f_avec_5f_Titre" style:list-style-name="_5f_Numérotation_20_des_20_exercices">
      <style:text-properties officeooo:paragraph-rsid="009365b4"/>
    </style:style>
    <style:style style:name="P143" style:family="paragraph" style:parent-style-name="_5f_Titre_5f_Exercices_5f_avec_5f_Titre" style:list-style-name="_5f_Numérotation_20_des_20_exercices">
      <style:paragraph-properties fo:break-before="page"/>
    </style:style>
    <style:style style:name="P144" style:family="paragraph" style:parent-style-name="_5f_Titre_5f_Exercices_5f_sans_5f_Titre" style:list-style-name="_5f_Numérotation_20_des_20_exercices"/>
    <style:style style:name="P145" style:family="paragraph" style:parent-style-name="_5f_Titre_5f_Exercices_5f_sans_5f_Titre" style:list-style-name="_5f_Numérotation_20_des_20_exercices">
      <style:text-properties officeooo:paragraph-rsid="0096ea1e"/>
    </style:style>
    <style:style style:name="P146" style:family="paragraph" style:parent-style-name="_5f_Titre_5f_Exercices_5f_sans_5f_Titre" style:list-style-name="_5f_Numérotation_20_des_20_exercices">
      <style:text-properties officeooo:paragraph-rsid="00923da6"/>
    </style:style>
    <style:style style:name="P147" style:family="paragraph" style:parent-style-name="_5f_Titre_5f_Exercices_5f_sans_5f_Titre" style:list-style-name="_5f_Numérotation_20_des_20_exercices" style:master-page-name="_31__5f_1_5f_SERIE_5f_N_5f_GAUCHE_5f_ET_5f_DROITE_5f_2COL">
      <style:paragraph-properties style:page-number="auto"/>
    </style:style>
    <style:style style:name="P148" style:family="paragraph" style:parent-style-name="_5f_Titre_5f_Exercices_5f_sans_5f_Titre">
      <style:paragraph-properties fo:margin-top="0cm" fo:margin-bottom="0cm" style:contextual-spacing="false"/>
      <style:text-properties officeooo:paragraph-rsid="008ed73a"/>
    </style:style>
    <style:style style:name="P149" style:family="paragraph">
      <loext:graphic-properties draw:fill="solid" draw:fill-color="#d6e02b"/>
      <style:paragraph-properties style:writing-mode="lr-tb"/>
    </style:style>
    <style:style style:name="P150" style:family="paragraph">
      <style:paragraph-properties fo:text-align="center"/>
    </style:style>
    <style:style style:name="P1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53" style:family="paragraph">
      <loext:graphic-properties draw:fill="solid" draw:fill-color="#d7e12c"/>
    </style:style>
    <style:style style:name="P15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8" style:family="paragraph">
      <loext:graphic-properties draw:fill="solid" draw:fill-color="#7fb241"/>
    </style:style>
    <style:style style:name="P159" style:family="paragraph">
      <loext:graphic-properties draw:fill="solid" draw:fill-color="#1ca2b8"/>
    </style:style>
    <style:style style:name="P1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d62e4e"/>
    </style:style>
    <style:style style:name="P162" style:family="paragraph">
      <loext:graphic-properties draw:fill="none"/>
    </style:style>
    <style:style style:name="P16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4" style:family="paragraph">
      <style:paragraph-properties fo:margin-left="0cm" fo:margin-right="0cm" fo:margin-top="0cm" fo:margin-bottom="0cm" fo:line-height="100%" fo:text-indent="0cm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8a224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ad4296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ca2b8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b6617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P170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71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-asian="OpenSymbol4" style:font-size-asian="10pt" style:font-style-asian="normal" style:font-name-complex="OpenSymbol4" style:font-size-complex="10pt" style:font-style-complex="normal"/>
    </style:style>
    <style:style style:name="T154" style:family="text">
      <style:text-properties style:text-position="0% 100%" style:text-underline-style="none" fo:font-weight="normal" style:font-weight-asian="normal" style:font-weight-complex="normal"/>
    </style:style>
    <style:style style:name="T155" style:family="text">
      <style:text-properties style:text-position="0% 100%" style:font-name="OpenSymbol4" style:text-underline-style="none" fo:font-weight="normal" style:font-weight-asian="normal" style:font-weight-complex="normal"/>
    </style:style>
    <style:style style:name="T156" style:family="text">
      <style:text-properties style:text-position="0% 100%" style:font-name="OpenSymbol" style:text-underline-style="none" fo:font-weight="normal" officeooo:rsid="00462c8a" style:font-name-asian="OpenSymbol" style:font-weight-asian="normal" style:font-name-complex="OpenSymbol" style:font-weight-complex="normal"/>
    </style:style>
    <style:style style:name="T157" style:family="text">
      <style:text-properties style:text-position="0% 100%" fo:font-size="10pt" style:text-underline-style="none" fo:font-weight="normal" officeooo:rsid="002d13de" style:font-size-asian="10pt" style:font-weight-asian="normal" style:font-size-complex="10pt" style:font-weight-complex="normal"/>
    </style:style>
    <style:style style:name="T158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9" style:family="text">
      <style:text-properties style:text-position="0% 100%" style:font-style-asian="normal" style:font-style-complex="normal"/>
    </style:style>
    <style:style style:name="T160" style:family="text">
      <style:text-properties style:text-position="0% 100%" officeooo:rsid="009365b4" style:font-style-asian="normal" style:font-style-complex="normal"/>
    </style:style>
    <style:style style:name="T161" style:family="text">
      <style:text-properties style:text-position="0% 100%" officeooo:rsid="009413a1" style:font-style-asian="normal" style:font-size-complex="10pt" style:font-style-complex="normal"/>
    </style:style>
    <style:style style:name="T162" style:family="text">
      <style:text-properties officeooo:rsid="0068fab6"/>
    </style:style>
    <style:style style:name="T163" style:family="text">
      <style:text-properties officeooo:rsid="0059d39d"/>
    </style:style>
    <style:style style:name="T164" style:family="text">
      <style:text-properties officeooo:rsid="0072f07f"/>
    </style:style>
    <style:style style:name="T165" style:family="text">
      <style:text-properties officeooo:rsid="0160d7ef"/>
    </style:style>
    <style:style style:name="T166" style:family="text">
      <style:text-properties officeooo:rsid="0268e0aa"/>
    </style:style>
    <style:style style:name="T167" style:family="text">
      <style:text-properties officeooo:rsid="026ec296"/>
    </style:style>
    <style:style style:name="T168" style:family="text">
      <style:text-properties officeooo:rsid="0272f9e5"/>
    </style:style>
    <style:style style:name="T169" style:family="text">
      <style:text-properties officeooo:rsid="02757f12"/>
    </style:style>
    <style:style style:name="T170" style:family="text">
      <style:text-properties officeooo:rsid="02735980"/>
    </style:style>
    <style:style style:name="T171" style:family="text">
      <style:text-properties officeooo:rsid="01b6dc57"/>
    </style:style>
    <style:style style:name="T172" style:family="text">
      <style:text-properties officeooo:rsid="00b5d2d1"/>
    </style:style>
    <style:style style:name="T173" style:family="text">
      <style:text-properties officeooo:rsid="015f088a"/>
    </style:style>
    <style:style style:name="T174" style:family="text">
      <style:text-properties officeooo:rsid="01f8729d"/>
    </style:style>
    <style:style style:name="T175" style:family="text">
      <style:text-properties officeooo:rsid="010c4d3a"/>
    </style:style>
    <style:style style:name="T176" style:family="text">
      <style:text-properties fo:font-size="16pt" style:font-size-asian="16pt" style:font-size-complex="16pt"/>
    </style:style>
    <style:style style:name="T177" style:family="text">
      <style:text-properties officeooo:rsid="00b6801f"/>
    </style:style>
    <style:style style:name="T178" style:family="text">
      <style:text-properties officeooo:rsid="016f3374"/>
    </style:style>
    <style:style style:name="T179" style:family="text">
      <style:text-properties officeooo:rsid="014407b5"/>
    </style:style>
    <style:style style:name="T180" style:family="text">
      <style:text-properties officeooo:rsid="008d016c"/>
    </style:style>
    <style:style style:name="T181" style:family="text">
      <style:text-properties officeooo:rsid="009e3fdd"/>
    </style:style>
    <style:style style:name="T182" style:family="text">
      <style:text-properties officeooo:rsid="00a4cf55"/>
    </style:style>
    <style:style style:name="T183" style:family="text">
      <style:text-properties officeooo:rsid="005a3fa8"/>
    </style:style>
    <style:style style:name="T184" style:family="text">
      <style:text-properties officeooo:rsid="00415f3a"/>
    </style:style>
    <style:style style:name="T185" style:family="text">
      <style:text-properties officeooo:rsid="00386ebd"/>
    </style:style>
    <style:style style:name="T18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8" style:family="text">
      <style:text-properties fo:font-variant="normal" fo:text-transform="none" fo:color="#c74028" loext:opacity="100%" style:text-position="0% 100%" style:font-name="Bitstream Vera Sans4" fo:font-size="10pt" fo:letter-spacing="-0.004cm" fo:font-style="normal" style:text-underline-style="none" fo:font-weight="normal" officeooo:rsid="002a24f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189" style:family="text">
      <style:text-properties fo:font-variant="normal" fo:text-transform="none" style:use-window-font-color="true" loext:opacity="0%" style:text-position="0% 100%" style:font-name="Bitstream Vera Sans4" fo:font-size="10pt" fo:letter-spacing="-0.004cm" fo:font-style="normal" style:text-underline-style="none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190" style:family="text">
      <style:text-properties fo:font-variant="normal" fo:text-transform="none" style:text-position="0% 100%" fo:font-size="10pt" fo:letter-spacing="-0.004cm" style:text-underline-style="none" fo:font-weight="normal" officeooo:rsid="002d13de" style:font-size-asian="10pt" style:font-weight-asian="normal" style:font-size-complex="10pt" style:font-weight-complex="normal" loext:shadow="none"/>
    </style:style>
    <style:style style:name="T191" style:family="text">
      <style:text-properties fo:font-variant="normal" fo:text-transform="none" style:text-position="0% 100%" style:font-name="OpenSymbol1" fo:font-size="10pt" fo:letter-spacing="-0.004cm" style:text-underline-style="none" fo:font-weight="normal" officeooo:rsid="004c26f5" style:font-name-asian="OpenSymbol1" style:font-size-asian="10pt" style:font-weight-asian="normal" style:font-name-complex="OpenSymbol1" style:font-size-complex="10pt" style:font-weight-complex="normal" loext:shadow="none"/>
    </style:style>
    <style:style style:name="T192" style:family="text">
      <style:text-properties fo:font-variant="normal" fo:text-transform="none" fo:color="#e8c32a" loext:opacity="100%" style:text-position="0% 100%" style:font-name="Bitstream Vera Sans4" fo:font-size="10pt" fo:letter-spacing="-0.004cm" fo:font-style="normal" style:text-underline-style="none" fo:font-weight="bold" officeooo:rsid="002a24fb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font-relief="none" loext:shadow="none"/>
    </style:style>
    <style:style style:name="T193" style:family="text">
      <style:text-properties fo:font-variant="normal" fo:text-transform="none" fo:color="#e8c32a" loext:opacity="100%" style:text-position="0% 100%" style:font-name="Bitstream Vera Sans4" fo:font-size="10pt" fo:letter-spacing="-0.004cm" fo:font-style="normal" style:text-underline-style="none" fo:font-weight="bold" officeooo:rsid="002a24fb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 loext:shadow="none"/>
    </style:style>
    <style:style style:name="T194" style:family="text">
      <style:text-properties officeooo:rsid="00a59a60"/>
    </style:style>
    <style:style style:name="T195" style:family="text">
      <style:text-properties officeooo:rsid="01fe03f2"/>
    </style:style>
    <style:style style:name="T196" style:family="text">
      <style:text-properties officeooo:rsid="0096b4e2"/>
    </style:style>
    <style:style style:name="T197" style:family="text">
      <style:text-properties officeooo:rsid="0032e83a"/>
    </style:style>
    <style:style style:name="T198" style:family="text">
      <style:text-properties officeooo:rsid="002b33ed"/>
    </style:style>
    <style:style style:name="T199" style:family="text">
      <style:text-properties officeooo:rsid="00a59037"/>
    </style:style>
    <style:style style:name="T200" style:family="text">
      <style:text-properties fo:color="#000000" loext:opacity="100%"/>
    </style:style>
    <style:style style:name="T201" style:family="text">
      <style:text-properties fo:color="#000000" loext:opacity="100%" fo:background-color="transparent" loext:char-shading-value="0"/>
    </style:style>
    <style:style style:name="T202" style:family="text">
      <style:text-properties fo:color="#000000" loext:opacity="100%" fo:background-color="transparent" loext:char-shading-value="0" style:font-size-asian="10pt" style:font-size-complex="10pt"/>
    </style:style>
    <style:style style:name="T203" style:family="text">
      <style:text-properties fo:color="#000000" loext:opacity="100%" officeooo:rsid="009413a1" fo:background-color="transparent" loext:char-shading-value="0"/>
    </style:style>
    <style:style style:name="T204" style:family="text">
      <style:text-properties fo:color="#000000" loext:opacity="100%" fo:font-style="italic"/>
    </style:style>
    <style:style style:name="T205" style:family="text">
      <style:text-properties fo:color="#000000" loext:opacity="100%" fo:font-style="italic" fo:background-color="transparent" loext:char-shading-value="0"/>
    </style:style>
    <style:style style:name="T206" style:family="text">
      <style:text-properties fo:color="#000000" loext:opacity="100%" fo:font-style="italic" fo:background-color="transparent" loext:char-shading-value="0" style:font-style-asian="italic" style:font-style-complex="italic"/>
    </style:style>
    <style:style style:name="T207" style:family="text">
      <style:text-properties fo:color="#000000" loext:opacity="100%" fo:font-style="italic" officeooo:rsid="00430641" fo:background-color="transparent" loext:char-shading-value="0" style:font-style-asian="italic" style:font-style-complex="italic"/>
    </style:style>
    <style:style style:name="T208" style:family="text">
      <style:text-properties fo:color="#000000" loext:opacity="100%" fo:font-style="italic" officeooo:rsid="009413a1" fo:background-color="transparent" loext:char-shading-value="0" style:font-style-asian="italic" style:font-style-complex="italic"/>
    </style:style>
    <style:style style:name="T209" style:family="text">
      <style:text-properties fo:color="#000000" loext:opacity="100%" fo:font-style="italic" officeooo:rsid="009413a1" fo:background-color="transparent" loext:char-shading-value="0"/>
    </style:style>
    <style:style style:name="T210" style:family="text">
      <style:text-properties fo:color="#000000" loext:opacity="100%" fo:font-style="italic" style:font-style-asian="italic" style:font-style-complex="italic"/>
    </style:style>
    <style:style style:name="T211" style:family="text">
      <style:text-properties fo:color="#000000" loext:opacity="100%" fo:font-style="italic" officeooo:rsid="009413a1" style:font-style-asian="italic" style:font-style-complex="italic"/>
    </style:style>
    <style:style style:name="T212" style:family="text">
      <style:text-properties fo:color="#000000" loext:opacity="100%" fo:font-style="italic" officeooo:rsid="009413a1"/>
    </style:style>
    <style:style style:name="T213" style:family="text">
      <style:text-properties fo:color="#000000" loext:opacity="100%"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4" style:family="text">
      <style:text-properties fo:color="#000000" loext:opacity="100%" style:font-name="Bitstream Vera Sans4" fo:font-size="10pt" fo:font-style="normal" style:text-underline-style="none" fo:font-weight="normal" officeooo:rsid="007df826" style:font-size-asian="10pt" style:font-style-asian="normal" style:font-weight-asian="normal" style:font-size-complex="10pt" style:font-style-complex="normal" style:font-weight-complex="normal"/>
    </style:style>
    <style:style style:name="T215" style:family="text">
      <style:text-properties fo:color="#000000" loext:opacity="100%" style:font-name="Bitstream Vera Sans4" fo:font-size="10pt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216" style:family="text">
      <style:text-properties fo:color="#000000" loext:opacity="100%" style:font-name="Bitstream Vera Sans4" fo:font-size="10pt" fo:letter-spacing="-0.007cm" fo:font-weight="normal" officeooo:rsid="002a24fb" style:font-size-asian="10pt" style:font-weight-asian="normal" style:font-size-complex="10pt" style:font-weight-complex="normal"/>
    </style:style>
    <style:style style:name="T217" style:family="text">
      <style:text-properties fo:color="#000000" loext:opacity="100%" style:font-name="OpenSymbol4" fo:font-size="10pt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218" style:family="text">
      <style:text-properties fo:color="#000000" loext:opacity="100%" style:font-name="OpenSymbol" fo:font-size="10pt" fo:font-style="normal" style:text-underline-style="none" fo:font-weight="normal" officeooo:rsid="00462c8a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9" style:family="text">
      <style:text-properties fo:color="#000000" loext:opacity="100%" fo:font-style="normal" fo:font-weight="normal" officeooo:rsid="0079c927" style:font-size-asian="10pt" style:font-style-asian="normal" style:font-weight-asian="normal"/>
    </style:style>
    <style:style style:name="T220" style:family="text">
      <style:text-properties fo:color="#000000" loext:opacity="100%" fo:font-style="normal" fo:font-weight="normal" officeooo:rsid="0068fab6" style:font-size-asian="10pt" style:font-size-complex="10pt"/>
    </style:style>
    <style:style style:name="T221" style:family="text">
      <style:text-properties fo:color="#000000" loext:opacity="100%" fo:font-style="normal" fo:font-weight="normal" officeooo:rsid="0068fab6" style:font-name-asian="OpenSymbol4" style:font-size-asian="10pt" style:font-style-asian="normal" style:font-name-complex="OpenSymbol4" style:font-size-complex="10pt" style:font-style-complex="normal" style:text-scale="100%"/>
    </style:style>
    <style:style style:name="T222" style:family="text">
      <style:text-properties fo:color="#000000" loext:opacity="100%" style:font-name="Bitstream Vera Sans" fo:font-size="10pt" fo:language="fr" fo:country="FR" officeooo:rsid="008e7c2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3" style:family="text">
      <style:text-properties fo:color="#000000" loext:opacity="100%" style:font-name="Bitstream Vera Sans" fo:font-size="10pt" fo:language="fr" fo:country="FR" officeooo:rsid="009365b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4" style:family="text">
      <style:text-properties fo:color="#000000" loext:opacity="100%" style:font-name="Bitstream Vera Sans" fo:font-size="10pt" fo:language="fr" fo:country="FR" officeooo:rsid="009940b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5" style:family="text">
      <style:text-properties fo:color="#000000" loext:opacity="100%" style:font-name="Bitstream Vera Sans" fo:font-size="10pt" fo:language="fr" fo:country="FR" officeooo:rsid="0099e34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6" style:family="text">
      <style:text-properties fo:color="#000000" loext:opacity="100%" style:font-name="Bitstream Vera Sans" fo:font-size="10pt" fo:language="fr" fo:country="FR" officeooo:rsid="00908a32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227" style:family="text">
      <style:text-properties fo:color="#000000" loext:opacity="100%" style:font-name="Bitstream Vera Sans" fo:font-size="10pt" fo:language="fr" fo:country="FR" fo:font-weight="normal" officeooo:rsid="00908a32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228" style:family="text">
      <style:text-properties fo:color="#000000" loext:opacity="100%" style:font-name="Bitstream Vera Sans" fo:font-size="10pt" fo:language="fr" fo:country="FR" fo:font-weight="normal" officeooo:rsid="00908a32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229" style:family="text">
      <style:text-properties fo:color="#000000" loext:opacity="100%" style:font-name="Bitstream Vera Sans" fo:font-size="10pt" fo:font-style="italic" officeooo:rsid="009413a1" fo:background-color="transparent" loext:char-shading-value="0" style:font-size-asian="10pt" style:font-style-asian="italic" style:font-size-complex="10pt" style:font-style-complex="italic"/>
    </style:style>
    <style:style style:name="T230" style:family="text">
      <style:text-properties fo:color="#000000" loext:opacity="100%" style:font-name="Bitstream Vera Sans" fo:font-size="10pt" fo:font-style="italic" officeooo:rsid="009413a1" fo:background-color="transparent" loext:char-shading-value="0" style:font-size-asian="10pt" style:font-size-complex="10pt"/>
    </style:style>
    <style:style style:name="T231" style:family="text">
      <style:text-properties fo:color="#000000" loext:opacity="100%" style:text-position="0% 100%" style:font-name="Bitstream Vera Sans" fo:font-size="10pt" fo:language="fr" fo:country="FR" officeooo:rsid="009365b4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232" style:family="text">
      <style:text-properties fo:color="#000000" loext:opacity="100%" style:text-position="0% 100%" style:font-name="Bitstream Vera Sans" fo:font-size="10pt" fo:language="fr" fo:country="FR" officeooo:rsid="00974fd6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233" style:family="text">
      <style:text-properties fo:color="#000000" loext:opacity="100%" style:font-name="Bitstream Vera Sans2" fo:font-size="10pt" fo:letter-spacing="-0.007cm" fo:language="fr" fo:country="FR" officeooo:rsid="009940b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 style:text-scale="115%"/>
    </style:style>
    <style:style style:name="T234" style:family="text">
      <style:text-properties fo:color="#000000" loext:opacity="100%" style:font-name="Bitstream Vera Sans2" fo:font-size="10pt" fo:language="fr" fo:country="FR" officeooo:rsid="009940bc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235" style:family="text">
      <style:text-properties fo:font-style="normal" style:font-style-asian="normal" style:font-style-complex="normal"/>
    </style:style>
    <style:style style:name="T236" style:family="text">
      <style:text-properties fo:font-style="normal" officeooo:rsid="00381652" style:font-style-asian="normal" style:font-style-complex="normal"/>
    </style:style>
    <style:style style:name="T2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0fe60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31d787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officeooo:rsid="007df826" style:font-style-asian="normal" style:font-weight-asian="normal" style:font-size-complex="10pt" style:font-style-complex="normal" style:font-weight-complex="normal"/>
    </style:style>
    <style:style style:name="T241" style:family="text">
      <style:text-properties fo:font-style="normal" officeooo:rsid="003c3291" style:font-name-asian="OpenSymbol4" style:font-size-asian="10pt" style:font-style-asian="normal" style:font-name-complex="OpenSymbol4" style:font-size-complex="10pt" style:font-style-complex="normal" style:text-scale="100%"/>
    </style:style>
    <style:style style:name="T242" style:family="text">
      <style:text-properties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243" style:family="text">
      <style:text-properties fo:font-style="normal" officeooo:rsid="00908a32"/>
    </style:style>
    <style:style style:name="T244" style:family="text">
      <style:text-properties officeooo:rsid="003699dc"/>
    </style:style>
    <style:style style:name="T245" style:family="text">
      <style:text-properties officeooo:rsid="003c3291"/>
    </style:style>
    <style:style style:name="T246" style:family="text">
      <style:text-properties officeooo:rsid="003f8ae3"/>
    </style:style>
    <style:style style:name="T247" style:family="text">
      <style:text-properties officeooo:rsid="00462c8a"/>
    </style:style>
    <style:style style:name="T248" style:family="text">
      <style:text-properties officeooo:rsid="0046ebbf"/>
    </style:style>
    <style:style style:name="T249" style:family="text">
      <style:text-properties officeooo:rsid="004c359b"/>
    </style:style>
    <style:style style:name="T250" style:family="text">
      <style:text-properties officeooo:rsid="0063bf7e"/>
    </style:style>
    <style:style style:name="T251" style:family="text">
      <style:text-properties fo:color="#c74028" loext:opacity="100%" style:font-name="Bitstream Vera Sans4" fo:font-size="10pt" fo:font-weight="normal" officeooo:rsid="002a24fb" style:font-size-asian="10pt" style:font-weight-asian="normal" style:font-size-complex="10pt" style:font-weight-complex="normal"/>
    </style:style>
    <style:style style:name="T252" style:family="text">
      <style:text-properties fo:letter-spacing="-0.007cm"/>
    </style:style>
    <style:style style:name="T253" style:family="text">
      <style:text-properties fo:letter-spacing="-0.007cm" officeooo:rsid="003c3291"/>
    </style:style>
    <style:style style:name="T254" style:family="text">
      <style:text-properties fo:letter-spacing="-0.007cm" officeooo:rsid="0046ebbf"/>
    </style:style>
    <style:style style:name="T255" style:family="text">
      <style:text-properties fo:letter-spacing="-0.007cm" officeooo:rsid="0063bf7e"/>
    </style:style>
    <style:style style:name="T256" style:family="text">
      <style:text-properties style:text-underline-style="none" fo:font-weight="normal" style:font-weight-asian="normal" style:font-weight-complex="normal"/>
    </style:style>
    <style:style style:name="T257" style:family="text">
      <style:text-properties style:font-name="Bitstream Vera Sans4" fo:font-size="10pt" fo:font-style="normal" style:font-size-asian="10pt" style:font-style-asian="normal" style:font-size-complex="10pt" style:font-style-complex="normal"/>
    </style:style>
    <style:style style:name="T258" style:family="text">
      <style:text-properties fo:color="#1ca2b8" loext:opacity="100%" style:text-position="0% 100%" style:text-underline-style="none" fo:font-weight="bold" style:font-weight-asian="bold" style:font-weight-complex="bold"/>
    </style:style>
    <style:style style:name="T259" style:family="text">
      <style:text-properties fo:color="#1ca2b8" loext:opacity="100%" style:text-position="0% 100%" style:text-underline-style="none" fo:font-weight="normal" style:font-weight-asian="normal" style:font-weight-complex="normal"/>
    </style:style>
    <style:style style:name="T260" style:family="text">
      <style:text-properties fo:color="#68a224" loext:opacity="100%" style:text-position="0% 100%" style:text-underline-style="none" fo:font-weight="bold" style:font-weight-asian="bold" style:font-weight-complex="bold"/>
    </style:style>
    <style:style style:name="T261" style:family="text">
      <style:text-properties fo:color="#ad4296" loext:opacity="100%" style:text-position="0% 100%" style:text-underline-style="none" fo:font-weight="bold" style:font-weight-asian="bold" style:font-weight-complex="bold"/>
    </style:style>
    <style:style style:name="T262" style:family="text">
      <style:text-properties fo:color="#eb6617" loext:opacity="100%" style:text-position="0% 100%" style:text-underline-style="none" fo:font-weight="bold" style:font-weight-asian="bold" style:font-weight-complex="bold"/>
    </style:style>
    <style:style style:name="T263" style:family="text">
      <style:text-properties fo:color="#e8c32a" loext:opacity="100%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264" style:family="text">
      <style:text-properties fo:color="#e8c32a" loext:opacity="100%" style:font-name="Bitstream Vera Sans4" fo:font-size="10pt" fo:font-weight="bold" officeooo:rsid="002a24fb" style:font-size-asian="10pt" style:font-weight-asian="bold" style:font-size-complex="10pt" style:font-weight-complex="bold"/>
    </style:style>
    <style:style style:name="T265" style:family="text">
      <style:text-properties fo:color="#e8c32a" loext:opacity="100%" style:font-name="Bitstream Vera Sans4" fo:font-size="10pt" fo:font-weight="bold" officeooo:rsid="009c1dae" style:font-size-asian="10pt" style:font-weight-asian="bold" style:font-size-complex="10pt" style:font-weight-complex="bold"/>
    </style:style>
    <style:style style:name="T266" style:family="text">
      <style:text-properties fo:color="#e8c32a" loext:opacity="100%" fo:font-style="normal" style:font-style-asian="normal" style:font-style-complex="normal"/>
    </style:style>
    <style:style style:name="T267" style:family="text">
      <style:text-properties fo:color="#e8c32a" loext:opacity="100%" fo:font-style="normal" officeooo:rsid="00381652" style:font-style-asian="normal" style:font-style-complex="normal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8e7c29" style:font-weight-asian="normal" style:font-weight-complex="normal"/>
    </style:style>
    <style:style style:name="T270" style:family="text">
      <style:text-properties fo:font-weight="normal" officeooo:rsid="00908a32" style:font-weight-asian="normal" style:font-weight-complex="normal"/>
    </style:style>
    <style:style style:name="T271" style:family="text">
      <style:text-properties fo:font-weight="normal" officeooo:rsid="0068fab6" style:font-size-asian="10pt" style:font-size-complex="10pt"/>
    </style:style>
    <style:style style:name="T272" style:family="text">
      <style:text-properties fo:letter-spacing="-0.011cm"/>
    </style:style>
    <style:style style:name="T273" style:family="text">
      <style:text-properties style:font-size-asian="10pt" style:font-size-complex="10pt"/>
    </style:style>
    <style:style style:name="T274" style:family="text">
      <style:text-properties officeooo:rsid="003c3291" style:font-size-asian="10pt" style:font-size-complex="10pt"/>
    </style:style>
    <style:style style:name="T275" style:family="text">
      <style:text-properties fo:font-style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officeooo:rsid="008e7c29"/>
    </style:style>
    <style:style style:name="T278" style:family="text">
      <style:text-properties style:font-name="Bitstream Vera Sans" fo:font-size="10pt" fo:font-style="normal" fo:font-weight="normal" officeooo:rsid="00908a32" style:font-name-asian="OpenSymbol4" style:font-size-asian="10pt" style:font-style-asian="normal" style:font-name-complex="OpenSymbol4" style:font-size-complex="10pt" style:font-style-complex="normal" style:text-scale="100%"/>
    </style:style>
    <style:style style:name="T279" style:family="text">
      <style:text-properties style:font-name="Bitstream Vera Sans" fo:font-size="10pt" fo:font-style="normal" officeooo:rsid="00908a32" style:font-name-asian="OpenSymbol4" style:font-size-asian="10pt" style:font-style-asian="normal" style:font-name-complex="OpenSymbol4" style:font-size-complex="10pt" style:font-style-complex="normal" style:text-scale="100%"/>
    </style:style>
    <style:style style:name="T280" style:family="text">
      <style:text-properties style:font-name="Bitstream Vera Sans" fo:font-size="10pt" officeooo:rsid="009365b4"/>
    </style:style>
    <style:style style:name="T281" style:family="text">
      <style:text-properties style:font-name="Bitstream Vera Sans" fo:font-size="10pt" officeooo:rsid="009365b4" style:font-name-asian="OpenSymbol" style:font-size-asian="11pt" style:font-name-complex="OpenSymbol" style:font-size-complex="11pt"/>
    </style:style>
    <style:style style:name="T282" style:family="text">
      <style:text-properties style:font-name="Bitstream Vera Sans" officeooo:rsid="0099e341" style:font-name-asian="Bitstream Vera Sans6" style:font-name-complex="Bitstream Vera Sans6"/>
    </style:style>
    <style:style style:name="T283" style:family="text">
      <style:text-properties style:font-size-complex="10pt"/>
    </style:style>
    <style:style style:name="T284" style:family="text">
      <style:text-properties officeooo:rsid="009413a1" style:font-size-complex="10pt"/>
    </style:style>
    <style:style style:name="T285" style:family="text">
      <style:text-properties fo:language="fr" fo:country="FR" fo:font-weight="normal" officeooo:rsid="00908a32" style:letter-kerning="true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286" style:family="text">
      <style:text-properties officeooo:rsid="009365b4"/>
    </style:style>
    <style:style style:name="T287" style:family="text">
      <style:text-properties officeooo:rsid="009413a1"/>
    </style:style>
    <style:style style:name="T288" style:family="text">
      <style:text-properties fo:font-size="10pt" fo:letter-spacing="-0.007cm" fo:background-color="#ffff00" loext:char-shading-value="0" style:font-size-asian="10pt" style:text-scale="115%"/>
    </style:style>
    <style:style style:name="T289" style:family="text">
      <style:text-properties fo:font-size="10pt" fo:background-color="#ffff00" loext:char-shading-value="0" style:font-size-asian="10pt" style:font-size-complex="10pt"/>
    </style:style>
    <style:style style:name="T290" style:family="text">
      <style:text-properties fo:font-size="10pt" officeooo:rsid="009940bc" fo:background-color="#ffff00" loext:char-shading-value="0" style:font-size-asian="10pt" style:font-size-complex="10pt"/>
    </style:style>
    <style:style style:name="T291" style:family="text">
      <style:text-properties officeooo:rsid="00960ad3"/>
    </style:style>
    <style:style style:name="T292" style:family="text">
      <style:text-properties officeooo:rsid="009940bc"/>
    </style:style>
    <style:style style:name="T293" style:family="text">
      <style:text-properties officeooo:rsid="0099e341"/>
    </style:style>
    <style:style style:name="T294" style:family="text">
      <style:text-properties style:font-name="Liberation Serif" officeooo:rsid="0099e341" style:font-name-asian="Liberation Serif" style:font-name-complex="Liberation Serif"/>
    </style:style>
    <style:style style:name="T295" style:family="text"/>
    <style:style style:name="T29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97" style:family="text">
      <style:text-properties fo:color="#68a224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298" style:family="text">
      <style:text-properties fo:color="#ad4296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299" style:family="text">
      <style:text-properties fo:color="#1ca2b8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00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01" style:family="text">
      <style:text-properties fo:color="#eb6617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0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579*" fo:start-indent="0cm" fo:end-indent="0.15cm"/>
          <style:column style:rel-width="2609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draw:fill="solid" draw:fill-color="#d6e02b" draw:textarea-horizontal-align="left" draw:textarea-vertical-align="top" draw:auto-grow-height="false" fo:min-height="1.783cm" fo:min-width="3.447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71cm" svg:stroke-color="#00a933" draw:marker-start-width="0.46cm" draw:marker-end-width="0.46cm" draw:fill="none" draw:textarea-horizontal-align="justify" draw:textarea-vertical-align="middle" draw:auto-grow-height="false" fo:min-height="0.286cm" fo:min-width="0.533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71cm" draw:marker-start-width="0.46cm" draw:marker-end-width="0.46cm" draw:fill="none" draw:textarea-horizontal-align="justify" draw:textarea-vertical-align="middle" draw:auto-grow-height="false" fo:min-height="0.286cm" fo:min-width="1.386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71cm" svg:stroke-color="#000000" draw:marker-start-width="0.46cm" draw:marker-end-width="0.46cm" draw:fill="none" draw:textarea-horizontal-align="justify" draw:textarea-vertical-align="middle" draw:auto-grow-height="false" fo:min-height="0.397cm" fo:min-width="0.824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71cm" svg:stroke-color="#ff0000" draw:marker-start-width="0.46cm" draw:marker-end-width="0.46cm" draw:fill="none" draw:textarea-horizontal-align="justify" draw:textarea-vertical-align="middle" draw:auto-grow-height="false" fo:min-height="0.256cm" fo:min-width="0.748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7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42577915456" text:id="ct2242577915456">
          <text:format-change>
            <office:change-info>
              <dc:creator>Unknown Author</dc:creator>
              <dc:date>2021-09-20T14:48:16</dc:date>
            </office:change-info>
          </text:format-change>
        </text:changed-region>
        <text:changed-region xml:id="ct2242577922176" text:id="ct2242577922176">
          <text:deletion>
            <office:change-info>
              <dc:creator>Unknown Author</dc:creator>
              <dc:date>2021-09-20T14:54:05</dc:date>
            </office:change-info>
            <text:list xml:id="list108401023" text:style-name="_5f_Numérotation_20_des_20_exercices">
              <text:list-item>
                <text:h text:style-name="P144" text:outline-level="1"><text:span text:style-name="_5f_Caractères"> </text:span></text:h>
              </text:list-item>
            </text:list>
          </text:deletion>
        </text:changed-region>
        <text:changed-region xml:id="ct2242577918096" text:id="ct224257791809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7856" text:id="ct224257791785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9056" text:id="ct224257791905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1856" text:id="ct224257791185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3296" text:id="ct224257791329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3536" text:id="ct224257791353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9296" text:id="ct224257791929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4736" text:id="ct224257791473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23376" text:id="ct224257792337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3776" text:id="ct224257791377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23856" text:id="ct2242577923856">
          <text:format-change>
            <office:change-info>
              <dc:creator>Unknown Author</dc:creator>
              <dc:date>2021-09-20T14:51:57</dc:date>
            </office:change-info>
          </text:format-change>
        </text:changed-region>
        <text:changed-region xml:id="ct2242577914976" text:id="ct224257791497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0016" text:id="ct224257792001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5216" text:id="ct224257791521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4096" text:id="ct224257792409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1456" text:id="ct224257792145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3136" text:id="ct224257792313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0896" text:id="ct224257791089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0496" text:id="ct224257792049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8336" text:id="ct224257791833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0976" text:id="ct224257792097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1136" text:id="ct224257791113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1696" text:id="ct224257792169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5696" text:id="ct2242577915696">
          <text:format-change>
            <office:change-info>
              <dc:creator>Unknown Author</dc:creator>
              <dc:date>2021-09-20T14:52:01</dc:date>
            </office:change-info>
          </text:format-change>
        </text:changed-region>
        <text:changed-region xml:id="ct2242577921216" text:id="ct2242577921216">
          <text:insertion>
            <office:change-info>
              <dc:creator>Unknown Author</dc:creator>
              <dc:date>2021-09-20T14:53:10</dc:date>
            </office:change-info>
          </text:insertion>
        </text:changed-region>
        <text:changed-region xml:id="ct2242577921936" text:id="ct2242577921936">
          <text:deletion>
            <office:change-info>
              <dc:creator>Unknown Author</dc:creator>
              <dc:date>2021-09-20T14:53:10</dc:date>
            </office:change-info>
            <text:h text:style-name="_5f_Tableau_5f_Centré_5f_Gras" text:outline-level="1"><text:span text:style-name="_5f_Caractères"><text:span text:style-name="T268"><text:s/>...... </text:span></text:span></text:h>
          </text:deletion>
        </text:changed-region>
        <text:changed-region xml:id="ct2242577924336" text:id="ct2242577924336">
          <text:insertion>
            <office:change-info>
              <dc:creator>Unknown Author</dc:creator>
              <dc:date>2021-09-20T14:53:10</dc:date>
            </office:change-info>
          </text:insertion>
        </text:changed-region>
        <text:changed-region xml:id="ct2242577918576" text:id="ct224257791857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22896" text:id="ct2242577922896">
          <text:deletion>
            <office:change-info>
              <dc:creator>Unknown Author</dc:creator>
              <dc:date>2021-09-20T14:53:21</dc:date>
            </office:change-info>
            <text:h text:style-name="_5f_Tableau_5f_Centré" text:outline-level="1"><text:span text:style-name="_5f_Caractères_5f_correction">....</text:span></text:h>
          </text:deletion>
        </text:changed-region>
        <text:changed-region xml:id="ct2242577914016" text:id="ct2242577914016">
          <text:insertion>
            <office:change-info>
              <dc:creator>Unknown Author</dc:creator>
              <dc:date>2021-09-20T14:53:21</dc:date>
            </office:change-info>
          </text:insertion>
        </text:changed-region>
        <text:changed-region xml:id="ct2242577924576" text:id="ct224257792457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1616" text:id="ct2242577911616">
          <text:deletion>
            <office:change-info>
              <dc:creator>Unknown Author</dc:creator>
              <dc:date>2021-09-20T14:53:27</dc:date>
            </office:change-info>
            <text:h text:style-name="_5f_Tableau_5f_Centré" text:outline-level="1"><text:span text:style-name="_5f_Caractères_5f_correction">....</text:span></text:h>
          </text:deletion>
        </text:changed-region>
        <text:changed-region xml:id="ct2242577915936" text:id="ct2242577915936">
          <text:insertion>
            <office:change-info>
              <dc:creator>Unknown Author</dc:creator>
              <dc:date>2021-09-20T14:53:27</dc:date>
            </office:change-info>
          </text:insertion>
        </text:changed-region>
        <text:changed-region xml:id="ct2242577924816" text:id="ct2242577924816">
          <text:deletion>
            <office:change-info>
              <dc:creator>Unknown Author</dc:creator>
              <dc:date>2021-09-20T14:54:08</dc:date>
            </office:change-info>
            <text:list xml:id="list95936282587753" text:continue-numbering="true" text:style-name="_5f_Numérotation_20_des_20_exercices">
              <text:list-item>
                <text:h text:style-name="P141" text:outline-level="1"><text:span text:style-name="_5f_Caractères"><text:span text:style-name="T237"> </text:span></text:span></text:h>
              </text:list-item>
            </text:list>
          </text:deletion>
        </text:changed-region>
        <text:changed-region xml:id="ct2242577925056" text:id="ct2242577925056">
          <text:format-change>
            <office:change-info>
              <dc:creator>Unknown Author</dc:creator>
              <dc:date>2021-09-20T14:48:09</dc:date>
            </office:change-info>
          </text:format-change>
        </text:changed-region>
        <text:changed-region xml:id="ct2242577912096" text:id="ct22425779120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25536" text:id="ct2242577925536">
          <text:format-change>
            <office:change-info>
              <dc:creator>Unknown Author</dc:creator>
              <dc:date>2021-09-20T14:54:18</dc:date>
            </office:change-info>
          </text:format-change>
        </text:changed-region>
        <text:changed-region xml:id="ct2242577914256" text:id="ct2242577914256">
          <text:deletion>
            <office:change-info>
              <dc:creator>Unknown Author</dc:creator>
              <dc:date>2021-09-20T14:54:46</dc:date>
            </office:change-info>
            <text:h text:style-name="_5f_Tableau_20_Droit" text:outline-level="1"><text:span text:style-name="_5f_Caractères"><text:span text:style-name="T268"><text:s/></text:span></text:span></text:h>
          </text:deletion>
        </text:changed-region>
        <text:changed-region xml:id="ct2242577916176" text:id="ct2242577916176">
          <text:insertion>
            <office:change-info>
              <dc:creator>Unknown Author</dc:creator>
              <dc:date>2021-09-20T14:54:27</dc:date>
            </office:change-info>
          </text:insertion>
        </text:changed-region>
        <text:changed-region xml:id="ct2242577925776" text:id="ct2242577925776">
          <text:format-change>
            <office:change-info>
              <dc:creator>Unknown Author</dc:creator>
              <dc:date>2021-09-20T14:54:18</dc:date>
            </office:change-info>
          </text:format-change>
        </text:changed-region>
        <text:changed-region xml:id="ct2242577911376" text:id="ct2242577911376">
          <text:insertion>
            <office:change-info>
              <dc:creator>Unknown Author</dc:creator>
              <dc:date>2021-09-20T14:55:09</dc:date>
            </office:change-info>
          </text:insertion>
        </text:changed-region>
        <text:changed-region xml:id="ct2242577912336" text:id="ct22425779123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14496" text:id="ct2242577914496">
          <text:format-change>
            <office:change-info>
              <dc:creator>Unknown Author</dc:creator>
              <dc:date>2021-09-20T14:54:20</dc:date>
            </office:change-info>
          </text:format-change>
        </text:changed-region>
        <text:changed-region xml:id="ct2242577912816" text:id="ct2242577912816">
          <text:insertion>
            <office:change-info>
              <dc:creator>Unknown Author</dc:creator>
              <dc:date>2021-09-20T14:55:22</dc:date>
            </office:change-info>
          </text:insertion>
        </text:changed-region>
        <text:changed-region xml:id="ct2242577916896" text:id="ct2242577916896">
          <text:format-change>
            <office:change-info>
              <dc:creator>Unknown Author</dc:creator>
              <dc:date>2021-09-20T14:54:20</dc:date>
            </office:change-info>
          </text:format-change>
        </text:changed-region>
        <text:changed-region xml:id="ct2242577913056" text:id="ct2242577913056">
          <text:insertion>
            <office:change-info>
              <dc:creator>Unknown Author</dc:creator>
              <dc:date>2021-09-20T14:55:45</dc:date>
            </office:change-info>
          </text:insertion>
        </text:changed-region>
        <text:changed-region xml:id="ct2242577927936" text:id="ct22425779279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27216" text:id="ct2242577927216">
          <text:format-change>
            <office:change-info>
              <dc:creator>Unknown Author</dc:creator>
              <dc:date>2021-09-20T14:54:23</dc:date>
            </office:change-info>
          </text:format-change>
        </text:changed-region>
        <text:changed-region xml:id="ct2242577927696" text:id="ct2242577927696">
          <text:insertion>
            <office:change-info>
              <dc:creator>Unknown Author</dc:creator>
              <dc:date>2021-09-20T14:55:57</dc:date>
            </office:change-info>
          </text:insertion>
        </text:changed-region>
        <text:changed-region xml:id="ct2242577927456" text:id="ct2242577927456">
          <text:insertion>
            <office:change-info>
              <dc:creator>Unknown Author</dc:creator>
              <dc:date>2021-09-20T14:56:00</dc:date>
            </office:change-info>
          </text:insertion>
        </text:changed-region>
        <text:changed-region xml:id="ct2242577926256" text:id="ct2242577926256">
          <text:format-change>
            <office:change-info>
              <dc:creator>Unknown Author</dc:creator>
              <dc:date>2021-09-20T14:54:23</dc:date>
            </office:change-info>
          </text:format-change>
        </text:changed-region>
        <text:changed-region xml:id="ct2242577926496" text:id="ct2242577926496">
          <text:insertion>
            <office:change-info>
              <dc:creator>Unknown Author</dc:creator>
              <dc:date>2021-09-20T14:56:10</dc:date>
            </office:change-info>
          </text:insertion>
        </text:changed-region>
        <text:changed-region xml:id="ct2242577926736" text:id="ct22425779267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10656" text:id="ct2242577910656">
          <text:deletion>
            <office:change-info>
              <dc:creator>Unknown Author</dc:creator>
              <dc:date>2021-09-20T14:57:33</dc:date>
            </office:change-info>
            <text:list xml:id="list95935419693836" text:continue-numbering="true" text:style-name="_5f_Numérotation_20_des_20_exercices">
              <text:list-header>
                <text:h text:style-name="P145" text:outline-level="1"><text:span text:style-name="_5f_Caractères"> </text:span></text:h>
              </text:list-header>
            </text:list>
          </text:deletion>
        </text:changed-region>
        <text:changed-region xml:id="ct2242577908496" text:id="ct2242577908496">
          <text:insertion>
            <office:change-info>
              <dc:creator>Unknown Author</dc:creator>
              <dc:date>2021-09-20T15:11:42</dc:date>
            </office:change-info>
          </text:insertion>
        </text:changed-region>
        <text:changed-region xml:id="ct2242577897456" text:id="ct22425778974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01536" text:id="ct22425779015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897936" text:id="ct2242577897936">
          <text:deletion>
            <office:change-info>
              <dc:creator>Unknown Author</dc:creator>
              <dc:date>2021-09-20T15:13:51</dc:date>
            </office:change-info>
            <text:list xml:id="list95937291452025" text:continue-list="list95935419693836" text:style-name="_5f_Numérotation_20_des_20_exercices">
              <text:list-item>
                <text:list>
                  <text:list-item text:start-value="1">
                    <text:p text:style-name="P136"><text:span text:style-name="_5f_Caractères"/></text:p>
                  </text:list-item>
                  <text:list-item text:start-value="1">
                    <text:p text:style-name="P138"><text:span text:style-name="_5f_Caractères"/></text:p>
                  </text:list-item>
                </text:list>
              </text:list-item>
            </text:list>
          </text:deletion>
        </text:changed-region>
        <text:changed-region xml:id="ct2242577898176" text:id="ct2242577898176">
          <text:deletion>
            <office:change-info>
              <dc:creator>Unknown Author</dc:creator>
              <dc:date>2021-09-20T14:58:54</dc:date>
            </office:change-info>
            <text:list xml:id="list95935507161831" text:continue-list="list95937291452025" text:style-name="_5f_Numérotation_20_des_20_exercices">
              <text:list-item>
                <text:list>
                  <text:list-item text:start-value="1">
                    <text:p text:style-name="P138"><text:span text:style-name="_5f_Caractères"/></text:p>
                  </text:list-item>
                  <text:list-item text:start-value="1">
                    <text:p text:style-name="P136"><text:span text:style-name="_5f_Caractères"/></text:p>
                  </text:list-item>
                </text:list>
              </text:list-item>
            </text:list>
          </text:deletion>
        </text:changed-region>
        <text:changed-region xml:id="ct2242577902016" text:id="ct2242577902016">
          <text:deletion>
            <office:change-info>
              <dc:creator>Unknown Author</dc:creator>
              <dc:date>2021-09-20T15:13:08</dc:date>
            </office:change-info>
            <text:list xml:id="list95937172041815" text:continue-list="list95935507161831" text:style-name="_5f_Numérotation_20_des_20_exercices">
              <text:list-item>
                <text:list>
                  <text:list-item text:start-value="1">
                    <text:p text:style-name="P136"><text:span text:style-name="_5f_Caractères"/></text:p>
                  </text:list-item>
                </text:list>
              </text:list-item>
              <text:list-item>
                <text:h text:style-name="P133" text:outline-level="1"/>
              </text:list-item>
            </text:list>
            <text:list xml:id="list2072455301" text:style-name="_5f_Numérotation_20_des_20_exercices">
              <text:list-item>
                <text:list>
                  <text:list-item>
                    <text:p text:style-name="P136"><text:span text:style-name="_5f_Caractères"/></text:p>
                  </text:list-item>
                </text:list>
              </text:list-item>
            </text:list>
          </text:deletion>
        </text:changed-region>
        <text:changed-region xml:id="ct2242577909456" text:id="ct2242577909456">
          <text:format-change>
            <office:change-info>
              <dc:creator>Unknown Author</dc:creator>
              <dc:date>2021-09-20T14:56:45</dc:date>
            </office:change-info>
          </text:format-change>
        </text:changed-region>
        <text:changed-region xml:id="ct2242577902256" text:id="ct2242577902256">
          <text:format-change>
            <office:change-info>
              <dc:creator>Unknown Author</dc:creator>
              <dc:date>2021-09-20T14:56:45</dc:date>
            </office:change-info>
          </text:format-change>
        </text:changed-region>
        <text:changed-region xml:id="ct2242577906336" text:id="ct2242577906336">
          <text:format-change>
            <office:change-info>
              <dc:creator>Unknown Author</dc:creator>
              <dc:date>2021-09-20T14:56:45</dc:date>
            </office:change-info>
          </text:format-change>
        </text:changed-region>
        <text:changed-region xml:id="ct2242577908736" text:id="ct2242577908736">
          <text:deletion>
            <office:change-info>
              <dc:creator>Unknown Author</dc:creator>
              <dc:date>2021-09-20T14:59:10</dc:date>
            </office:change-info>
            <text:h text:style-name="_5f_Tableau_20_Droit" text:outline-level="1"><text:span text:style-name="_5f_Caractères_5f_correction"><text:span text:style-name="T268"><text:s/>.......</text:span></text:span></text:h>
          </text:deletion>
        </text:changed-region>
        <text:changed-region xml:id="ct2242577904416" text:id="ct2242577904416">
          <text:insertion>
            <office:change-info>
              <dc:creator>Unknown Author</dc:creator>
              <dc:date>2021-09-20T14:59:10</dc:date>
            </office:change-info>
          </text:insertion>
        </text:changed-region>
        <text:changed-region xml:id="ct2242577902976" text:id="ct2242577902976">
          <text:deletion>
            <office:change-info>
              <dc:creator>Unknown Author</dc:creator>
              <dc:date>2021-09-20T14:59:04</dc:date>
            </office:change-info>
            <text:h text:style-name="_5f_Tableau_20_Gauche" text:outline-level="1"><text:span text:style-name="_5f_Caractères_5f_correction"><text:span text:style-name="T268">.......</text:span></text:span></text:h>
          </text:deletion>
        </text:changed-region>
        <text:changed-region xml:id="ct2242577903456" text:id="ct2242577903456">
          <text:insertion>
            <office:change-info>
              <dc:creator>Unknown Author</dc:creator>
              <dc:date>2021-09-20T14:59:04</dc:date>
            </office:change-info>
          </text:insertion>
        </text:changed-region>
        <text:changed-region xml:id="ct2242577902496" text:id="ct2242577902496">
          <text:insertion>
            <office:change-info>
              <dc:creator>Unknown Author</dc:creator>
              <dc:date>2021-09-20T15:15:20</dc:date>
            </office:change-info>
          </text:insertion>
        </text:changed-region>
        <text:changed-region xml:id="ct2242577904896" text:id="ct2242577904896">
          <text:deletion>
            <office:change-info>
              <dc:creator>Unknown Author</dc:creator>
              <dc:date>2021-09-20T15:20:58</dc:date>
            </office:change-info>
            <text:list xml:id="list95935676613406" text:continue-list="list95937172041815" text:style-name="_5f_Numérotation_20_des_20_exercices">
              <text:list-item>
                <text:list>
                  <text:list-item>
                    <text:p text:style-name="P136"><text:span text:style-name="_5f_Caractères">Le quotient est </text:span><text:span text:style-name="_5f_Caractères"><text:span text:style-name="T245">190.</text:span></text:span></text:p>
                  </text:list-item>
                </text:list>
              </text:list-item>
            </text:list>
          </text:deletion>
        </text:changed-region>
        <text:changed-region xml:id="ct2242577901776" text:id="ct2242577901776">
          <text:deletion>
            <office:change-info>
              <dc:creator>Unknown Author</dc:creator>
              <dc:date>2021-09-20T15:14:50</dc:date>
            </office:change-info>
            <text:list xml:id="list95937069641401" text:continue-numbering="true" text:style-name="_5f_Numérotation_20_des_20_exercices">
              <text:list-item>
                <text:list>
                  <text:list-item>
                    <text:p text:style-name="P136"><text:span text:style-name="_5f_Caractères"><text:span text:style-name="T220"/></text:span></text:p>
                  </text:list-item>
                  <text:list-item>
                    <text:p text:style-name="P138"/>
                  </text:list-item>
                  <text:list-item>
                    <text:p text:style-name="P136"><text:span text:style-name="_5f_Caractères"/></text:p>
                  </text:list-item>
                  <text:list-item>
                    <text:p text:style-name="P136"><text:span text:style-name="_5f_Caractères"><text:span text:style-name="T220"/></text:span></text:p>
                  </text:list-item>
                </text:list>
              </text:list-item>
            </text:list>
          </text:deletion>
        </text:changed-region>
        <text:changed-region xml:id="ct2242577904176" text:id="ct2242577904176">
          <text:deletion>
            <office:change-info>
              <dc:creator>Unknown Author</dc:creator>
              <dc:date>2021-09-20T15:20:58</dc:date>
            </office:change-info>
            <text:list xml:id="list95937254829674" text:continue-numbering="true" text:style-name="_5f_Numérotation_20_des_20_exercices">
              <text:list-item>
                <text:list>
                  <text:list-item>
                    <text:p text:style-name="P136"><text:span text:style-name="_5f_Caractères"><text:span text:style-name="T220"/></text:span></text:p>
                  </text:list-item>
                  <text:list-item>
                    <text:p text:style-name="P136"><text:span text:style-name="_5f_Caractères"><text:span text:style-name="T220"/></text:span></text:p>
                  </text:list-item>
                </text:list>
              </text:list-item>
            </text:list>
          </text:deletion>
        </text:changed-region>
        <text:changed-region xml:id="ct2242577900576" text:id="ct22425779005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09696" text:id="ct2242577909696">
          <text:deletion>
            <office:change-info>
              <dc:creator>Unknown Author</dc:creator>
              <dc:date>2021-09-20T15:21:33</dc:date>
            </office:change-info>
            <text:list xml:id="list95935416984383" text:continue-numbering="true" text:style-name="_5f_Numérotation_20_des_20_exercices">
              <text:list-item>
                <text:list>
                  <text:list-item>
                    <text:p text:style-name="P136"><text:span text:style-name="_5f_Caractères"><text:span text:style-name="T221"></text:span></text:span></text:p>
                  </text:list-item>
                </text:list>
              </text:list-item>
            </text:list>
          </text:deletion>
        </text:changed-region>
        <text:changed-region xml:id="ct2242577899136" text:id="ct2242577899136">
          <text:insertion>
            <office:change-info>
              <dc:creator>Unknown Author</dc:creator>
              <dc:date>2021-09-20T15:21:33</dc:date>
            </office:change-info>
          </text:insertion>
        </text:changed-region>
        <text:changed-region xml:id="ct2242577909216" text:id="ct22425779092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896736" text:id="ct2242577896736">
          <text:insertion>
            <office:change-info>
              <dc:creator>Unknown Author</dc:creator>
              <dc:date>2021-09-20T15:22:02</dc:date>
            </office:change-info>
          </text:insertion>
        </text:changed-region>
        <text:changed-region xml:id="ct2242577895536" text:id="ct22425778955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896976" text:id="ct2242577896976">
          <text:deletion>
            <office:change-info>
              <dc:creator>Unknown Author</dc:creator>
              <dc:date>2021-09-20T15:22:12</dc:date>
            </office:change-info>
            <text:list xml:id="list95935995408847" text:continue-numbering="true" text:style-name="_5f_Numérotation_20_des_20_exercices">
              <text:list-item>
                <text:list>
                  <text:list-item>
                    <text:p text:style-name="P136"><text:span text:style-name="_5f_Caractères_5f_correction"><text:span text:style-name="T283">…</text:span></text:span></text:p>
                  </text:list-item>
                </text:list>
              </text:list-item>
            </text:list>
          </text:deletion>
        </text:changed-region>
        <text:changed-region xml:id="ct2242577895776" text:id="ct2242577895776">
          <text:insertion>
            <office:change-info>
              <dc:creator>Unknown Author</dc:creator>
              <dc:date>2021-09-20T15:22:12</dc:date>
            </office:change-info>
          </text:insertion>
        </text:changed-region>
        <text:changed-region xml:id="ct2242577904656" text:id="ct22425779046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898896" text:id="ct2242577898896">
          <text:deletion>
            <office:change-info>
              <dc:creator>Unknown Author</dc:creator>
              <dc:date>2021-09-20T15:22:05</dc:date>
            </office:change-info>
            <text:list xml:id="list95936275661051" text:continue-numbering="true" text:style-name="_5f_Numérotation_20_des_20_exercices">
              <text:list-item>
                <text:list>
                  <text:list-item>
                    <text:p text:style-name="P136"><text:span text:style-name="_5f_Caractères"><text:span text:style-name="T241"></text:span></text:span></text:p>
                  </text:list-item>
                </text:list>
              </text:list-item>
            </text:list>
          </text:deletion>
        </text:changed-region>
        <text:changed-region xml:id="ct2242577896016" text:id="ct2242577896016">
          <text:insertion>
            <office:change-info>
              <dc:creator>Unknown Author</dc:creator>
              <dc:date>2021-09-20T15:22:05</dc:date>
            </office:change-info>
          </text:insertion>
        </text:changed-region>
        <text:changed-region xml:id="ct2242577898416" text:id="ct22425778984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05136" text:id="ct2242577905136">
          <text:deletion>
            <office:change-info>
              <dc:creator>Unknown Author</dc:creator>
              <dc:date>2021-09-20T15:25:37</dc:date>
            </office:change-info>
            <text:list xml:id="list95936504961899" text:continue-numbering="true" text:style-name="_5f_Numérotation_20_des_20_exercices">
              <text:list-item>
                <text:h text:style-name="P144" text:outline-level="1"><text:span text:style-name="_5f_Caractères"> </text:span></text:h>
              </text:list-item>
            </text:list>
          </text:deletion>
        </text:changed-region>
        <text:changed-region xml:id="ct2242577900096" text:id="ct22425779000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07776" text:id="ct2242577907776">
          <text:format-change>
            <office:change-info>
              <dc:creator>Unknown Author</dc:creator>
              <dc:date>2021-09-20T14:56:51</dc:date>
            </office:change-info>
          </text:format-change>
        </text:changed-region>
        <text:changed-region xml:id="ct2242577905376" text:id="ct2242577905376">
          <text:format-change>
            <office:change-info>
              <dc:creator>Unknown Author</dc:creator>
              <dc:date>2021-09-20T14:56:51</dc:date>
            </office:change-info>
          </text:format-change>
        </text:changed-region>
        <text:changed-region xml:id="ct2242577896256" text:id="ct2242577896256">
          <text:format-change>
            <office:change-info>
              <dc:creator>Unknown Author</dc:creator>
              <dc:date>2021-09-20T14:56:51</dc:date>
            </office:change-info>
          </text:format-change>
        </text:changed-region>
        <text:changed-region xml:id="ct2242577896496" text:id="ct2242577896496">
          <text:format-change>
            <office:change-info>
              <dc:creator>Unknown Author</dc:creator>
              <dc:date>2021-09-20T14:56:51</dc:date>
            </office:change-info>
          </text:format-change>
        </text:changed-region>
        <text:changed-region xml:id="ct2242577897696" text:id="ct2242577897696">
          <text:format-change>
            <office:change-info>
              <dc:creator>Unknown Author</dc:creator>
              <dc:date>2021-09-20T14:56:53</dc:date>
            </office:change-info>
          </text:format-change>
        </text:changed-region>
        <text:changed-region xml:id="ct2242577902736" text:id="ct2242577902736">
          <text:format-change>
            <office:change-info>
              <dc:creator>Unknown Author</dc:creator>
              <dc:date>2021-09-20T14:56:53</dc:date>
            </office:change-info>
          </text:format-change>
        </text:changed-region>
        <text:changed-region xml:id="ct2242577903216" text:id="ct2242577903216">
          <text:format-change>
            <office:change-info>
              <dc:creator>Unknown Author</dc:creator>
              <dc:date>2021-09-20T14:56:53</dc:date>
            </office:change-info>
          </text:format-change>
        </text:changed-region>
        <text:changed-region xml:id="ct2242577906816" text:id="ct2242577906816">
          <text:format-change>
            <office:change-info>
              <dc:creator>Unknown Author</dc:creator>
              <dc:date>2021-09-20T14:56:53</dc:date>
            </office:change-info>
          </text:format-change>
        </text:changed-region>
        <text:changed-region xml:id="ct2242577900336" text:id="ct2242577900336">
          <text:format-change>
            <office:change-info>
              <dc:creator>Unknown Author</dc:creator>
              <dc:date>2021-09-20T14:56:53</dc:date>
            </office:change-info>
          </text:format-change>
        </text:changed-region>
        <text:changed-region xml:id="ct2242577899616" text:id="ct2242577899616">
          <text:deletion>
            <office:change-info>
              <dc:creator>Unknown Author</dc:creator>
              <dc:date>2021-09-20T15:23:53</dc:date>
            </office:change-info>
            <text:h text:style-name="_5f_Tableau_5f_Centré_5f_Gras" text:outline-level="1"><text:span text:style-name="_5f_pointillés_20_gris"><text:tab/></text:span></text:h>
          </text:deletion>
        </text:changed-region>
        <text:changed-region xml:id="ct2242577905616" text:id="ct2242577905616">
          <text:insertion>
            <office:change-info>
              <dc:creator>Unknown Author</dc:creator>
              <dc:date>2021-09-20T15:23:35</dc:date>
            </office:change-info>
          </text:insertion>
        </text:changed-region>
        <text:changed-region xml:id="ct2242577899376" text:id="ct2242577899376">
          <text:deletion>
            <office:change-info>
              <dc:creator>Unknown Author</dc:creator>
              <dc:date>2021-09-20T15:24:23</dc:date>
            </office:change-info>
            <text:h text:style-name="P119" text:outline-level="1"><text:span text:style-name="_5f_pointillés_20_gris"><text:tab/></text:span></text:h>
          </text:deletion>
        </text:changed-region>
        <text:changed-region xml:id="ct2242577906096" text:id="ct2242577906096">
          <text:insertion>
            <office:change-info>
              <dc:creator>Unknown Author</dc:creator>
              <dc:date>2021-09-20T15:24:21</dc:date>
            </office:change-info>
          </text:insertion>
        </text:changed-region>
        <text:changed-region xml:id="ct2242577900816" text:id="ct2242577900816">
          <text:format-change>
            <office:change-info>
              <dc:creator>Unknown Author</dc:creator>
              <dc:date>2021-09-20T14:56:55</dc:date>
            </office:change-info>
          </text:format-change>
        </text:changed-region>
        <text:changed-region xml:id="ct2242577908016" text:id="ct2242577908016">
          <text:format-change>
            <office:change-info>
              <dc:creator>Unknown Author</dc:creator>
              <dc:date>2021-09-20T14:56:55</dc:date>
            </office:change-info>
          </text:format-change>
        </text:changed-region>
        <text:changed-region xml:id="ct2242577908976" text:id="ct2242577908976">
          <text:format-change>
            <office:change-info>
              <dc:creator>Unknown Author</dc:creator>
              <dc:date>2021-09-20T14:56:55</dc:date>
            </office:change-info>
          </text:format-change>
        </text:changed-region>
        <text:changed-region xml:id="ct2242577909936" text:id="ct2242577909936">
          <text:format-change>
            <office:change-info>
              <dc:creator>Unknown Author</dc:creator>
              <dc:date>2021-09-20T14:56:55</dc:date>
            </office:change-info>
          </text:format-change>
        </text:changed-region>
        <text:changed-region xml:id="ct2242577898656" text:id="ct2242577898656">
          <text:format-change>
            <office:change-info>
              <dc:creator>Unknown Author</dc:creator>
              <dc:date>2021-09-20T14:56:55</dc:date>
            </office:change-info>
          </text:format-change>
        </text:changed-region>
        <text:changed-region xml:id="ct2242577897216" text:id="ct2242577897216">
          <text:format-change>
            <office:change-info>
              <dc:creator>Unknown Author</dc:creator>
              <dc:date>2021-09-20T14:56:57</dc:date>
            </office:change-info>
          </text:format-change>
        </text:changed-region>
        <text:changed-region xml:id="ct2242577905856" text:id="ct2242577905856">
          <text:format-change>
            <office:change-info>
              <dc:creator>Unknown Author</dc:creator>
              <dc:date>2021-09-20T14:56:57</dc:date>
            </office:change-info>
          </text:format-change>
        </text:changed-region>
        <text:changed-region xml:id="ct2242577908256" text:id="ct2242577908256">
          <text:format-change>
            <office:change-info>
              <dc:creator>Unknown Author</dc:creator>
              <dc:date>2021-09-20T14:56:57</dc:date>
            </office:change-info>
          </text:format-change>
        </text:changed-region>
        <text:changed-region xml:id="ct2242577906576" text:id="ct2242577906576">
          <text:format-change>
            <office:change-info>
              <dc:creator>Unknown Author</dc:creator>
              <dc:date>2021-09-20T14:56:57</dc:date>
            </office:change-info>
          </text:format-change>
        </text:changed-region>
        <text:changed-region xml:id="ct2242577903696" text:id="ct2242577903696">
          <text:format-change>
            <office:change-info>
              <dc:creator>Unknown Author</dc:creator>
              <dc:date>2021-09-20T14:56:57</dc:date>
            </office:change-info>
          </text:format-change>
        </text:changed-region>
        <text:changed-region xml:id="ct2242577910176" text:id="ct2242577910176">
          <text:insertion>
            <office:change-info>
              <dc:creator>Unknown Author</dc:creator>
              <dc:date>2021-09-20T15:25:00</dc:date>
            </office:change-info>
          </text:insertion>
        </text:changed-region>
        <text:changed-region xml:id="ct2242577910416" text:id="ct2242577910416">
          <text:deletion>
            <office:change-info>
              <dc:creator>Unknown Author</dc:creator>
              <dc:date>2021-09-20T15:24:58</dc:date>
            </office:change-info>
            <text:h text:style-name="P113" text:outline-level="1"><text:span text:style-name="_5f_pointillés_20_gris"><text:span text:style-name="T285"><text:tab/></text:span></text:span></text:h>
          </text:deletion>
        </text:changed-region>
        <text:changed-region xml:id="ct2242577899856" text:id="ct2242577899856">
          <text:insertion>
            <office:change-info>
              <dc:creator>Unknown Author</dc:creator>
              <dc:date>2021-09-20T15:25:16</dc:date>
            </office:change-info>
          </text:insertion>
        </text:changed-region>
        <text:changed-region xml:id="ct2242577901056" text:id="ct2242577901056">
          <text:deletion>
            <office:change-info>
              <dc:creator>Unknown Author</dc:creator>
              <dc:date>2021-09-20T15:25:15</dc:date>
            </office:change-info>
            <text:h text:style-name="P119" text:outline-level="1"><text:span text:style-name="_5f_pointillés_20_gris"><text:span text:style-name="T285"><text:tab/></text:span></text:span></text:h>
          </text:deletion>
        </text:changed-region>
        <text:changed-region xml:id="ct2242577901296" text:id="ct2242577901296">
          <text:deletion>
            <office:change-info>
              <dc:creator>Unknown Author</dc:creator>
              <dc:date>2021-09-20T15:25:47</dc:date>
            </office:change-info>
            <text:list xml:id="list95937020488298" text:continue-numbering="true" text:style-name="_5f_Numérotation_20_des_20_exercices">
              <text:list-item>
                <text:h text:style-name="P146" text:outline-level="1"><text:span text:style-name="_5f_Caractères"><text:span text:style-name="T238"> </text:span></text:span></text:h>
              </text:list-item>
            </text:list>
          </text:deletion>
        </text:changed-region>
        <text:changed-region xml:id="ct2242577903936" text:id="ct22425779039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77917616" text:id="ct2242577917616">
          <text:format-change>
            <office:change-info>
              <dc:creator>Unknown Author</dc:creator>
              <dc:date>2021-09-20T14:57:05</dc:date>
            </office:change-info>
          </text:format-change>
        </text:changed-region>
        <text:changed-region xml:id="ct2242577907536" text:id="ct2242577907536">
          <text:format-change>
            <office:change-info>
              <dc:creator>Unknown Author</dc:creator>
              <dc:date>2021-09-20T14:57:05</dc:date>
            </office:change-info>
          </text:format-change>
        </text:changed-region>
        <text:changed-region xml:id="ct2242560594016" text:id="ct2242560594016">
          <text:format-change>
            <office:change-info>
              <dc:creator>Unknown Author</dc:creator>
              <dc:date>2021-09-20T14:57:05</dc:date>
            </office:change-info>
          </text:format-change>
        </text:changed-region>
        <text:changed-region xml:id="ct2242560597136" text:id="ct2242560597136">
          <text:format-change>
            <office:change-info>
              <dc:creator>Unknown Author</dc:creator>
              <dc:date>2021-09-20T14:57:05</dc:date>
            </office:change-info>
          </text:format-change>
        </text:changed-region>
        <text:changed-region xml:id="ct2242560592816" text:id="ct22425605928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593536" text:id="ct22425605935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598336" text:id="ct22425605983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598576" text:id="ct22425605985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596416" text:id="ct2242560596416">
          <text:format-change>
            <office:change-info>
              <dc:creator>Unknown Author</dc:creator>
              <dc:date>2021-09-20T14:57:10</dc:date>
            </office:change-info>
          </text:format-change>
        </text:changed-region>
        <text:changed-region xml:id="ct2242560603136" text:id="ct2242560603136">
          <text:format-change>
            <office:change-info>
              <dc:creator>Unknown Author</dc:creator>
              <dc:date>2021-09-20T14:57:10</dc:date>
            </office:change-info>
          </text:format-change>
        </text:changed-region>
        <text:changed-region xml:id="ct2242560593776" text:id="ct2242560593776">
          <text:format-change>
            <office:change-info>
              <dc:creator>Unknown Author</dc:creator>
              <dc:date>2021-09-20T14:57:10</dc:date>
            </office:change-info>
          </text:format-change>
        </text:changed-region>
        <text:changed-region xml:id="ct2242560593056" text:id="ct2242560593056">
          <text:format-change>
            <office:change-info>
              <dc:creator>Unknown Author</dc:creator>
              <dc:date>2021-09-20T14:57:10</dc:date>
            </office:change-info>
          </text:format-change>
        </text:changed-region>
        <text:changed-region xml:id="ct2242560593296" text:id="ct2242560593296">
          <text:format-change>
            <office:change-info>
              <dc:creator>Unknown Author</dc:creator>
              <dc:date>2021-09-20T14:57:10</dc:date>
            </office:change-info>
          </text:format-change>
        </text:changed-region>
        <text:changed-region xml:id="ct2242560601216" text:id="ct2242560601216">
          <text:format-change>
            <office:change-info>
              <dc:creator>Unknown Author</dc:creator>
              <dc:date>2021-09-20T14:57:07</dc:date>
            </office:change-info>
          </text:format-change>
        </text:changed-region>
        <text:changed-region xml:id="ct2242560599776" text:id="ct2242560599776">
          <text:format-change>
            <office:change-info>
              <dc:creator>Unknown Author</dc:creator>
              <dc:date>2021-09-20T14:57:07</dc:date>
            </office:change-info>
          </text:format-change>
        </text:changed-region>
        <text:changed-region xml:id="ct2242560600256" text:id="ct2242560600256">
          <text:format-change>
            <office:change-info>
              <dc:creator>Unknown Author</dc:creator>
              <dc:date>2021-09-20T14:57:07</dc:date>
            </office:change-info>
          </text:format-change>
        </text:changed-region>
        <text:changed-region xml:id="ct2242560589456" text:id="ct2242560589456">
          <text:format-change>
            <office:change-info>
              <dc:creator>Unknown Author</dc:creator>
              <dc:date>2021-09-20T14:57:07</dc:date>
            </office:change-info>
          </text:format-change>
        </text:changed-region>
        <text:changed-region xml:id="ct2242560594256" text:id="ct2242560594256">
          <text:format-change>
            <office:change-info>
              <dc:creator>Unknown Author</dc:creator>
              <dc:date>2021-09-20T14:57:12</dc:date>
            </office:change-info>
          </text:format-change>
        </text:changed-region>
        <text:changed-region xml:id="ct2242560594496" text:id="ct2242560594496">
          <text:format-change>
            <office:change-info>
              <dc:creator>Unknown Author</dc:creator>
              <dc:date>2021-09-20T14:57:12</dc:date>
            </office:change-info>
          </text:format-change>
        </text:changed-region>
        <text:changed-region xml:id="ct2242560600496" text:id="ct2242560600496">
          <text:format-change>
            <office:change-info>
              <dc:creator>Unknown Author</dc:creator>
              <dc:date>2021-09-20T14:57:12</dc:date>
            </office:change-info>
          </text:format-change>
        </text:changed-region>
        <text:changed-region xml:id="ct2242560603616" text:id="ct2242560603616">
          <text:format-change>
            <office:change-info>
              <dc:creator>Unknown Author</dc:creator>
              <dc:date>2021-09-20T14:57:12</dc:date>
            </office:change-info>
          </text:format-change>
        </text:changed-region>
        <text:changed-region xml:id="ct2242560601696" text:id="ct2242560601696">
          <text:format-change>
            <office:change-info>
              <dc:creator>Unknown Author</dc:creator>
              <dc:date>2021-09-20T14:57:12</dc:date>
            </office:change-info>
          </text:format-change>
        </text:changed-region>
        <text:changed-region xml:id="ct2242560588496" text:id="ct2242560588496">
          <text:format-change>
            <office:change-info>
              <dc:creator>Unknown Author</dc:creator>
              <dc:date>2021-09-20T14:57:12</dc:date>
            </office:change-info>
          </text:format-change>
        </text:changed-region>
        <text:changed-region xml:id="ct2242560588976" text:id="ct22425605889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594976" text:id="ct22425605949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5136" text:id="ct22425606151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1296" text:id="ct22425606112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4816" text:id="ct22425606048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3856" text:id="ct22425606038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5056" text:id="ct22425606050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5616" text:id="ct22425606156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8656" text:id="ct22425606086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5376" text:id="ct22425606153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4096" text:id="ct22425606040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4656" text:id="ct22425606146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7936" text:id="ct22425606079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7056" text:id="ct22425606170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7696" text:id="ct22425606076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4896" text:id="ct22425606148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5296" text:id="ct22425606052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4336" text:id="ct22425606043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8176" text:id="ct22425606081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5776" text:id="ct22425606057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8896" text:id="ct22425606088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9136" text:id="ct22425606091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3696" text:id="ct22425606136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0336" text:id="ct22425606103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5536" text:id="ct22425606055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0576" text:id="ct22425606105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6096" text:id="ct22425606160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6336" text:id="ct22425606163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7296" text:id="ct22425606172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4416" text:id="ct22425606144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6016" text:id="ct22425606060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9376" text:id="ct22425606093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6736" text:id="ct22425606067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09856" text:id="ct22425606098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1056" text:id="ct22425606110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1536" text:id="ct22425606115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1776" text:id="ct22425606117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2016" text:id="ct22425606120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2256" text:id="ct22425606122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2496" text:id="ct22425606124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2736" text:id="ct22425606127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2976" text:id="ct22425606129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3216" text:id="ct22425606132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20416" text:id="ct22425606204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20176" text:id="ct224256062017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9696" text:id="ct22425606196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20896" text:id="ct22425606208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9936" text:id="ct224256061993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9216" text:id="ct224256061921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19456" text:id="ct22425606194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620656" text:id="ct224256062065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595696" text:id="ct2242560595696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2848" text:id="ct224256043284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7408" text:id="ct224256043740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4768" text:id="ct224256043476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6208" text:id="ct224256043620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7888" text:id="ct224256043788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6448" text:id="ct224256043644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8128" text:id="ct224256043812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8368" text:id="ct224256043836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23968" text:id="ct224256042396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27568" text:id="ct224256042756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1648" text:id="ct224256043164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24208" text:id="ct2242560424208">
          <text:format-change>
            <office:change-info>
              <dc:creator>Unknown Author</dc:creator>
              <dc:date>2021-09-20T14:48:10</dc:date>
            </office:change-info>
          </text:format-change>
        </text:changed-region>
        <text:changed-region xml:id="ct2242560436928" text:id="ct2242560436928">
          <text:format-change>
            <office:change-info>
              <dc:creator>Unknown Author</dc:creator>
              <dc:date>2021-09-20T14:48:1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935638400878" text:continue-numbering="true" text:style-name="_5f_Numérotation_20_des_20_exercices">
        <text:list-header>
          <text:h text:style-name="P147" text:outline-level="1"><draw:g text:anchor-type="paragraph" draw:z-index="0" draw:name="Shape5" draw:style-name="gr26"><draw:custom-shape draw:style-name="gr27" draw:text-style-name="P171" svg:width="3.964cm" svg:height="0.641cm" draw:transform="skewX (0.00279252680319092) rotate (0.0872664625997165) translate (-0.370416666666667cm -0.0934861111111111cm)"><text:p text:style-name="P170"><text:span text:style-name="T30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change-start text:change-id="ct2242577915456"/><text:span text:style-name="_5f_Caractères"><text:span text:style-name="T242"><draw:frame draw:style-name="fr1" draw:name="Cadre1" text:anchor-type="as-char" svg:width="9.135cm" draw:z-index="1"><draw:text-box fo:min-height="3.805cm"><text:section text:style-name="Sect1" text:name="Section1"><text:p text:style-name="P103"/><text:p text:style-name="P106"><text:span text:style-name="T264">a.</text:span><text:span text:style-name="T251"> </text:span><text:span text:style-name="T216">Effectue la division euclidienne de 183 par 12.</text:span></text:p><text:p text:style-name="P124"><text:span text:style-name="Character_5f_20_5f_style"><text:span text:style-name="T192">b</text:span></text:span><text:span text:style-name="Character_5f_20_5f_style"><text:span text:style-name="T193">.</text:span></text:span><text:span text:style-name="Character_5f_20_5f_style"><text:span text:style-name="T214"> </text:span></text:span><text:span text:style-name="Character_5f_20_5f_style"><text:span text:style-name="T213">278 </text:span></text:span><text:span text:style-name="_5f_pointillés_20_gris"><text:span text:style-name="T256">=</text:span></text:span><text:span text:style-name="Character_5f_20_5f_style"><text:span text:style-name="T213"> 6</text:span></text:span><text:span text:style-name="Character_5f_20_5f_style"><text:span text:style-name="T215"> </text:span></text:span><text:span text:style-name="Character_5f_20_5f_style"><text:span text:style-name="T217">×</text:span></text:span><text:span text:style-name="Character_5f_20_5f_style"><text:span text:style-name="T213"> 45</text:span></text:span><text:span text:style-name="Character_5f_20_5f_style"><text:span text:style-name="T215"> </text:span></text:span><text:span text:style-name="Character_5f_20_5f_style"><text:span text:style-name="T218"></text:span></text:span><text:span text:style-name="Character_5f_20_5f_style"><text:span text:style-name="T213"> 8 : quelle(s) division(s) euclidienne(s) cette égalité représente-t-elle ?</text:span></text:span></text:p><text:p text:style-name="P104"><text:span text:style-name="Character_5f_20_5f_style"><text:span text:style-name="T263">Correction</text:span></text:span></text:p><text:p text:style-name="P66"><draw:g text:anchor-type="paragraph" draw:z-index="2" draw:name="Shape6" draw:style-name="gr22"><draw:line draw:style-name="gr23" draw:text-style-name="P163" svg:x1="1.456cm" svg:y1="0.065cm" svg:x2="1.461cm" svg:y2="1.447cm"><text:p/></draw:line><draw:line draw:style-name="gr23" draw:text-style-name="P163" svg:x1="1.466cm" svg:y1="0.521cm" svg:x2="2.248cm" svg:y2="0.516cm"><text:p/></draw:line><draw:frame draw:style-name="gr24" draw:text-style-name="P165" svg:width="0.26cm" svg:height="0.472cm" svg:x="1.557cm" svg:y="0.07cm"><draw:text-box><text:p text:style-name="P164"><text:span text:style-name="T297">1</text:span></text:p></draw:text-box></draw:frame><draw:frame draw:style-name="gr24" draw:text-style-name="P165" svg:width="0.258cm" svg:height="0.472cm" svg:x="1.787cm" svg:y="0.07cm"><draw:text-box><text:p text:style-name="P164"><text:span text:style-name="T297">2</text:span></text:p></draw:text-box></draw:frame><draw:frame draw:style-name="gr25" draw:text-style-name="P166" svg:width="0.258cm" svg:height="0.47cm" svg:x="1.559cm" svg:y="0.571cm"><draw:text-box><text:p text:style-name="P164"><text:span text:style-name="T298">1</text:span></text:p></draw:text-box></draw:frame><draw:frame draw:style-name="gr24" draw:text-style-name="P167" svg:width="0.257cm" svg:height="0.472cm" svg:x="1.104cm" svg:y="0.07cm"><draw:text-box><text:p text:style-name="P164"><text:span text:style-name="T299">3</text:span></text:p></draw:text-box></draw:frame><draw:frame draw:style-name="gr24" draw:text-style-name="P167" svg:width="0.26cm" svg:height="0.472cm" svg:x="0.875cm" svg:y="0.07cm"><draw:text-box><text:p text:style-name="P164"><text:span text:style-name="T299">8</text:span></text:p></draw:text-box></draw:frame><draw:frame draw:style-name="gr24" draw:text-style-name="P167" svg:width="0.258cm" svg:height="0.472cm" svg:x="0.649cm" svg:y="0.07cm"><draw:text-box><text:p text:style-name="P164"><text:span text:style-name="T299">1</text:span></text:p></draw:text-box></draw:frame><draw:frame draw:style-name="gr25" draw:text-style-name="P168" svg:width="0.26cm" svg:height="0.47cm" svg:x="0.877cm" svg:y="0.571cm"><draw:text-box><text:p text:style-name="P164"><text:span text:style-name="T300">6</text:span></text:p></draw:text-box></draw:frame><draw:frame draw:style-name="gr25" draw:text-style-name="P168" svg:width="0.258cm" svg:height="0.47cm" svg:x="1.106cm" svg:y="0.571cm"><draw:text-box><text:p text:style-name="P164"><text:span text:style-name="T300">3</text:span></text:p></draw:text-box></draw:frame><draw:frame draw:style-name="gr25" draw:text-style-name="P166" svg:width="0.258cm" svg:height="0.47cm" svg:x="1.787cm" svg:y="0.571cm"><draw:text-box><text:p text:style-name="P164"><text:span text:style-name="T298">5</text:span></text:p></draw:text-box></draw:frame><draw:frame draw:style-name="gr25" draw:text-style-name="P169" svg:width="0.258cm" svg:height="0.47cm" svg:x="1.106cm" svg:y="1.026cm"><draw:text-box><text:p text:style-name="P164"><text:span text:style-name="T301">3</text:span></text:p></draw:text-box></draw:frame></draw:g><text:span text:style-name="T264">a.</text:span><text:span text:style-name="T251"> </text:span> <text:s text:c="7"/><text:span text:style-name="T257">On peut donc écrire :</text:span></text:p><text:list xml:id="list1635774820" text:style-name="List_20_1"><text:list-item><text:list><text:list-header><text:p text:style-name="P123"><text:span text:style-name="T258">183</text:span><text:span text:style-name="T259"> </text:span><text:span text:style-name="_5f_pointillés_20_gris"><text:span text:style-name="T154">=</text:span></text:span><text:span text:style-name="T154"> </text:span><text:span text:style-name="T260">12</text:span><text:span text:style-name="T154"> </text:span><text:span text:style-name="T155">×</text:span><text:span text:style-name="T154"> </text:span><text:span text:style-name="T261">15</text:span><text:span text:style-name="T154"> </text:span><text:span text:style-name="T156"></text:span><text:span text:style-name="T154"> </text:span><text:span text:style-name="T262">3</text:span><text:span text:style-name="T154"><text:line-break/>avec </text:span><text:span text:style-name="T262">3</text:span><text:span text:style-name="T154"> </text:span><text:span text:style-name="_5f_pointillés_20_gris"><text:span text:style-name="T157"></text:span></text:span><text:span text:style-name="T154"> </text:span><text:span text:style-name="T260">12</text:span><text:span text:style-name="T154">.</text:span></text:p></text:list-header></text:list></text:list-item></text:list><text:p text:style-name="P107"><text:span text:style-name="Character_5f_20_5f_style"><text:span text:style-name="T192">b</text:span></text:span><text:span text:style-name="Character_5f_20_5f_style"><text:span text:style-name="T193">.</text:span></text:span><text:span text:style-name="Character_5f_20_5f_style"><text:span text:style-name="T188"> </text:span></text:span><text:span text:style-name="Character_5f_20_5f_style"><text:span text:style-name="T189">8 </text:span></text:span><text:span text:style-name="_5f_pointillés_20_gris"><text:span text:style-name="T190"></text:span></text:span><text:span text:style-name="Character_5f_20_5f_style"><text:span text:style-name="T189"> 45 mais 8 </text:span></text:span><text:span text:style-name="_5f_pointillés_20_gris"><text:span text:style-name="T191"></text:span></text:span><text:span text:style-name="Character_5f_20_5f_style"><text:span text:style-name="T189"> 6 donc l’égalité représente la division euclidienne de 278 par 45, mais ne peut pas représenter celle de 278 par 6.</text:span></text:span></text:p></text:section></draw:text-box></draw:frame></text:span></text:span><text:change-end text:change-id="ct2242577915456"/></text:h>
        </text:list-header>
        <text:list-item>
          <text:h text:style-name="_5f_Titre_5f_Exercices_5f_sans_5f_Titre" text:outline-level="1"><draw:custom-shape text:anchor-type="paragraph" draw:z-index="5" draw:name="Shape7_1" draw:style-name="gr20" draw:text-style-name="P162" svg:width="1.265cm" svg:height="0.659cm" svg:x="3.138cm" svg:y="1.8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change text:change-id="ct2242577922176"/><text:change-start text:change-id="ct2242577918096"/><text:span text:style-name="_5f_Caractères">Entoure en bleu le dividende, en vert le reste, en noir le diviseur et en rouge le quotient entier puis complète.</text:span><text:change-end text:change-id="ct2242577918096"/>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B"/>
        <table:table-column table:style-name="Tableau1.F"/>
        <table:table-column table:style-name="Tableau1.G"/>
        <table:table-column table:style-name="Tableau1.D"/>
        <table:table-column table:style-name="Tableau1.B"/>
        <table:table-column table:style-name="Tableau1.J" table:number-columns-repeated="2"/>
        <table:table-column table:style-name="Tableau1.B"/>
        <table:table-column table:style-name="Tableau1.D"/>
        <table:table-column table:style-name="Tableau1.B"/>
        <table:table-column table:style-name="Tableau1.F"/>
        <table:table-column table:style-name="Tableau1.G"/>
        <table:table-column table:style-name="Tableau1.D"/>
        <table:table-column table:style-name="Tableau1.B"/>
        <table:table-column table:style-name="Tableau1.S"/>
        <table:table-row table:style-name="TableLine2242553133968">
          <table:table-cell table:style-name="Tableau1.A1" office:value-type="string">
            <text:h text:style-name="_5f_Tableau_5f_Centré_5f_Gras" text:outline-level="1"><draw:custom-shape text:anchor-type="paragraph" draw:z-index="8" draw:name="Shape7_4" draw:style-name="gr20" draw:text-style-name="P162" svg:width="1.265cm" svg:height="0.659cm" svg:x="7.42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pan text:style-name="T268"/></text:span></text:h>
          </table:table-cell>
          <table:table-cell table:style-name="Tableau1.A1" office:value-type="string">
            <text:h text:style-name="_5f_Tableau_5f_Centré_5f_Gras" text:outline-level="1"><draw:custom-shape text:anchor-type="paragraph" draw:z-index="3" draw:name="Shape7" draw:style-name="gr19" draw:text-style-name="P162" svg:width="2.061cm" svg:height="0.502cm" svg:x="0.258cm" svg:y="0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pan text:style-name="T268"/></text:span></text:h>
          </table:table-cell>
          <table:table-cell table:style-name="Tableau1.A1" office:value-type="string">
            <text:h text:style-name="_5f_Tableau_5f_Centré_5f_Gras" text:outline-level="1"><text:change-start text:change-id="ct2242577917856"/><text:span text:style-name="_5f_Caractères"><text:span text:style-name="T268">1</text:span></text:span><text:change-end text:change-id="ct2242577917856"/></text:h>
          </table:table-cell>
          <table:table-cell table:style-name="Tableau1.A1" office:value-type="string">
            <text:h text:style-name="_5f_Tableau_5f_Centré_5f_Gras" text:outline-level="1"><text:change-start text:change-id="ct2242577919056"/><text:span text:style-name="_5f_Caractères"><text:span text:style-name="T268">5</text:span></text:span><text:change-end text:change-id="ct2242577919056"/></text:h>
          </table:table-cell>
          <table:table-cell table:style-name="Tableau1.A1" office:value-type="string">
            <text:h text:style-name="_5f_Tableau_5f_Centré_5f_Gras" text:outline-level="1"><text:change-start text:change-id="ct2242577911856"/><text:span text:style-name="_5f_Caractères"><text:span text:style-name="T268">4</text:span></text:span><text:change-end text:change-id="ct2242577911856"/></text:h>
          </table:table-cell>
          <table:table-cell table:style-name="Tableau1.F1" office:value-type="string">
            <text:h text:style-name="_5f_Tableau_5f_Centré_5f_Gras" text:outline-level="1"><text:span text:style-name="_5f_Caractères"><text:span text:style-name="T268"/></text:span></text:h>
          </table:table-cell>
          <table:table-cell table:style-name="Tableau1.G1" office:value-type="string">
            <text:h text:style-name="_5f_Tableau_5f_Centré_5f_Gras" text:outline-level="1"><text:span text:style-name="_5f_Caractères"><text:span text:style-name="T268"/></text:span></text:h>
          </table:table-cell>
          <table:table-cell table:style-name="Tableau1.G1" office:value-type="string">
            <text:h text:style-name="_5f_Tableau_5f_Centré_5f_Gras" text:outline-level="1"><text:change-start text:change-id="ct2242577913296"/><text:span text:style-name="_5f_Caractères"><text:span text:style-name="T268">2</text:span></text:span><text:change-end text:change-id="ct2242577913296"/></text:h>
          </table:table-cell>
          <table:table-cell table:style-name="Tableau1.G1" office:value-type="string">
            <text:h text:style-name="_5f_Tableau_5f_Centré_5f_Gras" text:outline-level="1"><text:change-start text:change-id="ct2242577913536"/><text:span text:style-name="_5f_Caractères"><text:span text:style-name="T268">5</text:span></text:span><text:change-end text:change-id="ct2242577913536"/></text:h>
          </table:table-cell>
          <table:table-cell table:style-name="Tableau1.J1" office:value-type="string">
            <text:h text:style-name="_5f_Tableau_5f_Centré_5f_Gras" text:outline-level="1"><text:span text:style-name="_5f_Caractères"><text:span text:style-name="T268"/></text:span></text:h>
          </table:table-cell>
          <table:table-cell table:style-name="Tableau1.K1" office:value-type="string">
            <text:h text:style-name="_5f_Tableau_5f_Centré_5f_Gras" text:outline-level="1"><draw:custom-shape text:anchor-type="paragraph" draw:z-index="9" draw:name="Shape7_5" draw:style-name="gr19" draw:text-style-name="P162" svg:width="2.061cm" svg:height="0.502cm" svg:x="0.43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<text:span text:style-name="T268"/></text:span></text:h>
          </table:table-cell>
          <table:table-cell table:style-name="Tableau1.L1" office:value-type="string">
            <text:h text:style-name="_5f_Tableau_5f_Centré_5f_Gras" text:outline-level="1"><text:change-start text:change-id="ct2242577919296"/><text:span text:style-name="_5f_Caractères"><text:span text:style-name="T268">8</text:span></text:span><text:change-end text:change-id="ct2242577919296"/></text:h>
          </table:table-cell>
          <table:table-cell table:style-name="Tableau1.Q3" office:value-type="string">
            <text:h text:style-name="_5f_Tableau_5f_Centré_5f_Gras" text:outline-level="1"><text:change-start text:change-id="ct2242577914736"/><text:span text:style-name="_5f_Caractères"><text:span text:style-name="T268">8</text:span></text:span><text:change-end text:change-id="ct2242577914736"/></text:h>
          </table:table-cell>
          <table:table-cell table:style-name="Tableau1.N1" office:value-type="string">
            <text:h text:style-name="_5f_Tableau_5f_Centré_5f_Gras" text:outline-level="1"><text:change-start text:change-id="ct2242577923376"/><text:span text:style-name="_5f_Caractères"><text:span text:style-name="T268">4</text:span></text:span><text:change-end text:change-id="ct2242577923376"/></text:h>
          </table:table-cell>
          <table:table-cell table:style-name="Tableau1.O3" office:value-type="string">
            <text:h text:style-name="_5f_Tableau_5f_Centré_5f_Gras" text:outline-level="1"><text:span text:style-name="_5f_Caractères"><text:span text:style-name="T268"/></text:span></text:h>
          </table:table-cell>
          <table:table-cell table:style-name="Tableau1.P1" office:value-type="string">
            <text:h text:style-name="_5f_Tableau_5f_Centré_5f_Gras" text:outline-level="1"><text:span text:style-name="_5f_Caractères"><text:span text:style-name="T268"/></text:span></text:h>
          </table:table-cell>
          <table:table-cell table:style-name="Tableau1.Q1" office:value-type="string">
            <text:h text:style-name="_5f_Tableau_5f_Centré_5f_Gras" text:outline-level="1"><text:change-start text:change-id="ct2242577913776"/><text:span text:style-name="_5f_Caractères"><text:span text:style-name="T268">3</text:span></text:span><text:change-end text:change-id="ct2242577913776"/></text:h>
          </table:table-cell>
          <table:table-cell table:style-name="Tableau1.R1" office:value-type="string">
            <text:h text:style-name="_5f_Tableau_5f_Centré_5f_Gras" text:outline-level="1"><text:change-start text:change-id="ct2242577923856"/><text:span text:style-name="_5f_Caractères"><text:span text:style-name="T268">4</text:span></text:span><text:change-end text:change-id="ct2242577923856"/></text:h>
          </table:table-cell>
          <table:table-cell table:style-name="Tableau1.S1" office:value-type="string">
            <text:h text:style-name="_5f_Tableau_5f_Centré_5f_Gras" text:outline-level="1"><text:span text:style-name="_5f_Caractères"><text:span text:style-name="T268"/></text:span></text:h>
          </table:table-cell>
        </table:table-row>
        <table:table-row table:style-name="TableLine2242553139408">
          <table:table-cell table:style-name="Tableau1.A1" office:value-type="string">
            <text:h text:style-name="_5f_Tableau_5f_Centré_5f_Gras" text:outline-level="1"><text:span text:style-name="_5f_Caractères"/></text:h>
          </table:table-cell>
          <table:table-cell table:style-name="Tableau1.G1" office:value-type="string">
            <text:h text:style-name="_5f_Tableau_5f_Centré" text:outline-level="1"><text:change-start text:change-id="ct2242577914976"/><text:span text:style-name="_5f_Caractères">─</text:span><text:change-end text:change-id="ct2242577914976"/></text:h>
          </table:table-cell>
          <table:table-cell table:style-name="Tableau1.G1" office:value-type="string">
            <text:h text:style-name="_5f_Tableau_5f_Centré" text:outline-level="1"><text:change-start text:change-id="ct2242577920016"/><text:span text:style-name="_5f_Caractères">1</text:span><text:change-end text:change-id="ct2242577920016"/></text:h>
          </table:table-cell>
          <table:table-cell table:style-name="Tableau1.G1" office:value-type="string">
            <text:h text:style-name="_5f_Tableau_5f_Centré" text:outline-level="1"><text:change-start text:change-id="ct2242577915216"/><text:span text:style-name="_5f_Caractères">5</text:span><text:change-end text:change-id="ct2242577915216"/></text:h>
          </table:table-cell>
          <table:table-cell table:style-name="Tableau1.G1" office:value-type="string">
            <text:h text:style-name="_5f_Tableau_5f_Centré" text:outline-level="1"><text:change-start text:change-id="ct2242577924096"/><text:span text:style-name="_5f_Caractères">0</text:span><text:change-end text:change-id="ct2242577924096"/></text:h>
          </table:table-cell>
          <table:table-cell table:style-name="Tableau1.F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draw:custom-shape text:anchor-type="paragraph" draw:z-index="6" draw:name="Shape7_2" draw:style-name="gr21" draw:text-style-name="P162" svg:width="1.154cm" svg:height="0.461cm" svg:x="0.034cm" svg:y="0.0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</table:table-cell>
          <table:table-cell table:style-name="Tableau1.A1" office:value-type="string">
            <text:h text:style-name="_5f_Tableau_5f_Centré" text:outline-level="1"><text:change-start text:change-id="ct2242577921456"/><text:span text:style-name="_5f_Caractères">6</text:span><text:change-end text:change-id="ct2242577921456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J1" office:value-type="string">
            <text:h text:style-name="_5f_Tableau_5f_Centré" text:outline-level="1"><text:span text:style-name="_5f_Caractères"/></text:h>
          </table:table-cell>
          <table:table-cell table:style-name="Tableau1.K2" office:value-type="string">
            <text:h text:style-name="_5f_Tableau_5f_Centré" text:outline-level="1"><text:span text:style-name="_5f_Caractères"/></text:h>
          </table:table-cell>
          <table:table-cell table:style-name="Tableau1.L2" office:value-type="string">
            <text:h text:style-name="_5f_Tableau_5f_Centré" text:outline-level="1"><text:change-start text:change-id="ct2242577923136"/><text:span text:style-name="_5f_Caractères">2</text:span><text:change-end text:change-id="ct2242577923136"/></text:h>
          </table:table-cell>
          <table:table-cell table:style-name="Tableau1.Q3" office:value-type="string">
            <text:h text:style-name="_5f_Tableau_5f_Centré" text:outline-level="1"><text:change-start text:change-id="ct2242577910896"/><text:span text:style-name="_5f_Caractères">0</text:span><text:change-end text:change-id="ct2242577910896"/></text:h>
          </table:table-cell>
          <table:table-cell table:style-name="Tableau1.N2" office:value-type="string">
            <text:h text:style-name="_5f_Tableau_5f_Centré" text:outline-level="1"><text:change-start text:change-id="ct2242577920496"/><text:span text:style-name="_5f_Caractères">4</text:span><text:change-end text:change-id="ct2242577920496"/></text:h>
          </table:table-cell>
          <table:table-cell table:style-name="Tableau1.O3" office:value-type="string">
            <text:h text:style-name="_5f_Tableau_5f_Centré" text:outline-level="1"><text:span text:style-name="_5f_Caractères"/></text:h>
          </table:table-cell>
          <table:table-cell table:style-name="Tableau1.P2" office:value-type="string">
            <text:h text:style-name="_5f_Tableau_5f_Centré" text:outline-level="1"><draw:custom-shape text:anchor-type="paragraph" draw:z-index="7" draw:name="Shape7_3" draw:style-name="gr21" draw:text-style-name="P162" svg:width="1.154cm" svg:height="0.461cm" svg:x="0.058cm" svg:y="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</table:table-cell>
          <table:table-cell table:style-name="Tableau1.Q3" office:value-type="string">
            <text:h text:style-name="_5f_Tableau_5f_Centré" text:outline-level="1"><text:change-start text:change-id="ct2242577918336"/><text:span text:style-name="_5f_Caractères">2</text:span><text:change-end text:change-id="ct2242577918336"/></text:h>
          </table:table-cell>
          <table:table-cell table:style-name="Tableau1.R2" office:value-type="string">
            <text:h text:style-name="_5f_Tableau_5f_Centré" text:outline-level="1"><text:change-start text:change-id="ct2242577920976"/><text:span text:style-name="_5f_Caractères">6</text:span><text:change-end text:change-id="ct2242577920976"/></text:h>
          </table:table-cell>
          <table:table-cell table:style-name="Tableau1.S2" office:value-type="string">
            <text:h text:style-name="_5f_Tableau_5f_Centré" text:outline-level="1"><text:span text:style-name="_5f_Caractères"/></text:h>
          </table:table-cell>
        </table:table-row>
        <table:table-row table:style-name="TableLine2242553144304">
          <table:table-cell table:style-name="Tableau1.A1" office:value-type="string">
            <text:h text:style-name="_5f_Tableau_5f_Centré_5f_Gras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draw:custom-shape text:anchor-type="paragraph" draw:z-index="4" draw:name="Shape7_0" draw:style-name="gr18" draw:text-style-name="P162" svg:width="0.854cm" svg:height="0.502cm" svg:x="0.332cm" svg:y="0.0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</table:table-cell>
          <table:table-cell table:style-name="Tableau1.A1" office:value-type="string">
            <text:h text:style-name="_5f_Tableau_5f_Centré" text:outline-level="1"><text:change-start text:change-id="ct2242577911136"/><text:span text:style-name="_5f_Caractères">4</text:span><text:change-end text:change-id="ct2242577911136"/></text:h>
          </table:table-cell>
          <table:table-cell table:style-name="Tableau1.F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J1" office:value-type="string">
            <text:h text:style-name="_5f_Tableau_5f_Centré" text:outline-level="1"><text:span text:style-name="_5f_Caractères"/></text:h>
          </table:table-cell>
          <table:table-cell table:style-name="Tableau1.K3" office:value-type="string">
            <text:h text:style-name="_5f_Tableau_5f_Centré" text:outline-level="1"><text:span text:style-name="_5f_Caractères"/></text:h>
          </table:table-cell>
          <table:table-cell table:style-name="Tableau1.L3" office:value-type="string">
            <text:h text:style-name="_5f_Tableau_5f_Centré" text:outline-level="1"><text:span text:style-name="_5f_Caractères"/></text:h>
          </table:table-cell>
          <table:table-cell table:style-name="Tableau1.Q3" office:value-type="string">
            <text:h text:style-name="_5f_Tableau_5f_Centré" text:outline-level="1"><draw:custom-shape text:anchor-type="paragraph" draw:z-index="10" draw:name="Shape7_6" draw:style-name="gr18" draw:text-style-name="P162" svg:width="0.854cm" svg:height="0.502cm" svg:x="0.309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</table:table-cell>
          <table:table-cell table:style-name="Tableau1.N3" office:value-type="string">
            <text:h text:style-name="_5f_Tableau_5f_Centré" text:outline-level="1"><text:change-start text:change-id="ct2242577921696"/><text:span text:style-name="_5f_Caractères">0</text:span><text:change-end text:change-id="ct2242577921696"/></text:h>
          </table:table-cell>
          <table:table-cell table:style-name="Tableau1.O3" office:value-type="string">
            <text:h text:style-name="_5f_Tableau_5f_Centré" text:outline-level="1"><text:span text:style-name="_5f_Caractères"/></text:h>
          </table:table-cell>
          <table:table-cell table:style-name="Tableau1.P3" office:value-type="string">
            <text:h text:style-name="_5f_Tableau_5f_Centré" text:outline-level="1"><text:span text:style-name="_5f_Caractères"/></text:h>
          </table:table-cell>
          <table:table-cell table:style-name="Tableau1.Q3" office:value-type="string">
            <text:h text:style-name="_5f_Tableau_5f_Centré" text:outline-level="1"><text:span text:style-name="_5f_Caractères"/></text:h>
          </table:table-cell>
          <table:table-cell table:style-name="Tableau1.R3" office:value-type="string">
            <text:h text:style-name="_5f_Tableau_5f_Centré" text:outline-level="1"><text:span text:style-name="_5f_Caractères"/></text:h>
          </table:table-cell>
          <table:table-cell table:style-name="Tableau1.S3" office:value-type="string">
            <text:h text:style-name="_5f_Tableau_5f_Centré" text:outline-level="1"><text:span text:style-name="_5f_Caractères"/></text:h>
          </table:table-cell>
        </table:table-row>
        <table:table-row table:style-name="Tableau1.4">
          <table:table-cell table:style-name="Tableau1.A1" office:value-type="string">
            <text:h text:style-name="_5f_Tableau_5f_Centré_5f_Gras" text:outline-level="1"><text:span text:style-name="_5f_Caractères"/></text:h>
          </table:table-cell>
          <table:table-cell table:style-name="Tableau1.J1" table:number-columns-spanned="9" office:value-type="string">
            <text:h text:style-name="_5f_Tableau_5f_Centré" text:outline-level="1"><text:span text:style-name="_5f_Caractères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4" office:value-type="string">
            <text:h text:style-name="_5f_Tableau_5f_Centré" text:outline-level="1"><text:span text:style-name="_5f_Caractères"/></text:h>
          </table:table-cell>
          <table:table-cell table:style-name="Tableau1.L4" table:number-columns-spanned="8" office:value-type="string">
            <text:h text:style-name="_5f_Tableau_5f_Centré" text:outline-level="1"><text:span text:style-name="_5f_Caractères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1" table:number-columns-spanned="10" office:value-type="string">
            <text:h text:style-name="_5f_Tableau_5f_Centré_5f_Gras" text:outline-level="1"><text:change-start text:change-id="ct2242577915696"/><text:span text:style-name="_5f_Caractères"><text:span text:style-name="T268">Le quotient entier <text:line-break/>de 154 par 25 est </text:span></text:span><text:span text:style-name="_5f_Caractères_5f_correction"><text:span text:style-name="T268">6</text:span></text:span><text:span text:style-name="_5f_Caractères"><text:span text:style-name="T268"><text:line-break/>et il reste</text:span></text:span><text:change-end text:change-id="ct2242577915696"/><text:change-start text:change-id="ct2242577921216"/><text:span text:style-name="_5f_Caractères"><text:span text:style-name="T268"> </text:span></text:span><text:change-end text:change-id="ct2242577921216"/><text:change text:change-id="ct2242577921936"/><text:change-start text:change-id="ct2242577924336"/><text:span text:style-name="_5f_Caractères_5f_correction"><text:span text:style-name="T269">4</text:span></text:span><text:change-end text:change-id="ct2242577924336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5" table:number-columns-spanned="9" office:value-type="string">
            <text:h text:style-name="_5f_Tableau_5f_Centré" text:outline-level="1"><text:change-start text:change-id="ct2242577918576"/><text:span text:style-name="_5f_Caractères">Le quotient entier <text:line-break/>de 884 par 34 est </text:span><text:change-end text:change-id="ct2242577918576"/><text:change text:change-id="ct2242577922896"/><text:change-start text:change-id="ct2242577914016"/><text:span text:style-name="_5f_Caractères_5f_correction"><text:span text:style-name="T222">34</text:span></text:span><text:change-end text:change-id="ct2242577914016"/><text:change-start text:change-id="ct2242577924576"/><text:span text:style-name="_5f_Caractères"> <text:line-break/>et il reste </text:span><text:change-end text:change-id="ct2242577924576"/><text:change text:change-id="ct2242577911616"/><text:change-start text:change-id="ct2242577915936"/><text:span text:style-name="_5f_Caractères_5f_correction"><text:span text:style-name="T222">0</text:span></text:span><text:change-end text:change-id="ct2242577915936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95936011111703" text:continue-list="list95935638400878" text:style-name="_5f_Numérotation_20_des_20_exercices">
        <text:list-item>
          <text:h text:style-name="P141" text:outline-level="1"><text:change text:change-id="ct2242577924816"/><text:change-start text:change-id="ct2242577925056"/><text:span text:style-name="_5f_Caractères_5f_gras">Division posée</text:span><text:change-end text:change-id="ct2242577925056"/></text:h>
        </text:list-item>
      </text:list>
      <text:h text:style-name="_5f_Paragraphe" text:outline-level="1"><text:change-start text:change-id="ct2242577912096"/><text:span text:style-name="_5f_Caractères"><text:span text:style-name="T244">E</text:span></text:span><text:span text:style-name="_5f_Caractères">ffectue les divisions euclidiennes </text:span><text:span text:style-name="_5f_Caractères"><text:span text:style-name="T245">suivantes.</text:span></text:span><text:change-end text:change-id="ct2242577912096"/></text:h>
      <text:section text:style-name="Sect2" text:name="Section10">
        <table:table table:name="Tableau16" table:style-name="Tableau16">
          <table:table-column table:style-name="Tableau16.A" table:number-columns-repeated="2"/>
          <table:table-header-rows>
            <table:table-row table:style-name="TableLine2242553148384">
              <table:table-cell table:style-name="Tableau16.A1" table:number-rows-spanned="2" office:value-type="string">
                <text:h text:style-name="_5f_Tableau_20_Droit" text:outline-level="1"><text:change-start text:change-id="ct2242577925536"/><text:span text:style-name="_5f_Caractères">3 7</text:span><text:change-end text:change-id="ct2242577925536"/><text:change text:change-id="ct2242577914256"/><text:change-start text:change-id="ct2242577916176"/></text:h>
                <text:h text:style-name="_5f_Tableau_20_Droit" text:outline-level="1"><text:span text:style-name="_5f_Caractères_5f_correction">2</text:span><text:change-end text:change-id="ct2242577916176"/></text:h>
              </table:table-cell>
              <table:table-cell table:style-name="Tableau16.B1" office:value-type="float" office:value="5">
                <text:h text:style-name="_5f_Tableau_20_Gauche" text:outline-level="1"><text:change-start text:change-id="ct2242577925776"/><text:span text:style-name="_5f_Caractères">5</text:span><text:change-end text:change-id="ct2242577925776"/></text:h>
              </table:table-cell>
            </table:table-row>
          </table:table-header-rows>
          <table:table-row table:style-name="TableLine2242553156272">
            <table:covered-table-cell/>
            <table:table-cell table:style-name="Tableau16.B2" office:value-type="string">
              <text:h text:style-name="P110" text:outline-level="1"><text:change-start text:change-id="ct2242577911376"/><text:span text:style-name="_5f_Caractères_5f_correction"><text:span text:style-name="T277">7</text:span></text:span><text:change-end text:change-id="ct2242577911376"/><text:change-start text:change-id="ct2242577912336"/></text:h>
              <text:h text:style-name="_5f_Tableau_5f_Centré" text:outline-level="1"><text:span text:style-name="_5f_Caractères"/></text:h>
              <text:h text:style-name="_5f_Tableau_5f_Centré" text:outline-level="1"><text:change-end text:change-id="ct2242577912336"/><text:span text:style-name="_5f_Caractères"/></text:h>
            </table:table-cell>
          </table:table-row>
        </table:table>
        <table:table table:name="Tableau17" table:style-name="Tableau17">
          <table:table-column table:style-name="Tableau17.A"/>
          <table:table-column table:style-name="Tableau17.B"/>
          <table:table-header-rows>
            <table:table-row table:style-name="TableLine2242553155184">
              <table:table-cell table:style-name="Tableau17.A1" table:number-rows-spanned="2" office:value-type="string">
                <text:h text:style-name="P111" text:outline-level="1"><text:change-start text:change-id="ct2242577914496"/><text:span text:style-name="_5f_Caractères"><text:span text:style-name="T268">1 4 1</text:span></text:span><text:change-end text:change-id="ct2242577914496"/><text:change-start text:change-id="ct2242577912816"/></text:h>
                <text:h text:style-name="P109" text:outline-level="1"><text:change-end text:change-id="ct2242577912816"/><text:span text:style-name="_5f_Caractères_5f_correction"><text:span text:style-name="T291">6 <text:s/>1</text:span></text:span></text:h>
                <text:h text:style-name="P109" text:outline-level="1"><text:span text:style-name="_5f_Caractères_5f_correction"><text:span text:style-name="T291">5</text:span></text:span></text:h>
              </table:table-cell>
              <table:table-cell table:style-name="Tableau17.B1" office:value-type="string">
                <text:h text:style-name="_5f_Tableau_20_Gauche" text:outline-level="1"><text:change-start text:change-id="ct2242577916896"/><text:span text:style-name="_5f_Caractères">8</text:span><text:change-end text:change-id="ct2242577916896"/></text:h>
              </table:table-cell>
            </table:table-row>
          </table:table-header-rows>
          <table:table-row table:style-name="TableLine2242553141040">
            <table:covered-table-cell/>
            <table:table-cell table:style-name="Tableau17.B2" office:value-type="string">
              <text:h text:style-name="_5f_Tableau_20_Gauche" text:outline-level="1"><text:change-start text:change-id="ct2242577913056"/><text:span text:style-name="_5f_Caractères_5f_correction">17</text:span><text:change-end text:change-id="ct2242577913056"/><text:change-start text:change-id="ct2242577927936"/></text:h>
              <text:h text:style-name="_5f_Tableau_5f_Centré" text:outline-level="1"><text:span text:style-name="_5f_Caractères"/></text:h>
              <text:h text:style-name="_5f_Tableau_5f_Centré" text:outline-level="1"><text:change-end text:change-id="ct2242577927936"/><text:span text:style-name="_5f_Caractères"/></text:h>
            </table:table-cell>
          </table:table-row>
        </table:table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Line2242553145936">
              <table:table-cell table:style-name="Tableau18.A1" table:number-rows-spanned="2" office:value-type="string">
                <text:h text:style-name="P108" text:outline-level="1"><text:change-start text:change-id="ct2242577927216"/><text:span text:style-name="_5f_Caractères">6 3 5</text:span><text:change-end text:change-id="ct2242577927216"/><text:change-start text:change-id="ct2242577927696"/></text:h>
                <text:h text:style-name="P108" text:outline-level="1"><text:change-end text:change-id="ct2242577927696"/><text:span text:style-name="_5f_Caractères_5f_correction"><text:span text:style-name="T291">0 </text:span></text:span><text:change-start text:change-id="ct2242577927456"/><text:span text:style-name="_5f_Caractères_5f_correction"><text:span text:style-name="T277">5</text:span></text:span><text:change-end text:change-id="ct2242577927456"/></text:h>
                <text:h text:style-name="P109" text:outline-level="1"><text:span text:style-name="_5f_Caractères_5f_correction"><text:span text:style-name="T291">5</text:span></text:span></text:h>
              </table:table-cell>
              <table:table-cell table:style-name="Tableau18.B1" office:value-type="string">
                <text:h text:style-name="_5f_Tableau_20_Gauche" text:outline-level="1"><text:change-start text:change-id="ct2242577926256"/><text:span text:style-name="_5f_Caractères">9</text:span><text:change-end text:change-id="ct2242577926256"/></text:h>
              </table:table-cell>
            </table:table-row>
          </table:table-header-rows>
          <table:table-row table:style-name="TableLine2242553154096">
            <table:covered-table-cell/>
            <table:table-cell table:style-name="Tableau18.B2" office:value-type="string">
              <text:h text:style-name="_5f_Tableau_20_Gauche" text:outline-level="1"><text:change-start text:change-id="ct2242577926496"/><text:span text:style-name="_5f_Caractères_5f_correction">70</text:span><text:change-end text:change-id="ct2242577926496"/><text:change-start text:change-id="ct2242577926736"/></text:h>
              <text:h text:style-name="_5f_Tableau_5f_Centré" text:outline-level="1"><text:span text:style-name="_5f_Caractères"/></text:h>
              <text:h text:style-name="_5f_Tableau_5f_Centré" text:outline-level="1"><text:change-end text:change-id="ct2242577926736"/><text:span text:style-name="_5f_Caractères"/></text:h>
            </table:table-cell>
          </table:table-row>
        </table:table>
        <text:h text:style-name="_5f_Paragraphe" text:outline-level="1"><text:span text:style-name="_5f_Caractères"/></text:h>
      </text:section>
      <text:list xml:id="list95936750327231" text:continue-numbering="true" text:style-name="_5f_Numérotation_20_des_20_exercices">
        <text:list-header>
          <text:h text:style-name="P145" text:outline-level="1"><text:change text:change-id="ct2242577910656"/><text:change-start text:change-id="ct2242577908496"/><text:span text:style-name="_5f_Caractères"><text:span text:style-name="_5f_Caractères"/></text:span></text:h>
        </text:list-header>
        <text:list-item>
          <text:h text:style-name="P148" text:outline-level="1"><text:change-end text:change-id="ct2242577908496"/><text:change-start text:change-id="ct2242577897456"/><text:span text:style-name="_5f_Caractères"><text:span text:style-name="T272">Complète chacune de ces divisions d’après les indications, puis cherche le nombre manquant dans chaque division.</text:span></text:span><text:change-end text:change-id="ct2242577897456"/></text:h>
        </text:list-item>
      </text:list>
      <text:section text:style-name="Sect3" text:name="Section12">
        <text:list xml:id="list95935470703418" text:continue-list="list2072455301" text:style-name="_5f_Numérotation_20_des_20_exercices">
          <text:list-item>
            <text:list>
              <text:list-item text:start-value="1">
                <text:p text:style-name="P136"><text:change-start text:change-id="ct2242577901536"/><text:span text:style-name="_5f_Caractères">Le reste est 1. </text:span><text:change-end text:change-id="ct2242577901536"/><text:change text:change-id="ct2242577897936"/><text:change text:change-id="ct2242577898176"/><text:change text:change-id="ct2242577902016"/></text:p>
              </text:list-item>
            </text:list>
          </text:list-item>
        </text:list>
        <table:table table:name="Tableau21" table:style-name="Tableau21">
          <table:table-column table:style-name="Tableau21.A"/>
          <table:table-column table:style-name="Tableau21.B"/>
          <table:table-column table:style-name="Tableau21.C"/>
          <table:table-row table:style-name="TableLine2242553143760">
            <table:table-cell table:style-name="Tableau21.A1">
              <text:h text:style-name="_5f_Tableau_20_Droit" text:outline-level="1"/>
            </table:table-cell>
            <table:table-cell table:style-name="Tableau21.B1" office:value-type="float" office:value="265">
              <text:h text:style-name="_5f_Tableau_20_Droit" text:outline-level="1"><text:change-start text:change-id="ct2242577909456"/>265<text:change-end text:change-id="ct2242577909456"/></text:h>
            </table:table-cell>
            <table:table-cell table:style-name="Tableau21.C1" office:value-type="float" office:value="11">
              <text:h text:style-name="_5f_Tableau_20_Gauche" text:outline-level="1"><text:change-start text:change-id="ct2242577902256"/>11<text:change-end text:change-id="ct2242577902256"/></text:h>
            </table:table-cell>
          </table:table-row>
          <table:table-row table:style-name="TableLine2242553151376">
            <table:table-cell table:style-name="Tableau21.A2" office:value-type="string">
              <text:h text:style-name="_5f_Tableau_20_Droit" text:outline-level="1"/>
            </table:table-cell>
            <table:table-cell table:style-name="Tableau21.B2" office:value-type="string">
              <text:h text:style-name="_5f_Tableau_20_Droit" text:outline-level="1"><text:change-start text:change-id="ct2242577906336"/><text:s text:c="2"/><text:change-end text:change-id="ct2242577906336"/><text:change text:change-id="ct2242577908736"/><text:change-start text:change-id="ct2242577904416"/><text:span text:style-name="_5f_Caractères_5f_correction"><text:span text:style-name="T222">1</text:span></text:span><text:change-end text:change-id="ct2242577904416"/></text:h>
            </table:table-cell>
            <table:table-cell table:style-name="Tableau21.C2" office:value-type="string">
              <text:h text:style-name="_5f_Tableau_20_Gauche" text:outline-level="1"><text:change text:change-id="ct2242577902976"/><text:change-start text:change-id="ct2242577903456"/><text:span text:style-name="_5f_Caractères_5f_correction">24</text:span><text:change-end text:change-id="ct2242577903456"/></text:h>
            </table:table-cell>
          </table:table-row>
        </table:table>
        <text:h text:style-name="_5f_Paragraphe" text:outline-level="1"><text:change-start text:change-id="ct2242577902496"/><text:span text:style-name="_5f_Caractères"/></text:h>
        <text:list xml:id="list95937144774557" text:continue-numbering="true" text:style-name="_5f_Numérotation_20_des_20_exercices">
          <text:list-item>
            <text:list>
              <text:list-item>
                <text:p text:style-name="P137"><text:span text:style-name="_5f_Caractères">Le quotient est </text:span><text:span text:style-name="_5f_Caractères"><text:span text:style-name="T245">190.</text:span></text:span></text:p>
              </text:list-item>
            </text:list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Line2242553151648">
            <table:table-cell table:style-name="Table1.A1" office:value-type="float" office:value="954">
              <text:h text:style-name="_5f_Tableau_20_Droit" text:outline-level="1">954</text:h>
            </table:table-cell>
            <table:table-cell table:style-name="Table1.B1" office:value-type="float" office:value="5">
              <text:h text:style-name="_5f_Tableau_20_Gauche" text:outline-level="1">5</text:h>
            </table:table-cell>
          </table:table-row>
          <table:table-row table:style-name="TableLine2242553152736">
            <table:table-cell table:style-name="Table1.A2" office:value-type="string">
              <text:h text:style-name="_5f_Tableau_20_Droit" text:outline-level="1"><text:span text:style-name="_5f_Caractères_5f_correction">4</text:span></text:h>
            </table:table-cell>
            <table:table-cell table:style-name="Table1.B2" office:value-type="string">
              <text:h text:style-name="_5f_Tableau_20_Gauche" text:outline-level="1"><text:span text:style-name="_5f_Caractères_5f_correction">190</text:span></text:h>
            </table:table-cell>
          </table:table-row>
        </table:table>
        <text:h text:style-name="P114" text:outline-level="1"><text:change-end text:change-id="ct2242577902496"/><text:span text:style-name="_5f_Caractères"><text:span text:style-name="T220"/></text:span></text:h>
      </text:section>
      <text:section text:style-name="Sect1" text:name="Section13">
        <text:list xml:id="list95935487043497" text:continue-list="list95936750327231" text:style-name="_5f_Numérotation_20_des_20_exercices">
          <text:list-item>
            <text:list>
              <text:list-item>
                <text:p text:style-name="P136"><text:change text:change-id="ct2242577904896"/><text:change text:change-id="ct2242577901776"/><text:change text:change-id="ct2242577904176"/><text:change-start text:change-id="ct2242577900576"/><text:span text:style-name="_5f_Caractères"><text:span text:style-name="T220">148 </text:span></text:span><text:span text:style-name="_5f_Caractères"><text:span text:style-name="T271">=</text:span></text:span><text:span text:style-name="_5f_Caractères"><text:span text:style-name="T220"> 31 </text:span></text:span><text:span text:style-name="_5f_Caractères"><text:span text:style-name="T271">×</text:span></text:span><text:span text:style-name="_5f_Caractères"><text:span text:style-name="T220"> 4 </text:span></text:span><text:change-end text:change-id="ct2242577900576"/><text:change text:change-id="ct2242577909696"/><text:change-start text:change-id="ct2242577899136"/><text:span text:style-name="_5f_Caractères"><text:span text:style-name="T278">+</text:span></text:span><text:change-end text:change-id="ct2242577899136"/><text:change-start text:change-id="ct2242577909216"/><text:span text:style-name="_5f_Caractères"><text:span text:style-name="T220"> </text:span></text:span><text:change-end text:change-id="ct2242577909216"/><text:change-start text:change-id="ct2242577896736"/><text:span text:style-name="_5f_Caractères_5f_correction"><text:span text:style-name="T227">24</text:span></text:span><text:change-end text:change-id="ct2242577896736"/></text:p>
              </text:list-item>
            </text:list>
          </text:list-item>
        </text:list>
      </text:section>
      <text:list xml:id="list95935316919498" text:continue-numbering="true" text:style-name="_5f_Numérotation_20_des_20_exercices">
        <text:list-item>
          <text:list>
            <text:list-item>
              <text:p text:style-name="P136"><text:change-start text:change-id="ct2242577895536"/><text:span text:style-name="_5f_Caractères"><text:span text:style-name="T273">789 = </text:span></text:span><text:change-end text:change-id="ct2242577895536"/><text:change text:change-id="ct2242577896976"/><text:change-start text:change-id="ct2242577895776"/><text:span text:style-name="_5f_Caractères_5f_correction"><text:span text:style-name="T226">78</text:span></text:span><text:change-end text:change-id="ct2242577895776"/><text:change-start text:change-id="ct2242577904656"/><text:span text:style-name="_5f_Caractères"><text:span text:style-name="T273"> × 1</text:span></text:span><text:span text:style-name="_5f_Caractères"><text:span text:style-name="T274">0 </text:span></text:span><text:change-end text:change-id="ct2242577904656"/><text:change text:change-id="ct2242577898896"/><text:change-start text:change-id="ct2242577896016"/><text:span text:style-name="_5f_Caractères"><text:span text:style-name="T279">+</text:span></text:span><text:change-end text:change-id="ct2242577896016"/><text:change-start text:change-id="ct2242577898416"/><text:span text:style-name="_5f_Caractères"><text:span text:style-name="T273"> </text:span></text:span><text:span text:style-name="_5f_Caractères"><text:span text:style-name="T274">9</text:span></text:span><text:change-end text:change-id="ct2242577898416"/></text:p>
            </text:list-item>
          </text:list>
        </text:list-item>
        <text:list-item>
          <text:h text:style-name="_5f_Titre_5f_Exercices_5f_sans_5f_Titre" text:outline-level="1"><text:change text:change-id="ct2242577905136"/><text:change-start text:change-id="ct2242577900096"/><text:span text:style-name="_5f_Caractères"><text:span text:style-name="T252">Pour chacune de ces divisions, qui so</text:span></text:span><text:span text:style-name="_5f_Caractères"><text:span text:style-name="T253">n</text:span></text:span><text:span text:style-name="_5f_Caractères"><text:span text:style-name="T252">t </text:span></text:span><text:span text:style-name="_5f_Caractères"><text:span text:style-name="T253">correctes</text:span></text:span><text:span text:style-name="_5f_Caractères"><text:span text:style-name="T252">, écris l’égalité qui correspond.</text:span></text:span><text:change-end text:change-id="ct2242577900096"/></text:h>
        </text:list-item>
      </text:list>
      <table:table table:name="Tableau10" table:style-name="Tableau10">
        <table:table-column table:style-name="Tableau10.A"/>
        <table:table-column table:style-name="Tableau10.B"/>
        <table:table-row table:style-name="TableLine2242553152464">
          <table:table-cell table:style-name="Tableau10.A1" office:value-type="string">
            <table:table table:name="Tableau11" table:style-name="Tableau11">
              <table:table-column table:style-name="Tableau11.A" table:number-columns-repeated="6"/>
              <table:table-column table:style-name="Tableau11.G"/>
              <table:table-row table:style-name="TableLine2242553155456">
                <table:table-cell table:style-name="Tableau11.A1" office:value-type="string">
                  <text:p text:style-name="P125"><text:span text:style-name="T264">a.</text:span></text:p>
                </table:table-cell>
                <table:table-cell table:style-name="Tableau11.B1" office:value-type="string">
                  <text:h text:style-name="_5f_Tableau_5f_Centré_5f_Gras" text:outline-level="1"/>
                </table:table-cell>
                <table:table-cell table:style-name="Tableau11.B1" office:value-type="string">
                  <text:h text:style-name="P112" text:outline-level="1"><text:change-start text:change-id="ct2242577907776"/>1<text:change-end text:change-id="ct2242577907776"/></text:h>
                </table:table-cell>
                <table:table-cell table:style-name="Tableau11.B1" office:value-type="string">
                  <text:h text:style-name="P112" text:outline-level="1"><text:change-start text:change-id="ct2242577905376"/>2<text:change-end text:change-id="ct2242577905376"/></text:h>
                </table:table-cell>
                <table:table-cell table:style-name="Tableau11.E1" office:value-type="string">
                  <text:h text:style-name="P112" text:outline-level="1"><text:change-start text:change-id="ct2242577896256"/>5<text:change-end text:change-id="ct2242577896256"/></text:h>
                </table:table-cell>
                <table:table-cell table:style-name="Tableau11.F1" office:value-type="string">
                  <text:h text:style-name="P112" text:outline-level="1"><text:change-start text:change-id="ct2242577896496"/>7<text:change-end text:change-id="ct2242577896496"/></text:h>
                </table:table-cell>
                <table:table-cell table:style-name="Tableau11.F1" office:value-type="string">
                  <text:h text:style-name="P112" text:outline-level="1"/>
                </table:table-cell>
              </table:table-row>
              <table:table-row table:style-name="TableLine2242553146752">
                <table:table-cell table:style-name="Tableau11.A1" office:value-type="string">
                  <text:h text:style-name="_5f_Tableau_5f_Centré_5f_Gras" text:outline-level="1"/>
                </table:table-cell>
                <table:table-cell table:style-name="Tableau11.F1" office:value-type="string">
                  <text:h text:style-name="_5f_Tableau_5f_Centré" text:outline-level="1">─</text:h>
                </table:table-cell>
                <table:table-cell table:style-name="Tableau11.F1" office:value-type="string">
                  <text:h text:style-name="_5f_Tableau_5f_Centré" text:outline-level="1"/>
                </table:table-cell>
                <table:table-cell table:style-name="Tableau11.F1" office:value-type="string">
                  <text:h text:style-name="_5f_Tableau_5f_Centré" text:outline-level="1">7</text:h>
                </table:table-cell>
                <table:table-cell table:style-name="Tableau11.E2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>1</text:h>
                </table:table-cell>
                <table:table-cell table:style-name="Tableau11.B1" office:value-type="string">
                  <text:h text:style-name="_5f_Tableau_5f_Centré" text:outline-level="1">7</text:h>
                </table:table-cell>
              </table:table-row>
              <table:table-row table:style-name="TableLine2242553170144">
                <table:table-cell table:style-name="Tableau11.A1" office:value-type="string">
                  <text:h text:style-name="_5f_Tableau_5f_Centré_5f_Gras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>5</text:h>
                </table:table-cell>
                <table:table-cell table:style-name="Tableau11.E1" office:value-type="string">
                  <text:h text:style-name="_5f_Tableau_5f_Centré" text:outline-level="1">5</text:h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</table:table-row>
              <table:table-row table:style-name="TableLine2242553158448">
                <table:table-cell table:style-name="Tableau11.A1" office:value-type="string">
                  <text:h text:style-name="_5f_Tableau_5f_Centré_5f_Gras" text:outline-level="1"/>
                </table:table-cell>
                <table:table-cell table:style-name="Tableau11.F1" office:value-type="string">
                  <text:h text:style-name="_5f_Tableau_5f_Centré" text:outline-level="1"/>
                </table:table-cell>
                <table:table-cell table:style-name="Tableau11.F1" office:value-type="string">
                  <text:h text:style-name="_5f_Tableau_5f_Centré" text:outline-level="1">─</text:h>
                </table:table-cell>
                <table:table-cell table:style-name="Tableau11.F1" office:value-type="string">
                  <text:h text:style-name="_5f_Tableau_5f_Centré" text:outline-level="1">4</text:h>
                </table:table-cell>
                <table:table-cell table:style-name="Tableau11.E2" office:value-type="string">
                  <text:h text:style-name="_5f_Tableau_5f_Centré" text:outline-level="1">9</text:h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</table:table-row>
              <table:table-row table:style-name="TableLine2242553162800">
                <table:table-cell table:style-name="Tableau11.A1" office:value-type="string">
                  <text:h text:style-name="_5f_Tableau_5f_Centré_5f_Gras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E1" office:value-type="string">
                  <text:h text:style-name="_5f_Tableau_5f_Centré" text:outline-level="1">6</text:h>
                </table:table-cell>
                <table:table-cell table:style-name="Tableau11.B1" office:value-type="string">
                  <text:h text:style-name="_5f_Tableau_5f_Centré" text:outline-level="1"/>
                </table:table-cell>
                <table:table-cell table:style-name="Tableau11.B1" office:value-type="string">
                  <text:h text:style-name="_5f_Tableau_5f_Centré" text:outline-level="1"/>
                </table:table-cell>
              </table:table-row>
            </table:table>
            <text:p text:style-name="P105"/>
          </table:table-cell>
          <table:table-cell table:style-name="Tableau10.B1" office:value-type="string">
            <table:table table:name="Tableau12" table:style-name="Tableau12">
              <table:table-column table:style-name="Tableau12.A" table:number-columns-repeated="6"/>
              <table:table-column table:style-name="Tableau12.G"/>
              <table:table-row table:style-name="TableLine2242553147024">
                <table:table-cell table:style-name="Tableau12.A1" office:value-type="string">
                  <text:p text:style-name="P125"><text:span text:style-name="T265">c</text:span><text:span text:style-name="T264">.</text:span></text:p>
                </table:table-cell>
                <table:table-cell table:style-name="Tableau12.B1" office:value-type="string">
                  <text:h text:style-name="_5f_Tableau_5f_Centré_5f_Gras" text:outline-level="1"/>
                </table:table-cell>
                <table:table-cell table:style-name="Tableau12.B1" office:value-type="string">
                  <text:h text:style-name="P112" text:outline-level="1"><text:change-start text:change-id="ct2242577897696"/>3<text:change-end text:change-id="ct2242577897696"/></text:h>
                </table:table-cell>
                <table:table-cell table:style-name="Tableau12.B1" office:value-type="string">
                  <text:h text:style-name="P112" text:outline-level="1"><text:change-start text:change-id="ct2242577902736"/>1<text:change-end text:change-id="ct2242577902736"/></text:h>
                </table:table-cell>
                <table:table-cell table:style-name="Tableau12.B1" office:value-type="string">
                  <text:h text:style-name="P112" text:outline-level="1"><text:change-start text:change-id="ct2242577903216"/>2<text:change-end text:change-id="ct2242577903216"/></text:h>
                </table:table-cell>
                <table:table-cell table:style-name="Tableau12.F1" office:value-type="string">
                  <text:h text:style-name="P112" text:outline-level="1"><text:change-start text:change-id="ct2242577906816"/>2<text:change-end text:change-id="ct2242577906816"/></text:h>
                </table:table-cell>
                <table:table-cell table:style-name="Tableau12.G1" office:value-type="string">
                  <text:h text:style-name="P112" text:outline-level="1"><text:change-start text:change-id="ct2242577900336"/>5<text:change-end text:change-id="ct2242577900336"/></text:h>
                </table:table-cell>
              </table:table-row>
              <table:table-row table:style-name="TableLine2242553164160">
                <table:table-cell table:style-name="Tableau12.A1" office:value-type="string">
                  <text:h text:style-name="_5f_Tableau_5f_Centré_5f_Gras" text:outline-level="1"/>
                </table:table-cell>
                <table:table-cell table:style-name="Tableau12.G1" office:value-type="string">
                  <text:h text:style-name="_5f_Tableau_5f_Centré" text:outline-level="1">─</text:h>
                </table:table-cell>
                <table:table-cell table:style-name="Tableau12.G1" office:value-type="string">
                  <text:h text:style-name="_5f_Tableau_5f_Centré" text:outline-level="1">2</text:h>
                </table:table-cell>
                <table:table-cell table:style-name="Tableau12.G1" office:value-type="string">
                  <text:h text:style-name="_5f_Tableau_5f_Centré" text:outline-level="1">5</text:h>
                </table:table-cell>
                <table:table-cell table:style-name="Tableau12.G1" office:value-type="string">
                  <text:h text:style-name="_5f_Tableau_5f_Centré" text:outline-level="1"/>
                </table:table-cell>
                <table:table-cell table:style-name="Tableau12.F2" office:value-type="string">
                  <text:h text:style-name="_5f_Tableau_5f_Centré" text:outline-level="1">1</text:h>
                </table:table-cell>
                <table:table-cell table:style-name="Tableau12.B1" office:value-type="string">
                  <text:h text:style-name="_5f_Tableau_5f_Centré" text:outline-level="1">2</text:h>
                </table:table-cell>
              </table:table-row>
              <table:table-row table:style-name="TableLine2242553170416">
                <table:table-cell table:style-name="Tableau12.A1" office:value-type="string">
                  <text:h text:style-name="_5f_Tableau_5f_Centré_5f_Gras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>6</text:h>
                </table:table-cell>
                <table:table-cell table:style-name="Tableau12.B1" office:value-type="string">
                  <text:h text:style-name="_5f_Tableau_5f_Centré" text:outline-level="1">2</text:h>
                </table:table-cell>
                <table:table-cell table:style-name="Tableau12.F2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</table:table-row>
              <table:table-row table:style-name="TableLine2242553167696">
                <table:table-cell table:style-name="Tableau12.A1" office:value-type="string">
                  <text:h text:style-name="_5f_Tableau_5f_Centré_5f_Gras" text:outline-level="1"/>
                </table:table-cell>
                <table:table-cell table:style-name="Tableau12.G1" office:value-type="string">
                  <text:h text:style-name="_5f_Tableau_5f_Centré" text:outline-level="1"/>
                </table:table-cell>
                <table:table-cell table:style-name="Tableau12.G1" office:value-type="string">
                  <text:h text:style-name="_5f_Tableau_5f_Centré" text:outline-level="1">─</text:h>
                </table:table-cell>
                <table:table-cell table:style-name="Tableau12.G1" office:value-type="string">
                  <text:h text:style-name="_5f_Tableau_5f_Centré" text:outline-level="1">5</text:h>
                </table:table-cell>
                <table:table-cell table:style-name="Tableau12.G1" office:value-type="string">
                  <text:h text:style-name="_5f_Tableau_5f_Centré" text:outline-level="1">0</text:h>
                </table:table-cell>
                <table:table-cell table:style-name="Tableau12.F2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</table:table-row>
              <table:table-row table:style-name="TableLine2242553168784">
                <table:table-cell table:style-name="Tableau12.A1" office:value-type="string">
                  <text:h text:style-name="_5f_Tableau_5f_Centré_5f_Gras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>1</text:h>
                </table:table-cell>
                <table:table-cell table:style-name="Tableau12.B1" office:value-type="string">
                  <text:h text:style-name="_5f_Tableau_5f_Centré" text:outline-level="1">2</text:h>
                </table:table-cell>
                <table:table-cell table:style-name="Tableau12.F2" office:value-type="string">
                  <text:h text:style-name="_5f_Tableau_5f_Centré" text:outline-level="1"/>
                </table:table-cell>
                <table:table-cell table:style-name="Tableau12.B1" office:value-type="string">
                  <text:h text:style-name="_5f_Tableau_5f_Centré" text:outline-level="1"/>
                </table:table-cell>
              </table:table-row>
            </table:table>
            <text:p text:style-name="P105"/>
          </table:table-cell>
        </table:table-row>
        <table:table-row table:style-name="TableLine2242553172864">
          <table:table-cell table:style-name="Tableau10.A1" office:value-type="string">
            <text:h text:style-name="_5f_Tableau_5f_Centré_5f_Gras" text:outline-level="1"><text:change text:change-id="ct2242577899616"/><text:change-start text:change-id="ct2242577905616"/><text:span text:style-name="_5f_Caractères_5f_correction"><text:span text:style-name="T270">125 = 7 </text:span></text:span><text:span text:style-name="_5f_Caractères_5f_correction"><text:span text:style-name="T158">×</text:span></text:span><text:span text:style-name="_5f_Caractères_5f_correction"><text:span text:style-name="T270"> 17 + 6</text:span></text:span><text:change-end text:change-id="ct2242577905616"/></text:h>
          </table:table-cell>
          <table:table-cell table:style-name="Tableau10.B1" office:value-type="string">
            <text:h text:style-name="P119" text:outline-level="1"><text:change text:change-id="ct2242577899376"/><text:change-start text:change-id="ct2242577906096"/><text:span text:style-name="_5f_Caractères_5f_correction"><text:span text:style-name="T243">312</text:span></text:span><text:span text:style-name="_5f_Caractères_5f_correction"><text:span text:style-name="T270"> = </text:span></text:span><text:span text:style-name="_5f_Caractères_5f_correction"><text:span text:style-name="T228">25</text:span></text:span><text:span text:style-name="_5f_Caractères_5f_correction"><text:span text:style-name="T270"> </text:span></text:span><text:span text:style-name="_5f_Caractères_5f_correction"><text:span text:style-name="T158">×</text:span></text:span><text:span text:style-name="_5f_Caractères_5f_correction"><text:span text:style-name="T270"> </text:span></text:span><text:span text:style-name="_5f_Caractères_5f_correction"><text:span text:style-name="T228">12</text:span></text:span><text:span text:style-name="_5f_Caractères_5f_correction"><text:span text:style-name="T270"> + </text:span></text:span><text:span text:style-name="_5f_Caractères_5f_correction"><text:span text:style-name="T228">12</text:span></text:span><text:change-end text:change-id="ct2242577906096"/></text:h>
          </table:table-cell>
        </table:table-row>
        <table:table-row table:style-name="TableLine2242553165792">
          <table:table-cell table:style-name="Tableau10.A1" office:value-type="string">
            <table:table table:name="Tableau13" table:style-name="Tableau13">
              <table:table-column table:style-name="Tableau13.A" table:number-columns-repeated="6"/>
              <table:table-column table:style-name="Tableau13.G"/>
              <table:table-row table:style-name="TableLine2242553171776">
                <table:table-cell table:style-name="Tableau13.A1" office:value-type="string">
                  <text:p text:style-name="P125"><text:span text:style-name="T265">b</text:span><text:span text:style-name="T264">.</text:span></text:p>
                </table:table-cell>
                <table:table-cell table:style-name="Tableau13.B1" office:value-type="string">
                  <text:h text:style-name="_5f_Tableau_5f_Centré_5f_Gras" text:outline-level="1"/>
                </table:table-cell>
                <table:table-cell table:style-name="Tableau13.B1" office:value-type="string">
                  <text:h text:style-name="P112" text:outline-level="1"><text:change-start text:change-id="ct2242577900816"/>4<text:change-end text:change-id="ct2242577900816"/></text:h>
                </table:table-cell>
                <table:table-cell table:style-name="Tableau13.B1" office:value-type="string">
                  <text:h text:style-name="P112" text:outline-level="1"><text:change-start text:change-id="ct2242577908016"/>7<text:change-end text:change-id="ct2242577908016"/></text:h>
                </table:table-cell>
                <table:table-cell table:style-name="Tableau13.B1" office:value-type="string">
                  <text:h text:style-name="P112" text:outline-level="1"><text:change-start text:change-id="ct2242577908976"/>0<text:change-end text:change-id="ct2242577908976"/></text:h>
                </table:table-cell>
                <table:table-cell table:style-name="Tableau13.F1" office:value-type="string">
                  <text:h text:style-name="P112" text:outline-level="1"><text:change-start text:change-id="ct2242577909936"/>1<text:change-end text:change-id="ct2242577909936"/></text:h>
                </table:table-cell>
                <table:table-cell table:style-name="Tableau13.G1" office:value-type="string">
                  <text:h text:style-name="P112" text:outline-level="1"><text:change-start text:change-id="ct2242577898656"/>1<text:change-end text:change-id="ct2242577898656"/></text:h>
                </table:table-cell>
              </table:table-row>
              <table:table-row table:style-name="Tableau13.2">
                <table:table-cell table:style-name="Tableau13.A1" office:value-type="string">
                  <text:h text:style-name="_5f_Tableau_5f_Centré_5f_Gras" text:outline-level="1"/>
                </table:table-cell>
                <table:table-cell table:style-name="Tableau13.G1" office:value-type="string">
                  <text:h text:style-name="_5f_Tableau_5f_Centré" text:outline-level="1">─</text:h>
                </table:table-cell>
                <table:table-cell table:style-name="Tableau13.G1" office:value-type="string">
                  <text:h text:style-name="_5f_Tableau_5f_Centré" text:outline-level="1">4</text:h>
                </table:table-cell>
                <table:table-cell table:style-name="Tableau13.G1" office:value-type="string">
                  <text:h text:style-name="_5f_Tableau_5f_Centré" text:outline-level="1">4</text:h>
                </table:table-cell>
                <table:table-cell table:style-name="Tableau13.G1" office:value-type="string">
                  <text:h text:style-name="_5f_Tableau_5f_Centré" text:outline-level="1"/>
                </table:table-cell>
                <table:table-cell table:style-name="Tableau13.F2" office:value-type="string">
                  <text:h text:style-name="_5f_Tableau_5f_Centré" text:outline-level="1">4</text:h>
                </table:table-cell>
                <table:table-cell table:style-name="Tableau13.B1" office:value-type="string">
                  <text:h text:style-name="_5f_Tableau_5f_Centré" text:outline-level="1">2</text:h>
                </table:table-cell>
              </table:table-row>
              <table:table-row table:style-name="TableLine2242553173136">
                <table:table-cell table:style-name="Tableau13.A1" office:value-type="string">
                  <text:h text:style-name="_5f_Tableau_5f_Centré_5f_Gras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>3</text:h>
                </table:table-cell>
                <table:table-cell table:style-name="Tableau13.B1" office:value-type="string">
                  <text:h text:style-name="_5f_Tableau_5f_Centré" text:outline-level="1">0</text:h>
                </table:table-cell>
                <table:table-cell table:style-name="Tableau13.F2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</table:table-row>
              <table:table-row table:style-name="TableLine2242553161168">
                <table:table-cell table:style-name="Tableau13.A1" office:value-type="string">
                  <text:h text:style-name="_5f_Tableau_5f_Centré_5f_Gras" text:outline-level="1"/>
                </table:table-cell>
                <table:table-cell table:style-name="Tableau13.G1" office:value-type="string">
                  <text:h text:style-name="_5f_Tableau_5f_Centré" text:outline-level="1"/>
                </table:table-cell>
                <table:table-cell table:style-name="Tableau13.G1" office:value-type="string">
                  <text:h text:style-name="_5f_Tableau_5f_Centré" text:outline-level="1">─</text:h>
                </table:table-cell>
                <table:table-cell table:style-name="Tableau13.G1" office:value-type="string">
                  <text:h text:style-name="_5f_Tableau_5f_Centré" text:outline-level="1">2</text:h>
                </table:table-cell>
                <table:table-cell table:style-name="Tableau13.G1" office:value-type="string">
                  <text:h text:style-name="_5f_Tableau_5f_Centré" text:outline-level="1">2</text:h>
                </table:table-cell>
                <table:table-cell table:style-name="Tableau13.F2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</table:table-row>
              <table:table-row table:style-name="TableLine2242553165520">
                <table:table-cell table:style-name="Tableau13.A1" office:value-type="string">
                  <text:h text:style-name="_5f_Tableau_5f_Centré_5f_Gras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>8</text:h>
                </table:table-cell>
                <table:table-cell table:style-name="Tableau13.F2" office:value-type="string">
                  <text:h text:style-name="_5f_Tableau_5f_Centré" text:outline-level="1"/>
                </table:table-cell>
                <table:table-cell table:style-name="Tableau13.B1" office:value-type="string">
                  <text:h text:style-name="_5f_Tableau_5f_Centré" text:outline-level="1"/>
                </table:table-cell>
              </table:table-row>
            </table:table>
            <text:p text:style-name="P105"/>
          </table:table-cell>
          <table:table-cell table:style-name="Tableau10.B1" office:value-type="string">
            <table:table table:name="Tableau14" table:style-name="Tableau14">
              <table:table-column table:style-name="Tableau14.A" table:number-columns-repeated="6"/>
              <table:table-column table:style-name="Tableau14.G"/>
              <table:table-row table:style-name="TableLine2242553166064">
                <table:table-cell table:style-name="Tableau14.A1" office:value-type="string">
                  <text:p text:style-name="P125"><text:span text:style-name="T265">d</text:span><text:span text:style-name="T264">.</text:span></text:p>
                </table:table-cell>
                <table:table-cell table:style-name="Tableau14.B1" office:value-type="string">
                  <text:h text:style-name="P112" text:outline-level="1"/>
                </table:table-cell>
                <table:table-cell table:style-name="Tableau14.B1" office:value-type="string">
                  <text:h text:style-name="P112" text:outline-level="1"><text:change-start text:change-id="ct2242577897216"/>1<text:change-end text:change-id="ct2242577897216"/></text:h>
                </table:table-cell>
                <table:table-cell table:style-name="Tableau14.B1" office:value-type="string">
                  <text:h text:style-name="P112" text:outline-level="1"><text:change-start text:change-id="ct2242577905856"/>1<text:change-end text:change-id="ct2242577905856"/></text:h>
                </table:table-cell>
                <table:table-cell table:style-name="Tableau14.B1" office:value-type="string">
                  <text:h text:style-name="P112" text:outline-level="1"><text:change-start text:change-id="ct2242577908256"/>7<text:change-end text:change-id="ct2242577908256"/></text:h>
                </table:table-cell>
                <table:table-cell table:style-name="Tableau14.F1" office:value-type="string">
                  <text:h text:style-name="P112" text:outline-level="1"><text:change-start text:change-id="ct2242577906576"/>1<text:change-end text:change-id="ct2242577906576"/></text:h>
                </table:table-cell>
                <table:table-cell table:style-name="Tableau14.G1" office:value-type="string">
                  <text:h text:style-name="P112" text:outline-level="1"><text:change-start text:change-id="ct2242577903696"/>3<text:change-end text:change-id="ct2242577903696"/></text:h>
                </table:table-cell>
              </table:table-row>
              <table:table-row table:style-name="TableLine2242553171504">
                <table:table-cell table:style-name="Tableau14.A1" office:value-type="string">
                  <text:h text:style-name="_5f_Tableau_5f_Centré_5f_Gras" text:outline-level="1"/>
                </table:table-cell>
                <table:table-cell table:style-name="Tableau14.G1" office:value-type="string">
                  <text:h text:style-name="_5f_Tableau_5f_Centré" text:outline-level="1">─</text:h>
                </table:table-cell>
                <table:table-cell table:style-name="Tableau14.G1" office:value-type="string">
                  <text:h text:style-name="_5f_Tableau_5f_Centré" text:outline-level="1">1</text:h>
                </table:table-cell>
                <table:table-cell table:style-name="Tableau14.G1" office:value-type="string">
                  <text:h text:style-name="_5f_Tableau_5f_Centré" text:outline-level="1">1</text:h>
                </table:table-cell>
                <table:table-cell table:style-name="Tableau14.G1" office:value-type="string">
                  <text:h text:style-name="_5f_Tableau_5f_Centré" text:outline-level="1">7</text:h>
                </table:table-cell>
                <table:table-cell table:style-name="Tableau14.F2" office:value-type="string">
                  <text:h text:style-name="_5f_Tableau_5f_Centré" text:outline-level="1">9</text:h>
                </table:table-cell>
                <table:table-cell table:style-name="Tableau14.B1" office:value-type="string">
                  <text:h text:style-name="_5f_Tableau_5f_Centré" text:outline-level="1"/>
                </table:table-cell>
              </table:table-row>
              <table:table-row table:style-name="TableLine2242553161712">
                <table:table-cell table:style-name="Tableau14.A1" office:value-type="string">
                  <text:h text:style-name="_5f_Tableau_5f_Centré_5f_Gras" text:outline-level="1"/>
                </table:table-cell>
                <table:table-cell table:style-name="Tableau14.B1" office:value-type="string">
                  <text:h text:style-name="_5f_Tableau_5f_Centré" text:outline-level="1"/>
                </table:table-cell>
                <table:table-cell table:style-name="Tableau14.B1" office:value-type="string">
                  <text:h text:style-name="_5f_Tableau_5f_Centré" text:outline-level="1"/>
                </table:table-cell>
                <table:table-cell table:style-name="Tableau14.B1" office:value-type="string">
                  <text:h text:style-name="_5f_Tableau_5f_Centré" text:outline-level="1"/>
                </table:table-cell>
                <table:table-cell table:style-name="Tableau14.B1" office:value-type="string">
                  <text:h text:style-name="_5f_Tableau_5f_Centré" text:outline-level="1">0</text:h>
                </table:table-cell>
                <table:table-cell table:style-name="Tableau14.F2" office:value-type="string">
                  <text:h text:style-name="_5f_Tableau_5f_Centré" text:outline-level="1"/>
                </table:table-cell>
                <table:table-cell table:style-name="Tableau14.B1" office:value-type="string">
                  <text:h text:style-name="_5f_Tableau_5f_Centré" text:outline-level="1"/>
                </table:table-cell>
              </table:table-row>
            </table:table>
            <text:p text:style-name="P105"/>
          </table:table-cell>
        </table:table-row>
        <table:table-row table:style-name="TableLine2242553170960">
          <table:table-cell table:style-name="Tableau10.A1" office:value-type="string">
            <text:h text:style-name="P113" text:outline-level="1"><text:change-start text:change-id="ct2242577910176"/><text:span text:style-name="_5f_Caractères_5f_correction"><text:span text:style-name="T228">470</text:span></text:span><text:span text:style-name="_5f_Caractères_5f_correction"><text:span text:style-name="T270"> = </text:span></text:span><text:span text:style-name="_5f_Caractères_5f_correction"><text:span text:style-name="T228">11</text:span></text:span><text:span text:style-name="_5f_Caractères_5f_correction"><text:span text:style-name="T270"> </text:span></text:span><text:span text:style-name="_5f_Caractères_5f_correction"><text:span text:style-name="T158">×</text:span></text:span><text:span text:style-name="_5f_Caractères_5f_correction"><text:span text:style-name="T270"> </text:span></text:span><text:span text:style-name="_5f_Caractères_5f_correction"><text:span text:style-name="T228">42</text:span></text:span><text:span text:style-name="_5f_Caractères_5f_correction"><text:span text:style-name="T270"> + </text:span></text:span><text:span text:style-name="_5f_Caractères_5f_correction"><text:span text:style-name="T228">8</text:span></text:span><text:change-end text:change-id="ct2242577910176"/><text:change text:change-id="ct2242577910416"/></text:h>
          </table:table-cell>
          <table:table-cell table:style-name="Tableau10.B1" office:value-type="string">
            <text:h text:style-name="P119" text:outline-level="1"><text:change-start text:change-id="ct2242577899856"/><text:span text:style-name="_5f_Caractères_5f_correction"><text:span text:style-name="T228">117</text:span></text:span><text:span text:style-name="_5f_Caractères_5f_correction"><text:span text:style-name="T270"> = </text:span></text:span><text:span text:style-name="_5f_Caractères_5f_correction"><text:span text:style-name="T228">13</text:span></text:span><text:span text:style-name="_5f_Caractères_5f_correction"><text:span text:style-name="T270"> </text:span></text:span><text:span text:style-name="_5f_Caractères_5f_correction"><text:span text:style-name="T158">×</text:span></text:span><text:span text:style-name="_5f_Caractères_5f_correction"><text:span text:style-name="T270"> </text:span></text:span><text:span text:style-name="_5f_Caractères_5f_correction"><text:span text:style-name="T228">9</text:span></text:span><text:span text:style-name="_5f_Caractères_5f_correction"><text:span text:style-name="T270"> + </text:span></text:span><text:span text:style-name="_5f_Caractères_5f_correction"><text:span text:style-name="T228">0</text:span></text:span><text:change-end text:change-id="ct2242577899856"/><text:change text:change-id="ct2242577901056"/></text:h>
          </table:table-cell>
        </table:table-row>
      </table:table>
      <text:list xml:id="list95935678827953" text:continue-numbering="true" text:style-name="_5f_Numérotation_20_des_20_exercices">
        <text:list-item>
          <text:h text:style-name="P146" text:outline-level="1"><text:change text:change-id="ct2242577901296"/><text:change-start text:change-id="ct2242577903936"/><text:span text:style-name="_5f_Caractères"><text:span text:style-name="T238">R</text:span></text:span><text:span text:style-name="_5f_Caractères"><text:span text:style-name="T237">omain a effectué des divisions</text:span></text:span><text:span text:style-name="_5f_Caractères"><text:span text:style-name="T235"> euclidiennes. Sont‑elles justes ? Justifie sans poser les divisions.</text:span></text:span><text:change-end text:change-id="ct2242577903936"/></text:h>
        </text:list-item>
      </text:list>
      <text:section text:style-name="Sect4" text:name="Section4">
        <table:table table:name="Tableau4" table:style-name="Tableau4">
          <table:table-column table:style-name="Tableau4.A"/>
          <table:table-column table:style-name="Tableau4.B" table:number-columns-repeated="3"/>
          <table:table-column table:style-name="Tableau4.E" table:number-columns-repeated="2"/>
          <table:table-column table:style-name="Tableau4.B" table:number-columns-repeated="2"/>
          <table:table-column table:style-name="Tableau4.I"/>
          <table:table-row table:style-name="Tableau4.1">
            <table:table-cell table:style-name="Tableau4.A1" office:value-type="string">
              <text:p text:style-name="P125"><text:span text:style-name="_5f_Caractères"><text:span text:style-name="T264">a.</text:span></text:span></text:p>
            </table:table-cell>
            <table:table-cell table:style-name="Tableau4.A1" office:value-type="string">
              <text:h text:style-name="_5f_Tableau_5f_Centré_5f_Gras" text:outline-level="1"><text:change-start text:change-id="ct2242577917616"/><text:span text:style-name="_5f_Caractères"><text:span text:style-name="T268">3</text:span></text:span><text:change-end text:change-id="ct2242577917616"/></text:h>
            </table:table-cell>
            <table:table-cell table:style-name="Tableau4.A1" office:value-type="string">
              <text:h text:style-name="_5f_Tableau_5f_Centré_5f_Gras" text:outline-level="1"><text:change-start text:change-id="ct2242577907536"/><text:span text:style-name="_5f_Caractères"><text:span text:style-name="T268">0</text:span></text:span><text:change-end text:change-id="ct2242577907536"/></text:h>
            </table:table-cell>
            <table:table-cell table:style-name="Tableau4.A1" office:value-type="string">
              <text:h text:style-name="_5f_Tableau_5f_Centré_5f_Gras" text:outline-level="1"><text:change-start text:change-id="ct2242560594016"/><text:span text:style-name="_5f_Caractères"><text:span text:style-name="T268">0</text:span></text:span><text:change-end text:change-id="ct2242560594016"/></text:h>
            </table:table-cell>
            <table:table-cell table:style-name="Tableau4.A1" office:value-type="string">
              <text:h text:style-name="_5f_Tableau_5f_Centré_5f_Gras" text:outline-level="1"><text:span text:style-name="_5f_Caractères"><text:span text:style-name="T268"/></text:span></text:h>
            </table:table-cell>
            <table:table-cell table:style-name="Tableau4.F1" office:value-type="string">
              <text:h text:style-name="_5f_Tableau_5f_Centré_5f_Gras" text:outline-level="1"><text:span text:style-name="_5f_Caractères"><text:span text:style-name="T268"/></text:span></text:h>
            </table:table-cell>
            <table:table-cell table:style-name="Tableau4.G1" office:value-type="string">
              <text:h text:style-name="_5f_Tableau_5f_Centré_5f_Gras" text:outline-level="1"><text:change-start text:change-id="ct2242560597136"/><text:span text:style-name="_5f_Caractères"><text:span text:style-name="T268">9</text:span></text:span><text:change-end text:change-id="ct2242560597136"/></text:h>
            </table:table-cell>
            <table:table-cell table:style-name="Tableau4.G1" office:value-type="string">
              <text:h text:style-name="_5f_Tableau_5f_Centré_5f_Gras" text:outline-level="1"><text:span text:style-name="_5f_Caractères"><text:span text:style-name="T268"/></text:span></text:h>
            </table:table-cell>
            <table:table-cell table:style-name="Tableau4.A1" office:value-type="string">
              <text:h text:style-name="_5f_Tableau_5f_Centré_5f_Gras" text:outline-level="1"><text:span text:style-name="_5f_Caractères"><text:span text:style-name="T268"/></text:span></text:h>
            </table:table-cell>
          </table:table-row>
          <table:table-row table:style-name="Tableau4.1">
            <table:table-cell table:style-name="Tableau4.A1" office:value-type="string">
              <text:h text:style-name="_5f_Tableau_5f_Centré_5f_Gras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A1" table:number-columns-spanned="2" office:value-type="string">
              <text:h text:style-name="_5f_Tableau_5f_Centré" text:outline-level="1"><text:change-start text:change-id="ct2242560592816"/><text:span text:style-name="_5f_Caractères"><text:s/>(...)</text:span><text:change-end text:change-id="ct2242560592816"/></text:h>
            </table:table-cell>
            <table:covered-table-cell/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F2" office:value-type="string">
              <text:h text:style-name="_5f_Tableau_5f_Centré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change-start text:change-id="ct2242560593536"/><text:span text:style-name="_5f_Caractères">3</text:span><text:change-end text:change-id="ct2242560593536"/></text:h>
            </table:table-cell>
            <table:table-cell table:style-name="Tableau4.A1" office:value-type="string">
              <text:h text:style-name="_5f_Tableau_5f_Centré" text:outline-level="1"><text:change-start text:change-id="ct2242560598336"/><text:span text:style-name="_5f_Caractères">3</text:span><text:change-end text:change-id="ct2242560598336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</table:table-row>
          <table:table-row table:style-name="Tableau4.1">
            <table:table-cell table:style-name="Tableau4.A1" office:value-type="string">
              <text:h text:style-name="_5f_Tableau_5f_Centré_5f_Gras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change-start text:change-id="ct2242560598576"/><text:span text:style-name="_5f_Caractères">3</text:span><text:change-end text:change-id="ct2242560598576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F2" office:value-type="string">
              <text:h text:style-name="_5f_Tableau_5f_Centré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  <table:table-cell table:style-name="Tableau4.A1" office:value-type="string">
              <text:h text:style-name="_5f_Tableau_5f_Centré" text:outline-level="1"><text:span text:style-name="_5f_Caractères"/></text:h>
            </table:table-cell>
          </table:table-row>
        </table:table>
        <text:h text:style-name="_5f_Paragraphe" text:outline-level="1"><text:span text:style-name="_5f_Caractères_5f_correction"><text:span text:style-name="T286">9 </text:span></text:span><text:span text:style-name="_5f_Caractères_5f_correction"><text:span text:style-name="T239">×</text:span></text:span><text:span text:style-name="_5f_Caractères_5f_correction"><text:span text:style-name="T286"> 33 + 3 = 297 + 3 <text:line-break/><text:tab/> <text:s text:c="6"/>= 300 Juste.</text:span></text:span></text:h>
        <table:table table:name="Tableau5" table:style-name="Tableau5">
          <table:table-column table:style-name="Tableau5.A"/>
          <table:table-column table:style-name="Tableau5.B" table:number-columns-repeated="3"/>
          <table:table-column table:style-name="Tableau5.E" table:number-columns-repeated="2"/>
          <table:table-column table:style-name="Tableau5.B" table:number-columns-repeated="2"/>
          <table:table-column table:style-name="Tableau5.I"/>
          <table:table-row table:style-name="Tableau5.1">
            <table:table-cell table:style-name="Tableau5.A1" office:value-type="string">
              <text:p text:style-name="P125"><text:span text:style-name="T265">b</text:span><text:span text:style-name="T264">.</text:span></text:p>
            </table:table-cell>
            <table:table-cell table:style-name="Tableau5.A1" office:value-type="string">
              <text:h text:style-name="P112" text:outline-level="1"><text:change-start text:change-id="ct2242560596416"/>8<text:change-end text:change-id="ct2242560596416"/></text:h>
            </table:table-cell>
            <table:table-cell table:style-name="Tableau5.A1" office:value-type="string">
              <text:h text:style-name="P112" text:outline-level="1"><text:change-start text:change-id="ct2242560603136"/>6<text:change-end text:change-id="ct2242560603136"/></text:h>
            </table:table-cell>
            <table:table-cell table:style-name="Tableau5.A1" office:value-type="string">
              <text:h text:style-name="P112" text:outline-level="1"><text:change-start text:change-id="ct2242560593776"/>2<text:change-end text:change-id="ct2242560593776"/></text:h>
            </table:table-cell>
            <table:table-cell table:style-name="Tableau5.A1" office:value-type="string">
              <text:h text:style-name="P112" text:outline-level="1"/>
            </table:table-cell>
            <table:table-cell table:style-name="Tableau5.F1" office:value-type="string">
              <text:h text:style-name="P112" text:outline-level="1"/>
            </table:table-cell>
            <table:table-cell table:style-name="Tableau5.G1" office:value-type="string">
              <text:h text:style-name="P112" text:outline-level="1"><text:change-start text:change-id="ct2242560593056"/>1<text:change-end text:change-id="ct2242560593056"/></text:h>
            </table:table-cell>
            <table:table-cell table:style-name="Tableau5.G1" office:value-type="string">
              <text:h text:style-name="P112" text:outline-level="1"><text:change-start text:change-id="ct2242560593296"/>2<text:change-end text:change-id="ct2242560593296"/></text:h>
            </table:table-cell>
            <table:table-cell table:style-name="Tableau5.I1" office:value-type="string">
              <text:h text:style-name="_5f_Tableau_5f_Centré_5f_Gras" text:outline-level="1"/>
            </table:table-cell>
          </table:table-row>
          <table:table-row table:style-name="Tableau5.1">
            <table:table-cell table:style-name="Tableau5.A1" office:value-type="string">
              <text:h text:style-name="_5f_Tableau_5f_Centré_5f_Gras" text:outline-level="1"/>
            </table:table-cell>
            <table:table-cell table:style-name="Tableau5.A1" office:value-type="string">
              <text:h text:style-name="_5f_Tableau_5f_Centré" text:outline-level="1"/>
            </table:table-cell>
            <table:table-cell table:style-name="Tableau5.A1" table:number-columns-spanned="2" office:value-type="string">
              <text:h text:style-name="_5f_Tableau_5f_Centré" text:outline-level="1"><text:s/>(...)</text:h>
            </table:table-cell>
            <table:covered-table-cell/>
            <table:table-cell table:style-name="Tableau5.A1" office:value-type="string">
              <text:h text:style-name="_5f_Tableau_5f_Centré" text:outline-level="1"/>
            </table:table-cell>
            <table:table-cell table:style-name="Tableau5.F2" office:value-type="string">
              <text:h text:style-name="_5f_Tableau_5f_Centré" text:outline-level="1"/>
            </table:table-cell>
            <table:table-cell table:style-name="Tableau5.A1" office:value-type="string">
              <text:h text:style-name="_5f_Tableau_5f_Centré" text:outline-level="1">7</text:h>
            </table:table-cell>
            <table:table-cell table:style-name="Tableau5.A1" office:value-type="string">
              <text:h text:style-name="_5f_Tableau_5f_Centré" text:outline-level="1">0</text:h>
            </table:table-cell>
            <table:table-cell table:style-name="Tableau5.I1" office:value-type="string">
              <text:h text:style-name="_5f_Tableau_5f_Centré" text:outline-level="1"/>
            </table:table-cell>
          </table:table-row>
          <table:table-row table:style-name="Tableau5.1">
            <table:table-cell table:style-name="Tableau5.A1" office:value-type="string">
              <text:h text:style-name="_5f_Tableau_5f_Centré_5f_Gras" text:outline-level="1"/>
            </table:table-cell>
            <table:table-cell table:style-name="Tableau5.A1" office:value-type="string">
              <text:h text:style-name="_5f_Tableau_5f_Centré" text:outline-level="1"/>
            </table:table-cell>
            <table:table-cell table:style-name="Tableau5.A1" office:value-type="string">
              <text:h text:style-name="_5f_Tableau_5f_Centré" text:outline-level="1">2</text:h>
            </table:table-cell>
            <table:table-cell table:style-name="Tableau5.A1" office:value-type="string">
              <text:h text:style-name="_5f_Tableau_5f_Centré" text:outline-level="1">2</text:h>
            </table:table-cell>
            <table:table-cell table:style-name="Tableau5.A1" office:value-type="string">
              <text:h text:style-name="_5f_Tableau_5f_Centré" text:outline-level="1"/>
            </table:table-cell>
            <table:table-cell table:style-name="Tableau5.F2" office:value-type="string">
              <text:h text:style-name="_5f_Tableau_5f_Centré" text:outline-level="1"/>
            </table:table-cell>
            <table:table-cell table:style-name="Tableau5.A1" office:value-type="string">
              <text:h text:style-name="_5f_Tableau_5f_Centré" text:outline-level="1"/>
            </table:table-cell>
            <table:table-cell table:style-name="Tableau5.A1" office:value-type="string">
              <text:h text:style-name="_5f_Tableau_5f_Centré" text:outline-level="1"/>
            </table:table-cell>
            <table:table-cell table:style-name="Tableau5.I1" office:value-type="string">
              <text:h text:style-name="_5f_Tableau_5f_Centré" text:outline-level="1"/>
            </table:table-cell>
          </table:table-row>
        </table:table>
        <text:h text:style-name="P115" text:outline-level="1"><text:span text:style-name="_5f_Caractères_5f_correction"><text:span text:style-name="T231">12</text:span></text:span><text:span text:style-name="_5f_Caractères_5f_correction"><text:span text:style-name="T158">×</text:span></text:span><text:span text:style-name="_5f_Caractères_5f_correction"><text:span text:style-name="T231">70</text:span></text:span><text:span text:style-name="_5f_Caractères_5f_correction"><text:span text:style-name="T160">+</text:span></text:span><text:span text:style-name="_5f_Caractères_5f_correction"><text:span text:style-name="T231">22</text:span></text:span><text:span text:style-name="_5f_Caractères_5f_correction"><text:span text:style-name="T160"> = </text:span></text:span><text:span text:style-name="_5f_Caractères_5f_correction"><text:span text:style-name="T231">840</text:span></text:span><text:span text:style-name="_5f_Caractères_5f_correction"><text:span text:style-name="T160">+</text:span></text:span><text:span text:style-name="_5f_Caractères_5f_correction"><text:span text:style-name="T231">22</text:span></text:span><text:span text:style-name="_5f_Caractères_5f_correction"><text:span text:style-name="T160"> <text:line-break/><text:tab/> <text:s text:c="6"/>= </text:span></text:span><text:span text:style-name="_5f_Caractères_5f_correction"><text:span text:style-name="T231">862</text:span></text:span><text:span text:style-name="_5f_Caractères_5f_correction"><text:span text:style-name="T160"> </text:span></text:span><text:span text:style-name="_5f_Caractères_5f_correction"><text:span text:style-name="T231">Faux</text:span></text:span><text:span text:style-name="_5f_Caractères_5f_correction"><text:span text:style-name="T160">. (On peut aussi </text:span></text:span><text:span text:style-name="_5f_Caractères_5f_correction"><text:span text:style-name="T232">voir</text:span></text:span><text:span text:style-name="_5f_Caractères_5f_correction"><text:span text:style-name="T160"> que le reste 22 est supérieur au diviseur 12)</text:span></text:span></text:h>
        <table:table table:name="Tableau6" table:style-name="Tableau6">
          <table:table-column table:style-name="Tableau6.A"/>
          <table:table-column table:style-name="Tableau6.B" table:number-columns-repeated="3"/>
          <table:table-column table:style-name="Tableau6.E" table:number-columns-repeated="2"/>
          <table:table-column table:style-name="Tableau6.B" table:number-columns-repeated="3"/>
          <table:table-column table:style-name="Tableau6.J"/>
          <table:table-row table:style-name="Tableau6.1">
            <table:table-cell table:style-name="Tableau6.A1" office:value-type="string">
              <text:p text:style-name="P125"><text:span text:style-name="T265">c</text:span><text:span text:style-name="T264">.</text:span></text:p>
            </table:table-cell>
            <table:table-cell table:style-name="Tableau6.A1" office:value-type="string">
              <text:h text:style-name="P112" text:outline-level="1"><text:change-start text:change-id="ct2242560601216"/>8<text:change-end text:change-id="ct2242560601216"/></text:h>
            </table:table-cell>
            <table:table-cell table:style-name="Tableau6.A1" office:value-type="string">
              <text:h text:style-name="P112" text:outline-level="1"><text:change-start text:change-id="ct2242560599776"/>4<text:change-end text:change-id="ct2242560599776"/></text:h>
            </table:table-cell>
            <table:table-cell table:style-name="Tableau6.A1" office:value-type="string">
              <text:h text:style-name="P112" text:outline-level="1"><text:change-start text:change-id="ct2242560600256"/>1<text:change-end text:change-id="ct2242560600256"/></text:h>
            </table:table-cell>
            <table:table-cell table:style-name="Tableau6.A1" office:value-type="string">
              <text:h text:style-name="P112" text:outline-level="1"/>
            </table:table-cell>
            <table:table-cell table:style-name="Tableau6.F1" office:value-type="string">
              <text:h text:style-name="P112" text:outline-level="1"/>
            </table:table-cell>
            <table:table-cell table:style-name="Tableau6.G1" office:value-type="string">
              <text:h text:style-name="P112" text:outline-level="1"><text:change-start text:change-id="ct2242560589456"/>8<text:change-end text:change-id="ct2242560589456"/></text:h>
            </table:table-cell>
            <table:table-cell table:style-name="Tableau6.G1" office:value-type="string">
              <text:h text:style-name="P112" text:outline-level="1"/>
            </table:table-cell>
            <table:table-cell table:style-name="Tableau6.G1" office:value-type="string">
              <text:h text:style-name="P112" text:outline-level="1"/>
            </table:table-cell>
            <table:table-cell table:style-name="Tableau6.J1" office:value-type="string">
              <text:h text:style-name="_5f_Tableau_5f_Centré_5f_Gras" text:outline-level="1"/>
            </table:table-cell>
          </table:table-row>
          <table:table-row table:style-name="Tableau6.1">
            <table:table-cell table:style-name="Tableau6.A1" office:value-type="string">
              <text:h text:style-name="_5f_Tableau_5f_Centré_5f_Gras" text:outline-level="1"/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A1" table:number-columns-spanned="2" office:value-type="string">
              <text:h text:style-name="_5f_Tableau_5f_Centré" text:outline-level="1"><text:s/>(...)</text:h>
            </table:table-cell>
            <table:covered-table-cell/>
            <table:table-cell table:style-name="Tableau6.A1" office:value-type="string">
              <text:h text:style-name="_5f_Tableau_5f_Centré" text:outline-level="1"/>
            </table:table-cell>
            <table:table-cell table:style-name="Tableau6.F2" office:value-type="string">
              <text:h text:style-name="_5f_Tableau_5f_Centré" text:outline-level="1"/>
            </table:table-cell>
            <table:table-cell table:style-name="Tableau6.A1" office:value-type="string">
              <text:h text:style-name="_5f_Tableau_5f_Centré" text:outline-level="1">1</text:h>
            </table:table-cell>
            <table:table-cell table:style-name="Tableau6.A1" office:value-type="string">
              <text:h text:style-name="_5f_Tableau_5f_Centré" text:outline-level="1">0</text:h>
            </table:table-cell>
            <table:table-cell table:style-name="Tableau6.A1" office:value-type="string">
              <text:h text:style-name="_5f_Tableau_5f_Centré" text:outline-level="1">5</text:h>
            </table:table-cell>
            <table:table-cell table:style-name="Tableau6.J1" office:value-type="string">
              <text:h text:style-name="_5f_Tableau_5f_Centré" text:outline-level="1"/>
            </table:table-cell>
          </table:table-row>
          <table:table-row table:style-name="Tableau6.1">
            <table:table-cell table:style-name="Tableau6.A1" office:value-type="string">
              <text:h text:style-name="_5f_Tableau_5f_Centré_5f_Gras" text:outline-level="1"/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A1" office:value-type="string">
              <text:h text:style-name="_5f_Tableau_5f_Centré" text:outline-level="1">1</text:h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F2" office:value-type="string">
              <text:h text:style-name="_5f_Tableau_5f_Centré" text:outline-level="1"/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A1" office:value-type="string">
              <text:h text:style-name="_5f_Tableau_5f_Centré" text:outline-level="1"/>
            </table:table-cell>
            <table:table-cell table:style-name="Tableau6.J1" office:value-type="string">
              <text:h text:style-name="_5f_Tableau_5f_Centré" text:outline-level="1"/>
            </table:table-cell>
          </table:table-row>
        </table:table>
        <text:h text:style-name="P115" text:outline-level="1"><text:span text:style-name="_5f_Caractères_5f_correction"><text:span text:style-name="T231">8</text:span></text:span><text:span text:style-name="_5f_Caractères_5f_correction"><text:span text:style-name="T160"> </text:span></text:span><text:span text:style-name="_5f_Caractères_5f_correction"><text:span text:style-name="T158">×</text:span></text:span><text:span text:style-name="_5f_Caractères_5f_correction"><text:span text:style-name="T160"> </text:span></text:span><text:span text:style-name="_5f_Caractères_5f_correction"><text:span text:style-name="T231">105</text:span></text:span><text:span text:style-name="_5f_Caractères_5f_correction"><text:span text:style-name="T160"> + </text:span></text:span><text:span text:style-name="_5f_Caractères_5f_correction"><text:span text:style-name="T231">1</text:span></text:span><text:span text:style-name="_5f_Caractères_5f_correction"><text:span text:style-name="T160"> = </text:span></text:span><text:span text:style-name="_5f_Caractères_5f_correction"><text:span text:style-name="T231">840</text:span></text:span><text:span text:style-name="_5f_Caractères_5f_correction"><text:span text:style-name="T160"> + </text:span></text:span><text:span text:style-name="_5f_Caractères_5f_correction"><text:span text:style-name="T231">1</text:span></text:span><text:span text:style-name="_5f_Caractères_5f_correction"><text:span text:style-name="T160"> <text:line-break/><text:tab/> <text:s text:c="5"/>= </text:span></text:span><text:span text:style-name="_5f_Caractères_5f_correction"><text:span text:style-name="T231">841</text:span></text:span><text:span text:style-name="_5f_Caractères_5f_correction"><text:span text:style-name="T160"> <text:s/>Juste.</text:span></text:span></text:h>
        <table:table table:name="Tableau19" table:style-name="Tableau19">
          <table:table-column table:style-name="Tableau19.A"/>
          <table:table-column table:style-name="Tableau19.B"/>
          <table:table-column table:style-name="Tableau19.C" table:number-columns-repeated="3"/>
          <table:table-column table:style-name="Tableau19.F" table:number-columns-repeated="2"/>
          <table:table-column table:style-name="Tableau19.C" table:number-columns-repeated="3"/>
          <table:table-column table:style-name="Tableau19.K"/>
          <table:table-row table:style-name="Tableau19.1">
            <table:table-cell table:style-name="Tableau19.A1" office:value-type="string">
              <text:p text:style-name="P125"><text:span text:style-name="T265">d</text:span><text:span text:style-name="T264">.</text:span></text:p>
            </table:table-cell>
            <table:table-cell table:style-name="Tableau19.A1" office:value-type="string">
              <text:h text:style-name="P112" text:outline-level="1"><text:change-start text:change-id="ct2242560594256"/>4<text:change-end text:change-id="ct2242560594256"/></text:h>
            </table:table-cell>
            <table:table-cell table:style-name="Tableau19.A1" office:value-type="string">
              <text:h text:style-name="P112" text:outline-level="1"><text:change-start text:change-id="ct2242560594496"/>2<text:change-end text:change-id="ct2242560594496"/></text:h>
            </table:table-cell>
            <table:table-cell table:style-name="Tableau19.A1" office:value-type="string">
              <text:h text:style-name="P112" text:outline-level="1"><text:change-start text:change-id="ct2242560600496"/>1<text:change-end text:change-id="ct2242560600496"/></text:h>
            </table:table-cell>
            <table:table-cell table:style-name="Tableau19.A1" office:value-type="string">
              <text:h text:style-name="P112" text:outline-level="1"><text:change-start text:change-id="ct2242560603616"/>8<text:change-end text:change-id="ct2242560603616"/></text:h>
            </table:table-cell>
            <table:table-cell table:style-name="Tableau19.A1" office:value-type="string">
              <text:h text:style-name="P112" text:outline-level="1"/>
            </table:table-cell>
            <table:table-cell table:style-name="Tableau19.G1" office:value-type="string">
              <text:h text:style-name="P112" text:outline-level="1"/>
            </table:table-cell>
            <table:table-cell table:style-name="Tableau19.H1" office:value-type="string">
              <text:h text:style-name="P112" text:outline-level="1"><text:change-start text:change-id="ct2242560601696"/>2<text:change-end text:change-id="ct2242560601696"/></text:h>
            </table:table-cell>
            <table:table-cell table:style-name="Tableau19.H1" office:value-type="string">
              <text:h text:style-name="P112" text:outline-level="1"><text:change-start text:change-id="ct2242560588496"/>7<text:change-end text:change-id="ct2242560588496"/></text:h>
            </table:table-cell>
            <table:table-cell table:style-name="Tableau19.H1" office:value-type="string">
              <text:h text:style-name="P112" text:outline-level="1"/>
            </table:table-cell>
            <table:table-cell table:style-name="Tableau19.K1" office:value-type="string">
              <text:h text:style-name="P112" text:outline-level="1"/>
            </table:table-cell>
          </table:table-row>
          <table:table-row table:style-name="Tableau19.1">
            <table:table-cell table:style-name="Tableau19.A1" office:value-type="string">
              <text:h text:style-name="_5f_Tableau_5f_Centré_5f_Gras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table:number-columns-spanned="2" office:value-type="string">
              <text:h text:style-name="_5f_Tableau_5f_Centré" text:outline-level="1"><text:s/>(...)</text:h>
            </table:table-cell>
            <table:covered-table-cell/>
            <table:table-cell table:style-name="Tableau19.A1" office:value-type="string">
              <text:h text:style-name="_5f_Tableau_5f_Centré" text:outline-level="1"/>
            </table:table-cell>
            <table:table-cell table:style-name="Tableau19.G2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>1</text:h>
            </table:table-cell>
            <table:table-cell table:style-name="Tableau19.A1" office:value-type="string">
              <text:h text:style-name="_5f_Tableau_5f_Centré" text:outline-level="1">4</text:h>
            </table:table-cell>
            <table:table-cell table:style-name="Tableau19.A1" office:value-type="string">
              <text:h text:style-name="_5f_Tableau_5f_Centré" text:outline-level="1">6</text:h>
            </table:table-cell>
            <table:table-cell table:style-name="Tableau19.K1" office:value-type="string">
              <text:h text:style-name="_5f_Tableau_5f_Centré" text:outline-level="1"/>
            </table:table-cell>
          </table:table-row>
          <table:table-row table:style-name="Tableau19.1">
            <table:table-cell table:style-name="Tableau19.A1" office:value-type="string">
              <text:h text:style-name="_5f_Tableau_5f_Centré_5f_Gras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>6</text:h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G2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A1" office:value-type="string">
              <text:h text:style-name="_5f_Tableau_5f_Centré" text:outline-level="1"/>
            </table:table-cell>
            <table:table-cell table:style-name="Tableau19.K1" office:value-type="string">
              <text:h text:style-name="_5f_Tableau_5f_Centré" text:outline-level="1"/>
            </table:table-cell>
          </table:table-row>
        </table:table>
        <text:h text:style-name="P115" text:outline-level="1"><text:span text:style-name="_5f_Caractères_5f_correction"><text:span text:style-name="T231">27</text:span></text:span><text:span text:style-name="_5f_Caractères_5f_correction"><text:span text:style-name="T158">×</text:span></text:span><text:span text:style-name="_5f_Caractères_5f_correction"><text:span text:style-name="T231">146</text:span></text:span><text:span text:style-name="_5f_Caractères_5f_correction"><text:span text:style-name="T160">+</text:span></text:span><text:span text:style-name="_5f_Caractères_5f_correction"><text:span text:style-name="T231">6</text:span></text:span><text:span text:style-name="_5f_Caractères_5f_correction"><text:span text:style-name="T160"> = </text:span></text:span><text:span text:style-name="_5f_Caractères_5f_correction"><text:span text:style-name="T231">3 942</text:span></text:span><text:span text:style-name="_5f_Caractères_5f_correction"><text:span text:style-name="T160"> + </text:span></text:span><text:span text:style-name="_5f_Caractères_5f_correction"><text:span text:style-name="T231">6</text:span></text:span><text:span text:style-name="_5f_Caractères_5f_correction"><text:span text:style-name="T160"> <text:line-break/><text:tab/> <text:s text:c="4"/>= </text:span></text:span><text:span text:style-name="_5f_Caractères_5f_correction"><text:span text:style-name="T231">3 948</text:span></text:span><text:span text:style-name="_5f_Caractères_5f_correction"><text:span text:style-name="T160"> </text:span></text:span><text:span text:style-name="_5f_Caractères_5f_correction"><text:span text:style-name="T231">Faux</text:span></text:span><text:span text:style-name="_5f_Caractères_5f_correction"><text:span text:style-name="T160">.</text:span></text:span></text:h>
        <text:h text:style-name="P115" text:outline-level="1"><text:span text:style-name="_5f_Caractères_5f_correction"><text:span text:style-name="T160"/></text:span></text:h>
        <text:h text:style-name="P115" text:outline-level="1"><text:span text:style-name="_5f_Caractères_5f_correction"><text:span text:style-name="T160"/></text:span></text:h>
      </text:section>
      <text:list xml:id="list95935947925525" text:continue-numbering="true" text:style-name="_5f_Numérotation_20_des_20_exercices">
        <text:list-header>
          <text:h text:style-name="P141" text:outline-level="1"><text:span text:style-name="_5f_Caractères_5f_gras"/></text:h>
        </text:list-header>
        <text:list-item>
          <text:h text:style-name="P143" text:outline-level="1"><text:change-start text:change-id="ct2242560588976"/><text:span text:style-name="_5f_Caractères_5f_gras">De tête...</text:span><text:change-end text:change-id="ct2242560588976"/></text:h>
        </text:list-item>
      </text:list>
      <text:h text:style-name="_5f_Paragraphe" text:outline-level="1"><text:change-start text:change-id="ct2242560594976"/><text:span text:style-name="_5f_Caractères">Complète </text:span><text:span text:style-name="_5f_Caractères"><text:span text:style-name="T247">les colonnes</text:span></text:span><text:span text:style-name="_5f_Caractères"> sans poser les divisions.</text:span><text:change-end text:change-id="ct2242560594976"/></text:h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3"/>
        <table:table-header-rows>
          <table:table-row table:style-name="TableLine2242553189456">
            <table:table-cell table:style-name="Tableau7.A1" office:value-type="string">
              <text:h text:style-name="_5f_Tableau_5f_Centré_5f_Gras" text:outline-level="1"><text:span text:style-name="_5f_Caractères"/></text:h>
            </table:table-cell>
            <table:table-cell table:style-name="Tableau7.B1" office:value-type="string">
              <text:h text:style-name="_5f_Tableau_5f_Centré_5f_Gras" text:outline-level="1"><text:change-start text:change-id="ct2242560615136"/><text:span text:style-name="_5f_Caractères">Cas 1</text:span><text:change-end text:change-id="ct2242560615136"/></text:h>
            </table:table-cell>
            <table:table-cell table:style-name="Tableau7.B1" office:value-type="string">
              <text:h text:style-name="_5f_Tableau_5f_Centré_5f_Gras" text:outline-level="1"><text:change-start text:change-id="ct2242560611296"/><text:span text:style-name="_5f_Caractères">Cas 2</text:span><text:change-end text:change-id="ct2242560611296"/></text:h>
            </table:table-cell>
            <table:table-cell table:style-name="Tableau7.B1" office:value-type="string">
              <text:h text:style-name="_5f_Tableau_5f_Centré_5f_Gras" text:outline-level="1"><text:change-start text:change-id="ct2242560604816"/><text:span text:style-name="_5f_Caractères">Cas 3</text:span><text:change-end text:change-id="ct2242560604816"/></text:h>
            </table:table-cell>
            <table:table-cell table:style-name="Tableau7.E1" office:value-type="string">
              <text:h text:style-name="_5f_Tableau_5f_Centré_5f_Gras" text:outline-level="1"><text:change-start text:change-id="ct2242560603856"/><text:span text:style-name="_5f_Caractères">Cas 4</text:span><text:change-end text:change-id="ct2242560603856"/></text:h>
            </table:table-cell>
          </table:table-row>
        </table:table-header-rows>
        <table:table-row table:style-name="TableLine2242553178032">
          <table:table-cell table:style-name="Tableau7.A2" office:value-type="string">
            <text:h text:style-name="_5f_Tableau_5f_Centré_5f_Gras" text:outline-level="1"><text:change-start text:change-id="ct2242560605056"/><text:span text:style-name="_5f_Caractères">Dividende</text:span><text:change-end text:change-id="ct2242560605056"/></text:h>
          </table:table-cell>
          <table:table-cell table:style-name="Tableau7.B2" office:value-type="string">
            <text:h text:style-name="P120" text:outline-level="1"><text:span text:style-name="_5f_Caractères_5f_correction"><text:span text:style-name="T286">457</text:span></text:span></text:h>
          </table:table-cell>
          <table:table-cell table:style-name="Tableau7.C2" office:value-type="string">
            <text:h text:style-name="P120" text:outline-level="1"><text:span text:style-name="_5f_Caractères_5f_correction"><text:span text:style-name="T286">1 011</text:span></text:span></text:h>
          </table:table-cell>
          <table:table-cell table:style-name="Tableau7.D2" office:value-type="string">
            <text:h text:style-name="_5f_Tableau_5f_Centré" text:outline-level="1"><text:change-start text:change-id="ct2242560615616"/><text:span text:style-name="_5f_Caractères">456</text:span><text:change-end text:change-id="ct2242560615616"/></text:h>
          </table:table-cell>
          <table:table-cell table:style-name="Tableau7.E2" office:value-type="string">
            <text:h text:style-name="_5f_Tableau_5f_Centré" text:outline-level="1"><text:change-start text:change-id="ct2242560608656"/><text:span text:style-name="_5f_Caractères">907</text:span><text:change-end text:change-id="ct2242560608656"/></text:h>
          </table:table-cell>
        </table:table-row>
        <table:table-row table:style-name="TableLine2242553191632">
          <table:table-cell table:style-name="Tableau7.A3" office:value-type="string">
            <text:h text:style-name="_5f_Tableau_5f_Centré_5f_Gras" text:outline-level="1"><text:change-start text:change-id="ct2242560615376"/><text:span text:style-name="_5f_Caractères">Diviseur</text:span><text:change-end text:change-id="ct2242560615376"/></text:h>
          </table:table-cell>
          <table:table-cell table:style-name="Tableau7.B3" office:value-type="string">
            <text:h text:style-name="_5f_Tableau_5f_Centré" text:outline-level="1"><text:change-start text:change-id="ct2242560604096"/><text:span text:style-name="_5f_Caractères">15</text:span><text:change-end text:change-id="ct2242560604096"/></text:h>
          </table:table-cell>
          <table:table-cell table:style-name="Tableau7.C3" office:value-type="string">
            <text:h text:style-name="_5f_Tableau_5f_Centré" text:outline-level="1"><text:change-start text:change-id="ct2242560614656"/><text:span text:style-name="_5f_Caractères">40</text:span><text:change-end text:change-id="ct2242560614656"/></text:h>
          </table:table-cell>
          <table:table-cell table:style-name="Tableau7.D3" office:value-type="string">
            <text:h text:style-name="_5f_Tableau_5f_Centré" text:outline-level="1"><text:change-start text:change-id="ct2242560607936"/><text:span text:style-name="_5f_Caractères">45</text:span><text:change-end text:change-id="ct2242560607936"/></text:h>
          </table:table-cell>
          <table:table-cell table:style-name="Tableau7.E3" office:value-type="string">
            <text:h text:style-name="P120" text:outline-level="1"><text:span text:style-name="_5f_Caractères_5f_correction"><text:span text:style-name="T286">60</text:span></text:span></text:h>
          </table:table-cell>
        </table:table-row>
        <table:table-row table:style-name="TableLine2242553176128">
          <table:table-cell table:style-name="Tableau7.A3" office:value-type="string">
            <text:h text:style-name="_5f_Tableau_5f_Centré_5f_Gras" text:outline-level="1"><text:change-start text:change-id="ct2242560617056"/><text:span text:style-name="_5f_Caractères">Quotient</text:span><text:change-end text:change-id="ct2242560617056"/></text:h>
          </table:table-cell>
          <table:table-cell table:style-name="Tableau7.B4" office:value-type="string">
            <text:h text:style-name="_5f_Tableau_5f_Centré" text:outline-level="1"><text:change-start text:change-id="ct2242560607696"/><text:span text:style-name="_5f_Caractères">30</text:span><text:change-end text:change-id="ct2242560607696"/></text:h>
          </table:table-cell>
          <table:table-cell table:style-name="Tableau7.C4" office:value-type="string">
            <text:h text:style-name="_5f_Tableau_5f_Centré" text:outline-level="1"><text:change-start text:change-id="ct2242560614896"/><text:span text:style-name="_5f_Caractères">25</text:span><text:change-end text:change-id="ct2242560614896"/></text:h>
          </table:table-cell>
          <table:table-cell table:style-name="Tableau7.D4" office:value-type="string">
            <text:h text:style-name="_5f_Tableau_5f_Centré" text:outline-level="1"><text:change-start text:change-id="ct2242560605296"/><text:span text:style-name="_5f_Caractères">10</text:span><text:change-end text:change-id="ct2242560605296"/></text:h>
          </table:table-cell>
          <table:table-cell table:style-name="Tableau7.E4" office:value-type="string">
            <text:h text:style-name="_5f_Tableau_5f_Centré" text:outline-level="1"><text:change-start text:change-id="ct2242560604336"/><text:span text:style-name="_5f_Caractères">15</text:span><text:change-end text:change-id="ct2242560604336"/></text:h>
          </table:table-cell>
        </table:table-row>
        <table:table-row table:style-name="TableLine2242553185376">
          <table:table-cell table:style-name="Tableau7.A3" office:value-type="string">
            <text:h text:style-name="_5f_Tableau_5f_Centré_5f_Gras" text:outline-level="1"><text:change-start text:change-id="ct2242560608176"/><text:span text:style-name="_5f_Caractères">Reste</text:span><text:change-end text:change-id="ct2242560608176"/></text:h>
          </table:table-cell>
          <table:table-cell table:style-name="Tableau7.B5" office:value-type="string">
            <text:h text:style-name="_5f_Tableau_5f_Centré" text:outline-level="1"><text:change-start text:change-id="ct2242560605776"/><text:span text:style-name="_5f_Caractères">7</text:span><text:change-end text:change-id="ct2242560605776"/></text:h>
          </table:table-cell>
          <table:table-cell table:style-name="Tableau7.C5" office:value-type="string">
            <text:h text:style-name="_5f_Tableau_5f_Centré" text:outline-level="1"><text:change-start text:change-id="ct2242560608896"/><text:span text:style-name="_5f_Caractères">11</text:span><text:change-end text:change-id="ct2242560608896"/></text:h>
          </table:table-cell>
          <table:table-cell table:style-name="Tableau7.D5" office:value-type="string">
            <text:h text:style-name="P120" text:outline-level="1"><text:span text:style-name="_5f_Caractères_5f_correction"><text:span text:style-name="T286">6</text:span></text:span></text:h>
          </table:table-cell>
          <table:table-cell table:style-name="Tableau7.E5" office:value-type="string">
            <text:h text:style-name="_5f_Tableau_5f_Centré" text:outline-level="1"><text:change-start text:change-id="ct2242560609136"/><text:span text:style-name="_5f_Caractères">7</text:span><text:change-end text:change-id="ct2242560609136"/></text:h>
          </table:table-cell>
        </table:table-row>
      </table:table>
      <text:h text:style-name="P116" text:outline-level="1"><text:change-start text:change-id="ct2242560613696"/><text:span text:style-name="_5f_Caractères"/></text:h>
      <text:list xml:id="list95936357844367" text:continue-numbering="true" text:style-name="_5f_Numérotation_20_des_20_exercices">
        <text:list-item>
          <text:h text:style-name="P142" text:outline-level="1"><text:span text:style-name="_5f_Caractères_5f_gras">Sans poser l’opération</text:span><text:change-end text:change-id="ct2242560613696"/></text:h>
        </text:list-item>
      </text:list>
      <text:list xml:id="list95936132635532" text:continue-list="list95937144774557" text:style-name="_5f_Numérotation_20_des_20_exercices">
        <text:list-item>
          <text:list>
            <text:list-item text:start-value="1">
              <text:p text:style-name="P136"><text:change-start text:change-id="ct2242560610336"/><text:span text:style-name="_5f_Caractères">On a 116 </text:span><text:change-end text:change-id="ct2242560610336"/><text:span text:style-name="_5f_Caractères"><text:span text:style-name="T280">=</text:span></text:span><text:change-start text:change-id="ct2242560605536"/><text:span text:style-name="_5f_Caractères"> (16 × 7) </text:span><text:change-end text:change-id="ct2242560605536"/><text:span text:style-name="_5f_Caractères"><text:span text:style-name="T281">+</text:span></text:span><text:change-start text:change-id="ct2242560610576"/><text:span text:style-name="_5f_Caractères"> 4.</text:span></text:p>
              <text:list>
                <text:list-item>
                  <text:h text:style-name="P133" text:outline-level="1"><text:span text:style-name="_5f_Caractères">Quels sont le quotient entier et le reste dans la division euclidienne de 116 par 16 ?</text:span><text:change-end text:change-id="ct2242560610576"/></text:h>
                </text:list-item>
              </text:list>
            </text:list-item>
          </text:list>
        </text:list-item>
      </text:list>
      <text:h text:style-name="_5f_Paragraphe" text:outline-level="1"><text:span text:style-name="_5f_Caractères_5f_correction"><text:span text:style-name="T286">Le reste 4 est inférieur au diviseur 16, donc </text:span></text:span><text:span text:style-name="_5f_Caractères_5f_correction"><text:span text:style-name="T223">le quotient vaut 7</text:span></text:span><text:span text:style-name="_5f_Caractères_5f_correction"><text:span text:style-name="T286"> et </text:span></text:span><text:span text:style-name="_5f_Caractères_5f_correction"><text:span text:style-name="T223">le reste vaut 4</text:span></text:span><text:span text:style-name="_5f_Caractères_5f_correction"><text:span text:style-name="T286">.</text:span></text:span></text:h>
      <text:list xml:id="list95936232928245" text:continue-numbering="true" text:style-name="_5f_Numérotation_20_des_20_exercices">
        <text:list-item>
          <text:list>
            <text:list-item>
              <text:list>
                <text:list-item>
                  <text:h text:style-name="P133" text:outline-level="1"><text:change-start text:change-id="ct2242560616096"/><text:span text:style-name="_5f_Caractères">Quels sont le quotient entier et le reste dans la division euclidienne de 116 par 7 ?</text:span><text:change-end text:change-id="ct2242560616096"/></text:h>
                </text:list-item>
              </text:list>
            </text:list-item>
          </text:list>
        </text:list-item>
      </text:list>
      <text:h text:style-name="_5f_Paragraphe" text:outline-level="1"><text:span text:style-name="_5f_Caractères_5f_correction"><text:span text:style-name="T160">Le reste 4 est inférieur au diviseur </text:span></text:span><text:span text:style-name="_5f_Caractères_5f_correction"><text:span text:style-name="T231">7</text:span></text:span><text:span text:style-name="_5f_Caractères_5f_correction"><text:span text:style-name="T160">, donc </text:span></text:span><text:span text:style-name="_5f_Caractères_5f_correction"><text:span text:style-name="T231">le quotient vaut 16</text:span></text:span><text:span text:style-name="_5f_Caractères_5f_correction"><text:span text:style-name="T160"> et </text:span></text:span><text:span text:style-name="_5f_Caractères_5f_correction"><text:span text:style-name="T231">le reste vaut 4</text:span></text:span><text:span text:style-name="_5f_Caractères_5f_correction"><text:span text:style-name="T160">.</text:span></text:span></text:h>
      <text:list xml:id="list95936118296312" text:continue-numbering="true" text:style-name="_5f_Numérotation_20_des_20_exercices">
        <text:list-item>
          <text:list>
            <text:list-item>
              <text:p text:style-name="P136"><text:change-start text:change-id="ct2242560616336"/><text:span text:style-name="_5f_Caractères">On a 120 </text:span><text:change-end text:change-id="ct2242560616336"/><text:span text:style-name="_5f_Caractères"><text:span text:style-name="T280">=</text:span></text:span><text:change-start text:change-id="ct2242560617296"/><text:span text:style-name="_5f_Caractères"> (16 × 7) </text:span><text:change-end text:change-id="ct2242560617296"/><text:span text:style-name="_5f_Caractères"><text:span text:style-name="T281">+</text:span></text:span><text:change-start text:change-id="ct2242560614416"/><text:span text:style-name="_5f_Caractères"> 8.</text:span></text:p>
              <text:list>
                <text:list-item>
                  <text:h text:style-name="P133" text:outline-level="1"><text:span text:style-name="_5f_Caractères">Quels sont le quotient entier et le reste dans la division euclidienne de 120 par 16 ?</text:span><text:change-end text:change-id="ct2242560614416"/></text:h>
                </text:list-item>
              </text:list>
            </text:list-item>
          </text:list>
        </text:list-item>
      </text:list>
      <text:h text:style-name="P116" text:outline-level="1"><text:span text:style-name="_5f_Caractères_5f_correction">Le reste 8 est inférieur au diviseur 16,</text:span></text:h>
      <text:h text:style-name="P116" text:outline-level="1"><text:span text:style-name="_5f_Caractères_5f_correction">donc q = 7 et r = 4.</text:span></text:h>
      <text:list xml:id="list95935641701691" text:continue-numbering="true" text:style-name="_5f_Numérotation_20_des_20_exercices">
        <text:list-item>
          <text:list>
            <text:list-item>
              <text:list>
                <text:list-item>
                  <text:h text:style-name="P133" text:outline-level="1"><text:change-start text:change-id="ct2242560606016"/><text:span text:style-name="_5f_Caractères">Quels sont le quotient entier et le reste dans la division euclidienne de 120 par 7 ?</text:span><text:change-end text:change-id="ct2242560606016"/></text:h>
                </text:list-item>
              </text:list>
            </text:list-item>
          </text:list>
        </text:list-item>
      </text:list>
      <text:h text:style-name="P116" text:outline-level="1"><text:span text:style-name="_5f_Caractères_5f_correction"><text:span text:style-name="T159">Le reste 8 est supérieur au diviseur 7, </text:span></text:span></text:h>
      <text:h text:style-name="P116" text:outline-level="1"><text:span text:style-name="_5f_Caractères_5f_correction"><text:span text:style-name="T159">donc q = 16 + 1 = 17 et r = 8 – 7 = 1.</text:span></text:span></text:h>
      <text:list xml:id="list95935763916485" text:continue-list="list95936357844367" text:style-name="_5f_Numérotation_20_des_20_exercices">
        <text:list-item>
          <text:h text:style-name="_5f_Titre_5f_Exercices_5f_sans_5f_Titre" text:outline-level="1"><text:change-start text:change-id="ct2242560609376"/><text:span text:style-name="_5f_Caractères">Trouve le plus grand multiple de </text:span><text:span text:style-name="_5f_Caractères"><text:span text:style-name="T276">m</text:span></text:span><text:span text:style-name="_5f_Caractères"> inférieur à </text:span><text:span text:style-name="_5f_Caractères"><text:span text:style-name="T275">n</text:span></text:span><text:span text:style-name="_5f_Caractères"> dans les cas suivants.</text:span><text:change-end text:change-id="ct2242560609376"/></text:h>
        </text:list-item>
      </text:list>
      <text:section text:style-name="Sect4" text:name="Section11">
        <text:list xml:id="list2822187791" text:style-name="_5f_Numérotation_20_des_20_exercices">
          <text:list-item>
            <text:list>
              <text:list-item>
                <text:p text:style-name="P136"><text:change-start text:change-id="ct2242560606736"/><text:span text:style-name="_5f_Caractères"><text:span text:style-name="T207">m</text:span></text:span><text:change-end text:change-id="ct2242560606736"/><text:span text:style-name="_5f_Caractères"><text:span text:style-name="T229">=</text:span></text:span><text:change-start text:change-id="ct2242560609856"/><text:span text:style-name="_5f_Caractères"><text:span text:style-name="T202">3</text:span></text:span><text:span text:style-name="_5f_Caractères"><text:span text:style-name="T201"> ; </text:span></text:span><text:span text:style-name="_5f_Caractères"><text:span text:style-name="T205">n</text:span></text:span><text:change-end text:change-id="ct2242560609856"/><text:span text:style-name="_5f_Caractères"><text:span text:style-name="T230">=</text:span></text:span><text:change-start text:change-id="ct2242560611056"/><text:span text:style-name="_5f_Caractères"><text:span text:style-name="T202">16 : </text:span></text:span><text:change-end text:change-id="ct2242560611056"/><text:span text:style-name="_5f_Caractères_5f_correction"><text:span text:style-name="T284">15</text:span></text:span><text:change-start text:change-id="ct2242560611536"/><text:span text:style-name="_5f_Caractères"><text:span text:style-name="T153"><text:tab/></text:span></text:span><text:change-end text:change-id="ct2242560611536"/></text:p>
              </text:list-item>
              <text:list-item>
                <text:p text:style-name="P136"><text:change-start text:change-id="ct2242560611776"/><text:span text:style-name="_5f_Caractères"><text:span text:style-name="T206">m</text:span></text:span><text:change-end text:change-id="ct2242560611776"/><text:span text:style-name="_5f_Caractères"><text:span text:style-name="T208">=</text:span></text:span><text:change-start text:change-id="ct2242560612016"/><text:span text:style-name="_5f_Caractères"><text:span text:style-name="T201">7 ; </text:span></text:span><text:span text:style-name="_5f_Caractères"><text:span text:style-name="T205">n</text:span></text:span><text:change-end text:change-id="ct2242560612016"/><text:span text:style-name="_5f_Caractères"><text:span text:style-name="T203">=</text:span></text:span><text:change-start text:change-id="ct2242560612256"/><text:span text:style-name="_5f_Caractères"><text:span text:style-name="T201">48 : </text:span></text:span><text:change-end text:change-id="ct2242560612256"/><text:span text:style-name="_5f_Caractères_5f_correction"><text:span text:style-name="T161">42</text:span></text:span></text:p>
              </text:list-item>
              <text:list-item>
                <text:p text:style-name="P136"><text:change-start text:change-id="ct2242560612496"/><text:span text:style-name="_5f_Caractères"><text:span text:style-name="T206">m</text:span></text:span><text:change-end text:change-id="ct2242560612496"/><text:span text:style-name="_5f_Caractères"><text:span text:style-name="T208">=</text:span></text:span><text:change-start text:change-id="ct2242560612736"/><text:span text:style-name="_5f_Caractères"><text:span text:style-name="T201">6 ; </text:span></text:span><text:span text:style-name="_5f_Caractères"><text:span text:style-name="T205">n</text:span></text:span><text:change-end text:change-id="ct2242560612736"/><text:span text:style-name="_5f_Caractères"><text:span text:style-name="T209">=</text:span></text:span><text:change-start text:change-id="ct2242560612976"/><text:span text:style-name="_5f_Caractères"><text:span text:style-name="T201">37 : </text:span></text:span><text:change-end text:change-id="ct2242560612976"/><text:span text:style-name="_5f_Caractères_5f_correction"><text:span text:style-name="T287">3</text:span></text:span><text:span text:style-name="_5f_Caractères_5f_correction"><text:span text:style-name="T161">6</text:span></text:span></text:p>
              </text:list-item>
              <text:list-item>
                <text:p text:style-name="P136"><text:change-start text:change-id="ct2242560613216"/><text:span text:style-name="_5f_Caractères"><text:span text:style-name="T210">m</text:span></text:span><text:change-end text:change-id="ct2242560613216"/><text:span text:style-name="_5f_Caractères"><text:span text:style-name="T211">=</text:span></text:span><text:change-start text:change-id="ct2242560620416"/><text:span text:style-name="_5f_Caractères"><text:span text:style-name="T200">11 ; </text:span></text:span><text:span text:style-name="_5f_Caractères"><text:span text:style-name="T204">n</text:span></text:span><text:change-end text:change-id="ct2242560620416"/><text:span text:style-name="_5f_Caractères"><text:span text:style-name="T212">=</text:span></text:span><text:change-start text:change-id="ct2242560620176"/><text:span text:style-name="_5f_Caractères"><text:span text:style-name="T200">39 : </text:span></text:span><text:change-end text:change-id="ct2242560620176"/><text:span text:style-name="_5f_Caractères_5f_correction"><text:span text:style-name="T161">33</text:span></text:span></text:p>
              </text:list-item>
              <text:list-item>
                <text:p text:style-name="P136"><text:change-start text:change-id="ct2242560619696"/><text:span text:style-name="_5f_Caractères"><text:span text:style-name="T210">m</text:span></text:span><text:change-end text:change-id="ct2242560619696"/><text:span text:style-name="_5f_Caractères"><text:span text:style-name="T211">=</text:span></text:span><text:change-start text:change-id="ct2242560620896"/><text:span text:style-name="_5f_Caractères"><text:span text:style-name="T200">61 ; </text:span></text:span><text:span text:style-name="_5f_Caractères"><text:span text:style-name="T204">n</text:span></text:span><text:change-end text:change-id="ct2242560620896"/><text:span text:style-name="_5f_Caractères"><text:span text:style-name="T212">=</text:span></text:span><text:change-start text:change-id="ct2242560619936"/><text:span text:style-name="_5f_Caractères"><text:span text:style-name="T200">75 : </text:span></text:span><text:change-end text:change-id="ct2242560619936"/><text:span text:style-name="_5f_Caractères_5f_correction"><text:span text:style-name="T161">61</text:span></text:span></text:p>
              </text:list-item>
              <text:list-item>
                <text:p text:style-name="P136"><text:change-start text:change-id="ct2242560619216"/><text:span text:style-name="_5f_Caractères"><text:span text:style-name="T210">m</text:span></text:span><text:change-end text:change-id="ct2242560619216"/><text:span text:style-name="_5f_Caractères"><text:span text:style-name="T211">=</text:span></text:span><text:change-start text:change-id="ct2242560619456"/><text:span text:style-name="_5f_Caractères"><text:span text:style-name="T200">87 ; </text:span></text:span><text:span text:style-name="_5f_Caractères"><text:span text:style-name="T204">n</text:span></text:span><text:change-end text:change-id="ct2242560619456"/><text:span text:style-name="_5f_Caractères"><text:span text:style-name="T212">=</text:span></text:span><text:change-start text:change-id="ct2242560620656"/><text:span text:style-name="_5f_Caractères"><text:span text:style-name="T200">274 : </text:span></text:span><text:change-end text:change-id="ct2242560620656"/><text:span text:style-name="_5f_Caractères_5f_correction"><text:span text:style-name="T161">261</text:span></text:span></text:p>
              </text:list-item>
            </text:list>
          </text:list-item>
        </text:list>
      </text:section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95936268513958" text:continue-list="list95935763916485" text:style-name="_5f_Numérotation_20_des_20_exercices">
        <text:list-item>
          <text:h text:style-name="P141" text:outline-level="1"><text:change-start text:change-id="ct2242560595696"/><text:span text:style-name="_5f_Caractères_5f_gras"><text:span text:style-name="T236">Quel</text:span></text:span><text:span text:style-name="_5f_Caractères_5f_gras"><text:span text:style-name="T267">ques</text:span></text:span><text:span text:style-name="_5f_Caractères_5f_gras"><text:span text:style-name="T266"> p</text:span></text:span><text:span text:style-name="_5f_Caractères_5f_gras"><text:span text:style-name="T235">roblèmes</text:span></text:span><text:change-end text:change-id="ct2242560595696"/></text:h>
        </text:list-item>
      </text:list>
      <text:list xml:id="list95935557950061" text:continue-list="list95935641701691" text:style-name="_5f_Numérotation_20_des_20_exercices">
        <text:list-item>
          <text:list>
            <text:list-item text:start-value="1">
              <text:p text:style-name="P136"><text:change-start text:change-id="ct2242560432848"/><text:span text:style-name="_5f_Caractères">Une tarte pour 4 personnes coûte 6 €. L</text:span><text:span text:style-name="_5f_Caractères"><text:span text:style-name="T248">a gestion­naire</text:span></text:span><text:span text:style-name="_5f_Caractères"> dispose de 85 €. Combien de tartes peut-elle acheter ? Combien d’argent lui reste-t-il ?</text:span><text:change-end text:change-id="ct2242560432848"/></text:p>
            </text:list-item>
          </text:list>
        </text:list-item>
      </text:list>
      <text:h text:style-name="_5f_Paragraphe_5f_Correction" text:outline-level="1"><text:span text:style-name="_5f_Caractères_5f_correction">Le nombre de tartes est un entier donc :</text:span></text:h>
      <text:h text:style-name="_5f_Paragraphe_5f_Correction" text:outline-level="1"><text:span text:style-name="_5f_Caractères_5f_correction">On effectue la division euclidienne de 85 par 6 <text:s text:c="11"/>Comme 85 € = 6 € x 14 + 1 € alors elle peut acheter 14 tartes et il lui restera 1€.</text:span></text:h>
      <text:list xml:id="list95936564466685" text:continue-numbering="true" text:style-name="_5f_Numérotation_20_des_20_exercices">
        <text:list-item>
          <text:list>
            <text:list-item>
              <text:p text:style-name="P136"><text:change-start text:change-id="ct2242560437408"/><text:span text:style-name="_5f_Caractères">Avec ses bottes de 7 lieues, le géant fait des pas de </text:span><text:span text:style-name="_5f_Caractères"><text:span text:style-name="T246">20</text:span></text:span><text:span text:style-name="_5f_Caractères"> km </text:span><text:span text:style-name="_5f_Caractères"><text:span text:style-name="T248">et</text:span></text:span><text:span text:style-name="_5f_Caractères"> parcou</text:span><text:span text:style-name="_5f_Caractères"><text:span text:style-name="T248">rt</text:span></text:span><text:span text:style-name="_5f_Caractères"> 1 0</text:span><text:span text:style-name="_5f_Caractères"><text:span text:style-name="T246">40 </text:span></text:span><text:span text:style-name="_5f_Caractères">km. </text:span><text:span text:style-name="_5f_Caractères"><text:span text:style-name="T248">E</text:span></text:span><text:span text:style-name="_5f_Caractères">n combien de pas </text:span><text:span text:style-name="_5f_Caractères"><text:span text:style-name="T248">les parcourt-il</text:span></text:span><text:span text:style-name="_5f_Caractères"> ?</text:span><text:change-end text:change-id="ct2242560437408"/></text:p>
            </text:list-item>
          </text:list>
          <text:h text:style-name="P134" text:outline-level="1"><text:span text:style-name="_5f_Caractères">Le nombre de pas est un entier donc :</text:span></text:h>
          <text:list text:continue-numbering="true">
            <text:list-header>
              <text:h text:style-name="P134" text:outline-level="1"><text:span text:style-name="_5f_Caractères">On effectue la division euclidienne de 1 040 par 20 <text:s text:c="11"/>Comme 1 040 km = 20 km <text:s/>x <text:s/>52 alors il les parcourt en 52 pas.</text:span></text:h>
            </text:list-header>
          </text:list>
        </text:list-item>
      </text:list>
      <text:list xml:id="list95937321180007" text:continue-list="list95936268513958" text:style-name="_5f_Numérotation_20_des_20_exercices">
        <text:list-item>
          <text:p text:style-name="_5f_Paragraphe_5f_avec_5f_Num_5f_Question"><text:change-start text:change-id="ct2242560434768"/><text:span text:style-name="_5f_Caractères"> </text:span><text:span text:style-name="_5f_Caractères"><text:span text:style-name="T252">Pour </text:span></text:span><text:span text:style-name="_5f_Caractères"><text:span text:style-name="T254">une sortie scolaire</text:span></text:span><text:span text:style-name="_5f_Caractères"><text:span text:style-name="T252">, on exige un adulte pour encadrer 15 enfants. Combien d’adultes doi</text:span></text:span><text:span text:style-name="_5f_Caractères"><text:span text:style-name="T255">vent être présents</text:span></text:span><text:span text:style-name="_5f_Caractères"><text:span text:style-name="T252"> pour accompagner 56 élèves ?</text:span></text:span><text:change-end text:change-id="ct2242560434768"/></text:p>
          <text:h text:style-name="P134" text:outline-level="1"><text:span text:style-name="_5f_Caractères">Le nombre d’adultes est un entier donc :</text:span></text:h>
          <text:h text:style-name="P134" text:outline-level="1"><text:span text:style-name="_5f_Caractères"><text:span text:style-name="T252">On effectue la division euclidienne de 56 par 15 Comme 56 = 15 x 3 + 11 alors 3 + 1 = 4 adultes doivent être présents.</text:span></text:span></text:h>
        </text:list-item>
        <text:list-item>
          <text:p text:style-name="_5f_Paragraphe_5f_avec_5f_Num_5f_Question"><text:change-start text:change-id="ct2242560436208"/><text:span text:style-name="_5f_Caractères"> La fleuriste dispose de 158 fleurs. Elle doit réaliser des bouquets de 7 fleurs chacun. </text:span><text:change-end text:change-id="ct2242560436208"/></text:p>
        </text:list-item>
      </text:list>
      <text:h text:style-name="_5f_Paragraphe" text:outline-level="1"><text:change-start text:change-id="ct2242560437888"/><text:span text:style-name="_5f_Caractères">Combien pourra‑t‑elle en confectionner ?</text:span><text:change-end text:change-id="ct2242560437888"/></text:h>
      <text:h text:style-name="_5f_Paragraphe" text:outline-level="1"><text:change-start text:change-id="ct2242560436448"/><text:span text:style-name="_5f_Caractères">Combien de fleurs lui manquera‑t‑il pour en réaliser un de plus ?</text:span><text:change-end text:change-id="ct2242560436448"/></text:h>
      <text:h text:style-name="_5f_Paragraphe_5f_Correction" text:outline-level="1">Le nombre de bouquets est un entier donc :</text:h>
      <text:h text:style-name="P121" text:outline-level="1"><text:span text:style-name="T288">On </text:span><text:span text:style-name="T233">fait</text:span><text:span text:style-name="T288"> la division euclidienne de 158 <text:s/>par 7 <text:s text:c="11"/></text:span><text:span text:style-name="T289">Comme 158 = 7 x 22 + 4 </text:span></text:h>
      <text:h text:style-name="P121" text:outline-level="1"><text:span text:style-name="T290">Elle p</text:span><text:span text:style-name="T234">ourra</text:span><text:span text:style-name="T290"> faire 22 bouquets complets.</text:span></text:h>
      <text:h text:style-name="P121" text:outline-level="1"><text:span text:style-name="T234">Il</text:span><text:span text:style-name="T289"> lui manquera 7 – 4 = 3 fleurs pour réaliser un bouquet de plus.</text:span></text:h>
      <text:list xml:id="list95935819741408" text:continue-numbering="true" text:style-name="_5f_Numérotation_20_des_20_exercices">
        <text:list-item>
          <text:p text:style-name="_5f_Paragraphe_5f_avec_5f_Num_5f_Question"><text:change-start text:change-id="ct2242560438128"/><text:span text:style-name="_5f_Caractères"> </text:span><text:span text:style-name="_5f_Caractères"><text:span text:style-name="T252">Pour le C.D.I. du collège, la documentaliste reçoit 370 livres qu’elle doit ranger sur des étagères. Elle ne peut transporter que 13 livres à la fois.</text:span></text:span></text:p>
        </text:list-item>
      </text:list>
      <text:h text:style-name="_5f_Paragraphe" text:outline-level="1"><text:span text:style-name="_5f_Caractères">Combien de voyages </text:span><text:span text:style-name="_5f_Caractères"><text:span text:style-name="T247">minimum </text:span></text:span><text:span text:style-name="_5f_Caractères">devra‑t‑elle faire ?</text:span><text:change-end text:change-id="ct2242560438128"/></text:h>
      <text:h text:style-name="_5f_Paragraphe" text:outline-level="1"><text:change-start text:change-id="ct2242560438368"/><text:span text:style-name="_5f_Caractères">Combien de livres transportera‑t‑elle au dernier voyage ?</text:span><text:change-end text:change-id="ct2242560438368"/></text:h>
      <text:h text:style-name="_5f_Paragraphe_5f_Correction" text:outline-level="1"><text:span text:style-name="_5f_Caractères">Le nombre de voyages est un entier donc :</text:span></text:h>
      <text:h text:style-name="_5f_Paragraphe_5f_Correction" text:outline-level="1"><text:span text:style-name="_5f_Caractères">On effectue la division euclidienne de 370 par 13 <text:s text:c="11"/>Comme 370 = 13 x 28 + 6 alors elle devra faire 2</text:span><text:span text:style-name="_5f_Caractères"><text:span text:style-name="T224">9</text:span></text:span><text:span text:style-name="_5f_Caractères"> voyages et au dernier voyage, elle transportera 6 livres. </text:span></text:h>
      <text:h text:style-name="_5f_Paragraphe_5f_Correction" text:outline-level="1"><text:span text:style-name="_5f_Caractères"/></text:h>
      <text:list xml:id="list95935840602122" text:continue-numbering="true" text:style-name="_5f_Numérotation_20_des_20_exercices">
        <text:list-item>
          <text:h text:style-name="_5f_Titre_5f_Exercices_5f_avec_5f_Titre" text:outline-level="1"><text:change-start text:change-id="ct2242560423968"/><text:soft-page-break/><text:span text:style-name="_5f_Caractères"><text:span text:style-name="T268"> </text:span></text:span><text:span text:style-name="_5f_Caractères_5f_gras">Fondant</text:span><text:span text:style-name="_5f_Caractères_5f_gras"><text:span text:style-name="T250">s</text:span></text:span><text:span text:style-name="_5f_Caractères_5f_gras"> au chocolat</text:span><text:change-end text:change-id="ct2242560423968"/></text:h>
        </text:list-item>
      </text:list>
      <text:h text:style-name="_5f_Paragraphe" text:outline-level="1"><text:change-start text:change-id="ct2242560427568"/><text:span text:style-name="_5f_Caractères">La maman de Benjamin a </text:span><text:span text:style-name="_5f_Caractères"><text:span text:style-name="T219">cuisiné</text:span></text:span><text:span text:style-name="_5f_Caractères"> </text:span><text:span text:style-name="_5f_Caractères"><text:span text:style-name="T249">27</text:span></text:span><text:span text:style-name="_5f_Caractères"> fondants au chocolat pour son goûter d’anniversaire. Il doit les distribuer équitablement à </text:span><text:span text:style-name="_5f_Caractères"><text:span text:style-name="T246">lui et</text:span></text:span><text:span text:style-name="_5f_Caractères"> ses camarades. Il p</text:span><text:span text:style-name="_5f_Caractères"><text:span text:style-name="T246">ourra</text:span></text:span><text:span text:style-name="_5f_Caractères"> garder le reste pour lui. Il a invité quatre copains. Mais pourquoi donc s’empresse-t-il d’aller chercher les deux enfants de la voisine avant le partage ?</text:span><text:change-end text:change-id="ct2242560427568"/></text:h>
      <text:h text:style-name="P117" text:outline-level="1"><text:span text:style-name="_5f_Caractères_5f_correction"><text:span text:style-name="T292">Avec 4 + 1 enfants :</text:span></text:span></text:h>
      <text:h text:style-name="_5f_Paragraphe_5f_Correction" text:outline-level="1"><text:span text:style-name="_5f_Caractères">Comme 27 = 5 x 5 + 2 alors :</text:span></text:h>
      <text:h text:style-name="_5f_Paragraphe_5f_Correction" text:outline-level="1"><text:span text:style-name="_5f_Caractères"><text:span text:style-name="T292">I</text:span></text:span><text:span text:style-name="_5f_Caractères">ls auront chacun 5 fondants et il en restera 2 donc Benjamin aura au total 7 fondants.</text:span></text:h>
      <text:h text:style-name="P117" text:outline-level="1"><text:span text:style-name="_5f_Caractères_5f_correction"><text:span text:style-name="T292">Avec 6 + 1 enfants :</text:span></text:span></text:h>
      <text:h text:style-name="P121" text:outline-level="1"><text:span text:style-name="_5f_Caractères">Comme 27 = 7 x 3 + 6 alors :</text:span></text:h>
      <text:h text:style-name="P121" text:outline-level="1"><text:span text:style-name="_5f_Caractères"><text:span text:style-name="T292">I</text:span></text:span><text:span text:style-name="_5f_Caractères">ls auront chacun 3 fondants et il en restera 6 donc Benjamin aura au total 9 fondants. <text:s text:c="5"/></text:span></text:h>
      <text:h text:style-name="P121" text:outline-level="1"><text:span text:style-name="_5f_Caractères">Il est donc plus intéressant pour lui, qui est gourmand, d’aller chercher 2 autres camarades.</text:span></text:h>
      <text:list xml:id="list95937085190576" text:continue-numbering="true" text:style-name="_5f_Numérotation_20_des_20_exercices">
        <text:list-item>
          <text:h text:style-name="_5f_Titre_5f_Exercices_5f_avec_5f_Titre" text:outline-level="1"><text:change-start text:change-id="ct2242560431648"/><text:span text:style-name="_5f_Caractères"><text:span text:style-name="T268"> </text:span></text:span><text:span text:style-name="_5f_Caractères_5f_gras">Devinette</text:span><text:change-end text:change-id="ct2242560431648"/></text:h>
        </text:list-item>
      </text:list>
      <text:h text:style-name="_5f_Paragraphe" text:outline-level="1"><text:change-start text:change-id="ct2242560424208"/><text:span text:style-name="_5f_Caractères">Dans une division euclidienne, le diviseur est 7 et le quotient est 18. Trouve tous les dividendes possibles.</text:span><text:change-end text:change-id="ct2242560424208"/></text:h>
      <text:h text:style-name="P118" text:outline-level="1"><text:span text:style-name="_5f_Caractères_5f_correction"><text:span text:style-name="T293">On obtient le dividende en calculant :</text:span></text:span></text:h>
      <text:h text:style-name="P118" text:outline-level="1"><text:span text:style-name="_5f_Caractères_5f_correction"><text:span text:style-name="T293">D = 18 ×</text:span></text:span><text:span text:style-name="_5f_Caractères_5f_correction"> </text:span><text:span text:style-name="_5f_Caractères_5f_correction"><text:span text:style-name="T293">7 + r </text:span></text:span></text:h>
      <text:h text:style-name="P118" text:outline-level="1"><text:span text:style-name="_5f_Caractères_5f_correction"><text:span text:style-name="T293">D = </text:span></text:span><text:span text:style-name="_5f_Caractères_5f_correction"><text:span text:style-name="T225">126</text:span></text:span><text:span text:style-name="_5f_Caractères_5f_correction"><text:span text:style-name="T293"> + r <text:s/>avec <text:s/>0 </text:span></text:span><text:span text:style-name="_5f_Caractères_5f_correction"><text:span text:style-name="T294">≤</text:span></text:span><text:span text:style-name="_5f_Caractères_5f_correction"><text:span text:style-name="T282"> r </text:span></text:span><text:span text:style-name="_5f_Caractères_5f_correction"><text:span text:style-name="T294">≤</text:span></text:span><text:span text:style-name="_5f_Caractères_5f_correction"><text:span text:style-name="T282"> 6</text:span></text:span><text:change-start text:change-id="ct2242560436928"/></text:h>
      <text:h text:style-name="P122" text:outline-level="1"><text:change-end text:change-id="ct2242560436928"/><text:span text:style-name="_5f_Caractères_5f_correction">Les dividendes possibles sont :</text:span></text:h>
      <text:h text:style-name="P122" text:outline-level="1"><text:span text:style-name="_5f_Caractères_5f_correction">126, 127, 128, 129, 130, 131, 132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1" svg:font-family="OpenSymbol"/>
    <style:font-face style:name="Tahoma2" svg:font-family="Tahoma"/>
    <style:font-face style:name="Liberation Serif" svg:font-family="'Liberation Serif'" style:font-adornments="Roman" style:font-family-generic="roman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ragraphe_20_de_20_liste" style:display-name="Paragraphe de liste" style:family="paragraph" style:parent-style-name="Standard">
      <style:paragraph-properties fo:margin-left="0.198cm" fo:margin-right="0.085cm" fo:margin-top="0.325cm" fo:margin-bottom="0cm" style:contextual-spacing="false" fo:text-indent="0cm" style:auto-text-indent="false"/>
      <style:text-properties style:font-name="Trebuchet MS" fo:font-family="'Trebuchet MS'" style:font-family-generic="swiss" style:font-pitch="variable" fo:language="fr" fo:country="FR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4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 text:start-value="2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c9d6d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6" style:family="paragraph">
      <loext:graphic-properties draw:fill="solid" draw:fill-color="#d7e12c"/>
    </style:style>
    <style:style style:name="MP17" style:family="paragraph">
      <loext:graphic-properties draw:fill="solid" draw:fill-color="#d6e02b"/>
      <style:paragraph-properties style:writing-mode="lr-tb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23da6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3da6" officeooo:paragraph-rsid="00923da6" fo:background-color="transparent"/>
    </style:style>
    <style:style style:name="MP20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3" style:family="paragraph" style:parent-style-name="Header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6" style:family="paragraph" style:parent-style-name="Footer">
      <style:text-properties officeooo:paragraph-rsid="00d4df5c"/>
    </style:style>
    <style:style style:name="MP37" style:family="paragraph" style:parent-style-name="_5f_Header_20_N_20_page_20_impaire_20__28_D_29_">
      <style:paragraph-properties fo:text-align="start" style:justify-single-word="false"/>
    </style:style>
    <style:style style:name="MP38" style:family="paragraph" style:parent-style-name="Footer">
      <style:paragraph-properties fo:text-align="end" style:justify-single-word="false"/>
      <style:text-properties officeooo:paragraph-rsid="00d4df5c"/>
    </style:style>
    <style:style style:name="MP39" style:family="paragraph" style:parent-style-name="Footer">
      <style:paragraph-properties fo:text-align="start" style:justify-single-word="false"/>
      <style:text-properties officeooo:paragraph-rsid="00d4df5c"/>
    </style:style>
    <style:style style:name="MP40" style:family="paragraph" style:parent-style-name="_5f_Header_20_G_20_page_20_impaire_20__28_D_29_">
      <style:text-properties officeooo:paragraph-rsid="01259ec2"/>
    </style:style>
    <style:style style:name="MP41" style:family="paragraph" style:parent-style-name="_5f_Header_20_G_20_page_20_paire_20__28_G_29_">
      <style:text-properties officeooo:paragraph-rsid="00eb2abc"/>
    </style:style>
    <style:style style:name="MP4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3" style:family="paragraph" style:parent-style-name="_5f_Footer_20_page_20_paire_20__28_G_29_">
      <style:text-properties fo:font-size="9pt" style:font-size-asian="9pt" style:font-size-complex="9pt"/>
    </style:style>
    <style:style style:name="MP4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7" style:family="paragraph" style:parent-style-name="Header">
      <style:paragraph-properties fo:text-align="center" style:justify-single-word="false"/>
      <style:text-properties officeooo:paragraph-rsid="00ab054e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_5f_Footer_20_page_20_impaire_20__28_D_29_">
      <style:paragraph-properties fo:text-align="start" style:justify-single-word="false"/>
    </style:style>
    <style:style style:name="MP5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6" style:family="paragraph" style:parent-style-name="Footer">
      <style:text-properties officeooo:paragraph-rsid="010f7046"/>
    </style:style>
    <style:style style:name="MP57" style:family="paragraph" style:parent-style-name="Footer">
      <style:text-properties officeooo:paragraph-rsid="01120261"/>
    </style:style>
    <style:style style:name="MP58" style:family="paragraph" style:parent-style-name="Footer">
      <style:text-properties officeooo:paragraph-rsid="008d016c"/>
    </style:style>
    <style:style style:name="MP59" style:family="paragraph" style:parent-style-name="Header">
      <style:paragraph-properties fo:margin-left="0cm" fo:margin-right="0cm" fo:text-indent="0cm" style:auto-text-indent="false"/>
    </style:style>
    <style:style style:name="MP6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1" style:family="paragraph" style:parent-style-name="_5f_Header_20_N_20_page_20_impaire_20__28_D_29_">
      <style:text-properties officeooo:rsid="027aa87d" officeooo:paragraph-rsid="027aa87d"/>
    </style:style>
    <style:style style:name="MP62" style:family="paragraph" style:parent-style-name="_5f_Header_20_N_20_page_20_impaire_20__28_D_29_">
      <style:text-properties officeooo:rsid="0277791e" officeooo:paragraph-rsid="0277791e"/>
    </style:style>
    <style:style style:name="MP6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5" style:family="paragraph" style:parent-style-name="Footer">
      <style:text-properties officeooo:rsid="0242edd8" officeooo:paragraph-rsid="0242edd8"/>
    </style:style>
    <style:style style:name="MP66" style:family="paragraph" style:parent-style-name="Foot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text-align="start" style:justify-single-word="false"/>
      <style:text-properties officeooo:paragraph-rsid="0211dd7e"/>
    </style:style>
    <style:style style:name="MP6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70" style:family="paragraph" style:parent-style-name="Footer">
      <style:text-properties officeooo:paragraph-rsid="00a59a60"/>
    </style:style>
    <style:style style:name="MP71" style:family="paragraph" style:parent-style-name="Footer">
      <style:text-properties officeooo:paragraph-rsid="004274bc"/>
    </style:style>
    <style:style style:name="MP72" style:family="paragraph" style:parent-style-name="Header">
      <style:paragraph-properties fo:text-align="center" style:justify-single-word="false"/>
      <style:text-properties officeooo:paragraph-rsid="00c10aa6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8" style:family="paragraph" style:parent-style-name="Footer">
      <style:text-properties officeooo:paragraph-rsid="00d8520c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1" style:family="paragraph" style:parent-style-name="Footer">
      <style:text-properties officeooo:paragraph-rsid="002aa84d"/>
    </style:style>
    <style:style style:name="MP8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3" style:family="paragraph">
      <loext:graphic-properties draw:fill="solid" draw:fill-color="#7fb241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30" style:family="text">
      <style:text-properties officeooo:rsid="0068fab6"/>
    </style:style>
    <style:style style:name="MT31" style:family="text">
      <style:text-properties officeooo:rsid="0059d39d"/>
    </style:style>
    <style:style style:name="MT32" style:family="text">
      <style:text-properties officeooo:rsid="0072f07f"/>
    </style:style>
    <style:style style:name="MT33" style:family="text">
      <style:text-properties officeooo:rsid="0160d7ef"/>
    </style:style>
    <style:style style:name="MT34" style:family="text">
      <style:text-properties officeooo:rsid="0268e0aa"/>
    </style:style>
    <style:style style:name="MT35" style:family="text">
      <style:text-properties officeooo:rsid="026ec296"/>
    </style:style>
    <style:style style:name="MT36" style:family="text">
      <style:text-properties officeooo:rsid="0272f9e5"/>
    </style:style>
    <style:style style:name="MT37" style:family="text">
      <style:text-properties officeooo:rsid="02757f12"/>
    </style:style>
    <style:style style:name="MT38" style:family="text">
      <style:text-properties officeooo:rsid="0273598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40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4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4" style:family="text">
      <style:text-properties officeooo:rsid="01b6dc57"/>
    </style:style>
    <style:style style:name="MT4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8" style:family="text">
      <style:text-properties officeooo:rsid="00b5d2d1"/>
    </style:style>
    <style:style style:name="MT4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5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4" style:family="text">
      <style:text-properties officeooo:rsid="015f088a"/>
    </style:style>
    <style:style style:name="MT55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9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1" style:family="text">
      <style:text-properties officeooo:rsid="01f8729d"/>
    </style:style>
    <style:style style:name="MT62" style:family="text">
      <style:text-properties officeooo:rsid="010c4d3a"/>
    </style:style>
    <style:style style:name="MT6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4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5" style:family="text"/>
    <style:style style:name="MT66" style:family="text">
      <style:text-properties fo:font-size="16pt" style:font-size-asian="16pt" style:font-size-complex="16pt"/>
    </style:style>
    <style:style style:name="MT6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0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1" style:family="text">
      <style:text-properties officeooo:rsid="00b6801f"/>
    </style:style>
    <style:style style:name="MT72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4" style:family="text">
      <style:text-properties fo:font-variant="small-caps" fo:color="#7fb241" loext:opacity="100%" style:font-name="Bitstream Vera Sans" fo:font-weight="bold" officeooo:rsid="0246ec76"/>
    </style:style>
    <style:style style:name="MT7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7" style:family="text">
      <style:text-properties officeooo:rsid="016f3374"/>
    </style:style>
    <style:style style:name="MT7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80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1" style:family="text">
      <style:text-properties officeooo:rsid="014407b5"/>
    </style:style>
    <style:style style:name="MT8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90" style:family="text">
      <style:text-properties fo:font-variant="small-caps" fo:color="#7fb241" loext:opacity="100%" style:font-name="Bitstream Vera Sans" fo:font-size="16pt" fo:font-weight="bold" officeooo:rsid="02768590"/>
    </style:style>
    <style:style style:name="MT91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4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6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9" style:family="text">
      <style:text-properties officeooo:rsid="008d016c"/>
    </style:style>
    <style:style style:name="MT120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31" style:family="text">
      <style:text-properties officeooo:rsid="009e3fdd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4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5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6" style:family="text">
      <style:text-properties fo:font-variant="small-caps" officeooo:rsid="0054f64f"/>
    </style:style>
    <style:style style:name="MT137" style:family="text">
      <style:text-properties fo:font-variant="small-caps"/>
    </style:style>
    <style:style style:name="MT138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9" style:family="text">
      <style:text-properties officeooo:rsid="00a4cf55"/>
    </style:style>
    <style:style style:name="MT14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4" style:family="text">
      <style:text-properties officeooo:rsid="005a3fa8"/>
    </style:style>
    <style:style style:name="MT145" style:family="text">
      <style:text-properties officeooo:rsid="00415f3a"/>
    </style:style>
    <style:style style:name="MT146" style:family="text">
      <style:text-properties officeooo:rsid="00386ebd"/>
    </style:style>
    <style:style style:name="MT14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9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51" style:family="text">
      <style:text-properties officeooo:rsid="00a59a60"/>
    </style:style>
    <style:style style:name="MT152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6" style:family="text">
      <style:text-properties officeooo:rsid="01fe03f2"/>
    </style:style>
    <style:style style:name="MT157" style:family="text">
      <style:text-properties fo:font-variant="small-caps" officeooo:rsid="0096b4e2"/>
    </style:style>
    <style:style style:name="MT158" style:family="text">
      <style:text-properties fo:font-variant="small-caps" officeooo:rsid="00a847d5"/>
    </style:style>
    <style:style style:name="MT159" style:family="text">
      <style:text-properties officeooo:rsid="0096b4e2"/>
    </style:style>
    <style:style style:name="MT16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4" style:family="text">
      <style:text-properties officeooo:rsid="0032e83a"/>
    </style:style>
    <style:style style:name="MT165" style:family="text">
      <style:text-properties officeooo:rsid="002b33ed"/>
    </style:style>
    <style:style style:name="MT16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4" style:family="text">
      <style:text-properties fo:font-variant="small-caps" officeooo:rsid="007d7a6f"/>
    </style:style>
    <style:style style:name="MT175" style:family="text">
      <style:text-properties officeooo:rsid="00a59037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8" style:family="text">
      <style:text-properties fo:font-variant="small-caps" officeooo:rsid="00990660"/>
    </style:style>
    <style:style style:name="MT179" style:family="text">
      <style:text-properties fo:font-variant="small-caps" officeooo:rsid="00b5d2d1"/>
    </style:style>
    <style:style style:name="MT180" style:family="text">
      <style:text-properties fo:font-variant="small-caps" officeooo:rsid="00b6801f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d6e02b" draw:textarea-horizontal-align="left" draw:textarea-vertical-align="top" draw:auto-grow-height="false" fo:min-height="1.783cm" fo:min-width="3.447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/>
    <style:master-page style:name="Endnote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74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29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14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1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9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19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0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4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tracked-changes>
          <text:changed-region xml:id="ct2242560441728" text:id="ct2242560441728">
            <text:deletion>
              <office:change-info>
                <dc:creator>Unknown Author</dc:creator>
                <dc:date>2021-09-20T14:49:20</dc:date>
              </office:change-info>
              <text:p text:style-name="MP14">Numératio<draw:custom-shape text:anchor-type="char" draw:z-index="375" draw:name="Shape1_12" draw:style-name="Mgr8" draw:text-style-name="MP17" svg:width="4.329cm" svg:height="2.243cm" svg:x="0cm" svg:y="0cm"><text:p/><draw:enhanced-geometry svg:viewBox="0 0 2454 1271" draw:type="non-primitive" draw:enhanced-path="M 2358 0 L 0 0 0 1271 2259 1107 2341 1087 2405 1044 2445 984 2454 913 2358 0 Z N"/></draw:custom-shape>n</text:p>
            </text:deletion>
          </text:changed-region>
          <text:changed-region xml:id="ct2242564198576" text:id="ct2242564198576">
            <text:insertion>
              <office:change-info>
                <dc:creator>Unknown Author</dc:creator>
                <dc:date>2021-09-20T14:49:20</dc:date>
              </office:change-info>
            </text:insertion>
          </text:changed-region>
        </text:tracked-changes>
        <text:p text:style-name="MP14"><draw:frame text:anchor-type="paragraph" draw:z-index="363" draw:name="Shape2_0" draw:style-name="Mgr6" draw:text-style-name="MP15" svg:width="2.703cm" svg:height="0.715cm" draw:transform="rotate (0.0872664625997165) translate (-0.172861111111111cm 0.218722222222222cm)"><draw:text-box><text:p text:style-name="MP1"><text:span text:style-name="MT29">Série 1</text:span></text:p></draw:text-box></draw:frame><draw:path text:anchor-type="paragraph" draw:z-index="365" draw:name="Shape1_11" draw:style-name="Mgr7" draw:text-style-name="MP16" svg:width="4.329cm" svg:height="2.24cm" svg:x="-1.499cm" svg:y="-1cm" svg:viewBox="0 0 4330 2241" svg:d="M0 2241l3984-288c209-15 363-168 345-342l-170-1611h-4159z"><text:p/></draw:path><draw:frame text:anchor-type="paragraph" draw:z-index="367" draw:name="Shape2_1" draw:style-name="Mgr6" draw:text-style-name="MP15" svg:width="2.703cm" svg:height="0.715cm" draw:transform="rotate (0.0872664625997165) translate (-0.172861111111111cm 0.347486111111111cm)"><draw:text-box><text:p text:style-name="MP1"><text:span text:style-name="MT29">Série 1</text:span></text:p></draw:text-box></draw:frame><draw:line text:anchor-type="paragraph" draw:z-index="369" draw:name="Shape3_3" draw:style-name="Mgr5" draw:text-style-name="MP1" svg:x1="12.095cm" svg:y1="0.339cm" svg:x2="20.496cm" svg:y2="0.36cm"><text:p/></draw:line><text:change text:change-id="ct2242560441728"/><text:change-start text:change-id="ct2242564198576"/><text:span text:style-name="MT30">Effectuer une d</text:span><text:span text:style-name="MT31">ivision euclidienne</text:span><text:change-end text:change-id="ct2242564198576"/></text:p>
      </style:header>
      <style:header-left>
        <text:p text:style-name="MP18"><draw:path text:anchor-type="paragraph" draw:z-index="370" draw:name="Shape1_13" draw:style-name="Mgr7" draw:text-style-name="MP16" svg:width="4.329cm" svg:height="2.24cm" svg:x="-1.499cm" svg:y="-1cm" svg:viewBox="0 0 4330 2241" svg:d="M0 2241l3984-288c209-15 363-168 345-342l-170-1611h-4159z"><text:p/></draw:path><draw:frame text:anchor-type="paragraph" draw:z-index="371" draw:name="Shape2_2" draw:style-name="Mgr6" draw:text-style-name="MP15" svg:width="2.703cm" svg:height="0.715cm" draw:transform="rotate (0.0872664625997165) translate (-0.172861111111111cm 0.347486111111111cm)"><draw:text-box><text:p text:style-name="MP1"><text:span text:style-name="MT29">Série 1</text:span></text:p></draw:text-box></draw:frame><draw:line text:anchor-type="paragraph" draw:z-index="372" draw:name="Shape3_4" draw:style-name="Mgr5" draw:text-style-name="MP1" svg:x1="12.095cm" svg:y1="0.339cm" svg:x2="20.496cm" svg:y2="0.36cm"><text:p/></draw:line><text:span text:style-name="MT30">Effectuer une d</text:span><text:span text:style-name="MT31">ivision euclidienne</text:span>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42"><draw:text-box fo:min-height="0.499cm" fo:min-width="7.096cm"><text:p text:style-name="MP19">Effectuer une division euclidienne</text:p></draw:text-box></draw:frame><draw:g text:anchor-type="paragraph" draw:z-index="349" draw:name="Shape4_42" draw:style-name="Mgr2"><draw:path draw:style-name="Mgr3" draw:text-style-name="MP7" svg:width="0.855cm" svg:height="1.172cm" svg:x="-0.22cm" svg:y="-0.175cm" svg:viewBox="0 0 856 1173" svg:d="M856 1173h-856v-991c0-100 79-182 175-182h505c97 0 176 82 176 182z"><text:p/></draw:path></draw:g><text:page-number text:select-page="current">3</text:page-number></text:h>
      </style:footer>
      <style:footer-left>
        <text:h text:style-name="MP20" text:outline-level="1"><draw:frame draw:style-name="Mfr3" draw:name="Frame42" text:anchor-type="paragraph" svg:x="10.091cm" svg:y="0.009cm" draw:z-index="43"><draw:text-box fo:min-height="0.499cm" fo:min-width="7.096cm"><text:p text:style-name="MP19">Effectuer une division euclidienne</text:p></draw:text-box></draw:frame><draw:g text:anchor-type="paragraph" draw:z-index="373" draw:name="Shape4_8" draw:style-name="Mgr2"><draw:path draw:style-name="Mgr3" draw:text-style-name="MP7" svg:width="0.855cm" svg:height="1.172cm" svg:x="18.518cm" svg:y="-0.175cm" svg:viewBox="0 0 856 1173" svg:d="M856 1173h-856v-991c0-100 79-182 175-182h505c97 0 176 82 176 182z"><text:p/></draw:path></draw:g><text:page-number text:select-page="current">2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1"><draw:line text:anchor-type="paragraph" draw:z-index="342" draw:name="Shape3_13" draw:style-name="Mgr5" draw:text-style-name="MP1" svg:x1="18.701cm" svg:y1="0.36cm" svg:x2="20.497cm" svg:y2="0.36cm"><text:p/></draw:line><text:span text:style-name="MT32">Nombres entiers et décimaux</text:span> : <text:span text:style-name="MT32">Comparer, encadrer</text:span></text:p>
      </style:header>
      <style:header-left>
        <text:p text:style-name="MP21"><draw:line text:anchor-type="paragraph" draw:z-index="344" draw:name="Shape3_15" draw:style-name="Mgr5" draw:text-style-name="MP1" svg:x1="18.701cm" svg:y1="0.36cm" svg:x2="20.497cm" svg:y2="0.36cm"><text:p/></draw:line><text:span text:style-name="MT32">Nombres entiers et décimaux</text:span> : <text:span text:style-name="MT32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4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3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3"><draw:path text:anchor-type="paragraph" draw:z-index="335" draw:name="Shape1_2" draw:style-name="Mgr9" draw:text-style-name="MP16" svg:width="4.329cm" svg:height="2.238cm" svg:x="-1.8cm" svg:y="-8.982cm" svg:viewBox="0 0 4330 2239" svg:d="M0 2239l3984-288c209-15 363-167 345-342l-170-1609h-4159z"><text:p/></draw:path><draw:line text:anchor-type="paragraph" draw:z-index="336" draw:name="Shape3_10" draw:style-name="Mgr5" draw:text-style-name="MP1" svg:x1="15.337cm" svg:y1="0.36cm" svg:x2="20.496cm" svg:y2="0.36cm"><text:p/></draw:line><text:span text:style-name="MT34">Fractions</text:span> : <text:span text:style-name="MT34">Représentation géométrique</text:span></text:p>
      </style:header>
      <style:header-left>
        <text:p text:style-name="MP23"><draw:path text:anchor-type="paragraph" draw:z-index="337" draw:name="Shape1_10" draw:style-name="Mgr9" draw:text-style-name="MP16" svg:width="4.329cm" svg:height="2.238cm" svg:x="-1.8cm" svg:y="-8.982cm" svg:viewBox="0 0 4330 2239" svg:d="M0 2239l3984-288c209-15 363-167 345-342l-170-1609h-4159z"><text:p/></draw:path><draw:line text:anchor-type="paragraph" draw:z-index="338" draw:name="Shape3_14" draw:style-name="Mgr5" draw:text-style-name="MP1" svg:x1="15.337cm" svg:y1="0.36cm" svg:x2="20.496cm" svg:y2="0.36cm"><text:p/></draw:line><text:span text:style-name="MT34">Fractions</text:span> : <text:span text:style-name="MT3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4"><text:span text:style-name="MT33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path text:anchor-type="paragraph" draw:z-index="327" draw:name="Shape1_4" draw:style-name="Mgr9" draw:text-style-name="MP16" svg:width="4.329cm" svg:height="2.238cm" svg:x="-1.8cm" svg:y="-8.982cm" svg:viewBox="0 0 4330 2239" svg:d="M0 2239l3984-288c209-15 363-167 345-342l-170-1609h-4159z"><text:p/></draw:path><draw:line text:anchor-type="paragraph" draw:z-index="328" draw:name="Shape3_7" draw:style-name="Mgr5" draw:text-style-name="MP1" svg:x1="12.876cm" svg:y1="0.392cm" svg:x2="20.496cm" svg:y2="0.36cm"><text:p/></draw:line><text:span text:style-name="MT35">Fractions</text:span> : <text:span text:style-name="MT35">Vocabulaire et sens</text:span></text:p>
      </style:header>
      <style:header-left>
        <text:p text:style-name="MP25"><draw:path text:anchor-type="paragraph" draw:z-index="330" draw:name="Shape1_7" draw:style-name="Mgr9" draw:text-style-name="MP16" svg:width="4.329cm" svg:height="2.238cm" svg:x="-1.8cm" svg:y="-8.982cm" svg:viewBox="0 0 4330 2239" svg:d="M0 2239l3984-288c209-15 363-167 345-342l-170-1609h-4159z"><text:p/></draw:path><draw:line text:anchor-type="paragraph" draw:z-index="331" draw:name="Shape3_8" draw:style-name="Mgr5" draw:text-style-name="MP1" svg:x1="12.876cm" svg:y1="0.392cm" svg:x2="20.496cm" svg:y2="0.36cm"><text:p/></draw:line><text:span text:style-name="MT35">Fractions</text:span> : <text:span text:style-name="MT35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2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3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7"><draw:line text:anchor-type="paragraph" draw:z-index="321" draw:name="Shape3_24" draw:style-name="Mgr5" draw:text-style-name="MP1" svg:x1="11.52cm" svg:y1="0.376cm" svg:x2="20.496cm" svg:y2="0.36cm"><text:p/></draw:line><text:span text:style-name="MT36">Fractions</text:span> : <text:span text:style-name="MT36">Droite graduée</text:span></text:p>
      </style:header>
      <style:header-left>
        <text:p text:style-name="MP27"><draw:line text:anchor-type="paragraph" draw:z-index="323" draw:name="Shape3_28" draw:style-name="Mgr5" draw:text-style-name="MP1" svg:x1="11.52cm" svg:y1="0.376cm" svg:x2="20.496cm" svg:y2="0.36cm"><text:p/></draw:line><text:span text:style-name="MT36">Fractions</text:span> : <text:span text:style-name="MT36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2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3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9"><draw:line text:anchor-type="paragraph" draw:z-index="315" draw:name="Shape3_9" draw:style-name="Mgr5" draw:text-style-name="MP1" svg:x1="17.736cm" svg:y1="0.376cm" svg:x2="20.496cm" svg:y2="0.36cm"><text:p/></draw:line><text:span text:style-name="MT37">Fractions</text:span> : <text:span text:style-name="MT37">Fractions, décimaux et comparaison</text:span></text:p>
      </style:header>
      <style:header-left>
        <text:p text:style-name="MP29"><draw:line text:anchor-type="paragraph" draw:z-index="317" draw:name="Shape3_25" draw:style-name="Mgr5" draw:text-style-name="MP1" svg:x1="17.736cm" svg:y1="0.376cm" svg:x2="20.496cm" svg:y2="0.36cm"><text:p/></draw:line><text:span text:style-name="MT37">Fractions</text:span> : <text:span text:style-name="MT37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1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3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1"><draw:path text:anchor-type="paragraph" draw:z-index="307" draw:name="Shape1_1" draw:style-name="Mgr9" draw:text-style-name="MP16" svg:width="4.329cm" svg:height="2.238cm" svg:x="-1.5cm" svg:y="-7.401cm" svg:viewBox="0 0 4330 2239" svg:d="M0 2239l3984-288c209-15 363-167 345-342l-170-1609h-4159z"><text:p/></draw:path><draw:line text:anchor-type="paragraph" draw:z-index="308" draw:name="Shape3_2" draw:style-name="Mgr5" draw:text-style-name="MP1" svg:x1="10.37cm" svg:y1="0.365cm" svg:x2="20.496cm" svg:y2="0.36cm"><text:p/></draw:line><text:span text:style-name="MT38">Fractions</text:span> : <text:span text:style-name="MT38">Opérations</text:span> </text:p>
      </style:header>
      <style:header-left>
        <text:p text:style-name="MP31"><draw:path text:anchor-type="paragraph" draw:z-index="310" draw:name="Shape1_8" draw:style-name="Mgr9" draw:text-style-name="MP16" svg:width="4.329cm" svg:height="2.238cm" svg:x="-1.5cm" svg:y="-7.401cm" svg:viewBox="0 0 4330 2239" svg:d="M0 2239l3984-288c209-15 363-167 345-342l-170-1609h-4159z"><text:p/></draw:path><draw:line text:anchor-type="paragraph" draw:z-index="311" draw:name="Shape3_26" draw:style-name="Mgr5" draw:text-style-name="MP1" svg:x1="10.37cm" svg:y1="0.365cm" svg:x2="20.496cm" svg:y2="0.36cm"><text:p/></draw:line><text:span text:style-name="MT38">Fractions</text:span> : <text:span text:style-name="MT38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0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3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3"><draw:path text:anchor-type="paragraph" draw:z-index="301" draw:name="Shape1_5" draw:style-name="Mgr9" draw:text-style-name="MP16" svg:width="4.329cm" svg:height="2.238cm" svg:x="-1.5cm" svg:y="-1.001cm" svg:viewBox="0 0 4330 2239" svg:d="M0 2239l3984-288c209-15 363-167 345-342l-170-1609h-4159z"><text:p/></draw:path><draw:line text:anchor-type="paragraph" draw:z-index="302" draw:name="Shape3_21" draw:style-name="Mgr5" draw:text-style-name="MP1" svg:x1="10.308cm" svg:y1="0.388cm" svg:x2="20.496cm" svg:y2="0.36cm"><text:p/></draw:line><text:span text:style-name="MT39">Fractions</text:span><text:span text:style-name="MT21"> : </text:span><text:span text:style-name="MT40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30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3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5"><draw:line text:anchor-type="paragraph" draw:z-index="296" draw:name="Shape3_12" draw:style-name="Mgr5" draw:text-style-name="MP1" svg:x1="10.308cm" svg:y1="0.388cm" svg:x2="20.496cm" svg:y2="0.36cm"><text:p/></draw:line><draw:path text:anchor-type="paragraph" draw:z-index="297" draw:name="Shape1_6" draw:style-name="Mgr9" draw:text-style-name="MP16" svg:width="4.329cm" svg:height="2.238cm" svg:x="-1.5cm" svg:y="-1.001cm" svg:viewBox="0 0 4330 2239" svg:d="M0 2239l3984-288c209-15 363-167 345-342l-170-1609h-4159z"><text:p/></draw:path><text:span text:style-name="MT39">Fractions</text:span><text:span text:style-name="MT21"> : </text:span><text:span text:style-name="MT40">Problèmes</text:span><text:span text:style-name="MT21"> </text:span></text:p>
      </style:header>
      <style:header-left>
        <text:p text:style-name="MP35"><draw:line text:anchor-type="paragraph" draw:z-index="299" draw:name="Shape3_27" draw:style-name="Mgr5" draw:text-style-name="MP1" svg:x1="10.308cm" svg:y1="0.388cm" svg:x2="20.496cm" svg:y2="0.36cm"><text:p/></draw:line><draw:path text:anchor-type="paragraph" draw:z-index="300" draw:name="Shape1_0" draw:style-name="Mgr9" draw:text-style-name="MP16" svg:width="4.329cm" svg:height="2.238cm" svg:x="-1.5cm" svg:y="-1.001cm" svg:viewBox="0 0 4330 2239" svg:d="M0 2239l3984-288c209-15 363-167 345-342l-170-1609h-4159z"><text:p/></draw:path><text:span text:style-name="MT39">Fractions</text:span><text:span text:style-name="MT21"> : </text:span><text:span text:style-name="MT40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9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3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9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41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7">Calculer : <text:span text:style-name="MT42">Multiplier</text:span> </text:p>
      </style:header>
      <style:header-left>
        <text:p text:style-name="MP37">Calculer : <text:span text:style-name="MT42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8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calculer</text:span><text:span text:style-name="MT41"> : </text:span><text:span text:style-name="MT43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text:span text:style-name="MT23">calculer</text:span><text:span text:style-name="MT41"> : </text:span><text:span text:style-name="MT43">Multiplier</text:span></text:p></draw:text-box></draw:frame><draw:g text:anchor-type="paragraph" draw:z-index="28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4">Calculer : </text:span><text:span text:style-name="MT45">Diviser</text:span><text:span text:style-name="MT44"> </text:span></text:p>
      </style:header>
      <style:header-left>
        <text:p text:style-name="_5f_Header_20_N_20_page_20_impaire_20__28_D_29_"><text:span text:style-name="MT44">Calculer : </text:span><text:span text:style-name="MT45">Diviser</text:span><text:span text:style-name="MT44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8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calculer</text:span><text:span text:style-name="MT41"> : </text:span><text:span text:style-name="MT46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text:span text:style-name="MT23">calculer</text:span><text:span text:style-name="MT41"> : </text:span><text:span text:style-name="MT46">diviser</text:span></text:p></draw:text-box></draw:frame><draw:g text:anchor-type="paragraph" draw:z-index="28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0"><text:span text:style-name="MT47">G</text:span>éométrie plane : Parallèles, perpendiculaires,<text:line-break/> distances</text:p>
      </style:header>
      <style:header-left>
        <text:p text:style-name="MP41"><text:s/><text:span text:style-name="MT47">Géométrie plane</text:span> : <text:span text:style-name="MT48">P</text:span><text:span text:style-name="MT49">arallèles, perpendiculaires,<text:line-break/> </text:span><text:span text:style-name="MT5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51">Géométrie plane : </text:span><text:span text:style-name="MT52">parallèles, perpendiculaires, </text:span><text:span text:style-name="MT53">distances</text:span></text:h></draw:text-box></draw:frame><draw:g text:anchor-type="paragraph" draw:z-index="280" draw:name="Shape4_59" draw:style-name="Mgr2"><draw:path draw:style-name="Mgr10" draw:text-style-name="MP42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3" text:outline-level="1"><text:span text:style-name="MT54">G</text:span>éométrie plane : Parallèles, perpendiculaires, distances</text:h></draw:text-box></draw:frame><draw:g text:anchor-type="paragraph" draw:z-index="281" draw:name="Shape4_62" draw:style-name="Mgr2"><draw:path draw:style-name="Mgr10" draw:text-style-name="MP4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4">Calculer : </text:span><text:span text:style-name="MT55">Critères de divisibilité</text:span><text:span text:style-name="MT44"> </text:span></text:p>
      </style:header>
      <style:header-left>
        <text:p text:style-name="_5f_Header_20_N_20_page_20_impaire_20__28_D_29_"><text:span text:style-name="MT44">Calculer : </text:span><text:span text:style-name="MT55">Critères de divisibilité</text:span><text:span text:style-name="MT4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7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calculer</text:span><text:span text:style-name="MT41"> : </text:span><text:span text:style-name="MT5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text:span text:style-name="MT23">calculer</text:span><text:span text:style-name="MT41"> : </text:span><text:span text:style-name="MT56">critères de divisibilité</text:span></text:p></draw:text-box></draw:frame><draw:g text:anchor-type="paragraph" draw:z-index="27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4">Calculer : </text:span><text:span text:style-name="MT57">Distributivité</text:span><text:span text:style-name="MT44"> </text:span></text:p>
      </style:header>
      <style:header-left>
        <text:p text:style-name="_5f_Header_20_N_20_page_20_impaire_20__28_D_29_"><text:span text:style-name="MT44">Calculer : </text:span><text:span text:style-name="MT57">Distributivité</text:span><text:span text:style-name="MT44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7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calculer</text:span><text:span text:style-name="MT41"> : </text:span><text:span text:style-name="MT5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4">Calculer : </text:span><text:span text:style-name="MT59">Priorités opératoires</text:span><text:span text:style-name="MT44"> </text:span></text:p>
      </style:header>
      <style:header-left>
        <text:p text:style-name="_5f_Header_20_N_20_page_20_impaire_20__28_D_29_"><text:span text:style-name="MT44">Calculer : </text:span><text:span text:style-name="MT59">Priorités opératoires</text:span><text:span text:style-name="MT44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6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calculer</text:span><text:span text:style-name="MT41"> : </text:span><text:span text:style-name="MT60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text:span text:style-name="MT23">calculer</text:span><text:span text:style-name="MT41"> : </text:span><text:span text:style-name="MT60">priorités opératoires</text:span></text:p></draw:text-box></draw:frame><draw:g text:anchor-type="paragraph" draw:z-index="27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6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1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Résoudre des problèmes</text:p></draw:text-box></draw:frame><draw:g text:anchor-type="paragraph" draw:z-index="26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62">Utilis</text:span><text:span text:style-name="MT63">er des</text:span><text:span text:style-name="MT62"> données </text:span>: <text:span text:style-name="MT6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6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7">Utilis</text:span><text:span text:style-name="MT68">er</text:span><text:span text:style-name="MT67"> de</text:span><text:span text:style-name="MT68">s</text:span><text:span text:style-name="MT67"> données</text:span><text:span text:style-name="MT4"> : </text:span><text:span text:style-name="MT69">représenter</text:span><text:span text:style-name="MT4"> </text:span></text:p></draw:text-box></draw:frame><draw:g text:anchor-type="paragraph" draw:z-index="25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7">Utilis</text:span><text:span text:style-name="MT68">er</text:span><text:span text:style-name="MT67"> de</text:span><text:span text:style-name="MT68">s</text:span><text:span text:style-name="MT67"> données</text:span><text:span text:style-name="MT4"> : </text:span><text:span text:style-name="MT69">représenter</text:span><text:span text:style-name="MT4"> </text:span></text:p></draw:text-box></draw:frame><draw:g text:anchor-type="paragraph" draw:z-index="25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91" draw:style-name="Mgr2"><draw:path draw:style-name="Mgr4" draw:text-style-name="MP46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7"><text:span text:style-name="MT70">Repères du plan : Se repérer</text:span> </text:p>
      </style:header>
      <style:header-left>
        <text:p text:style-name="MP47"><text:span text:style-name="MT70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56" draw:name="Shape4_11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57" draw:name="Shape4_66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62">Utilis</text:span><text:span text:style-name="MT63">er des</text:span><text:span text:style-name="MT62"> données </text:span>: <text:span text:style-name="MT72">Organiser</text:span> </text:p>
      </style:header>
      <style:header-left>
        <text:p text:style-name="_5f_Header_20_D_20_page_20_paire_20__28_G_29_"><text:tab/> <text:span text:style-name="MT62">Utilis</text:span><text:span text:style-name="MT63">er des</text:span><text:span text:style-name="MT62"> données </text:span>: <text:span text:style-name="MT72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7">Utilis</text:span><text:span text:style-name="MT68">er</text:span><text:span text:style-name="MT67"> de</text:span><text:span text:style-name="MT68">s</text:span><text:span text:style-name="MT67"> données</text:span><text:span text:style-name="MT4"> : </text:span><text:span text:style-name="MT73">Organiser</text:span><text:span text:style-name="MT4"> </text:span></text:p></draw:text-box></draw:frame><draw:g text:anchor-type="paragraph" draw:z-index="25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7">Utilis</text:span><text:span text:style-name="MT68">er</text:span><text:span text:style-name="MT67"> de</text:span><text:span text:style-name="MT68">s</text:span><text:span text:style-name="MT67"> données</text:span><text:span text:style-name="MT4"> : </text:span><text:span text:style-name="MT73">Organiser</text:span><text:span text:style-name="MT4"> </text:span></text:p></draw:text-box></draw:frame><draw:g text:anchor-type="paragraph" draw:z-index="254" draw:name="Shape4_75" draw:style-name="Mgr2"><draw:path draw:style-name="Mgr4" draw:text-style-name="MP46" svg:width="0.855cm" svg:height="1.172cm" svg:x="-0.268cm" svg:y="-0.175cm" svg:viewBox="0 0 856 1173" svg:d="M856 1173h-856v-991c0-100 79-182 175-182h505c97 0 176 82 176 182z"><text:p/></draw:path></draw:g><draw:g text:anchor-type="paragraph" draw:z-index="25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7"><text:span text:style-name="MT70">Repères du plan : Se repérer</text:span> </text:p>
      </style:header>
      <style:header-left>
        <text:p text:style-name="MP47"><text:span text:style-name="MT70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51" draw:name="Shape4_7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52" draw:name="Shape4_72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4" draw:name="Shape3_39" draw:style-name="Mgr11" draw:text-style-name="MP1" svg:x1="12.104cm" svg:y1="0.392cm" svg:x2="20.497cm" svg:y2="0.36cm"><text:p/></draw:line><text:span text:style-name="MT74">Conversion d’unité</text:span> : <text:span text:style-name="MT74">masses</text:span></text:p>
      </style:header>
      <style:header-left>
        <text:p text:style-name="_5f_Header_20_M_20_page_20_impaire_20__28_D_29_"><draw:line text:anchor-type="paragraph" draw:z-index="250" draw:name="Shape3_18" draw:style-name="Mgr11" draw:text-style-name="MP1" svg:x1="11.292cm" svg:y1="0.381cm" svg:x2="20.496cm" svg:y2="0.36cm"><text:p/></draw:line><text:span text:style-name="MT75">Périmètre</text:span> : <text:span text:style-name="MT76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7">C</text:span>onversion d’unité : masses</text:h></draw:text-box></draw:frame><draw:g text:anchor-type="paragraph" draw:z-index="45" draw:name="Shape4_106" draw:style-name="Mgr2"><draw:path draw:style-name="Mgr12" draw:text-style-name="MP49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46" draw:name="Shape4_268" draw:style-name="Mgr2"><draw:path draw:style-name="Mgr12" draw:text-style-name="MP49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50" text:outline-level="1"><text:span text:style-name="MT78">Périmètre : </text:span><text:span text:style-name="MT79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0">Proportionnalité et pourcentages</text:span><text:span text:style-name="MT62"> </text:span>: <text:span text:style-name="MT80">proportionnalité</text:span> </text:p>
        <text:p text:style-name="MP51"/>
      </style:header>
      <style:header-left>
        <text:p text:style-name="Header"><text:span text:style-name="MT80">Proportionnalité et pourcentages</text:span><text:span text:style-name="MT62"> </text:span>: <text:span text:style-name="MT80">proportionnalité</text:span> </text:p>
        <text:p text:style-name="MP51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Proportionnalité et pourcentages : proportionalité</text:p></draw:text-box></draw:frame><draw:g text:anchor-type="paragraph" draw:z-index="245" draw:name="Shape4_86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: </text:p></draw:text-box></draw:frame><draw:g text:anchor-type="paragraph" draw:z-index="246" draw:name="Shape4_87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81">P</text:span>roportionnalité </text:p>
      </style:header>
      <style:header-left>
        <text:p text:style-name="_5f_Header_20_D_20_page_20_paire_20__28_G_29_"><text:span text:style-name="MT80"><text:tab/>Proportionnalité et pourcentage</text:span><text:span text:style-name="MT62"> </text:span>: <text:span text:style-name="MT80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4"><draw:g text:anchor-type="paragraph" draw:z-index="243" draw:name="Shape4_73" draw:style-name="Mgr2"><draw:path draw:style-name="Mgr4" draw:text-style-name="MP46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4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0">Proportionnalité et pourcentages</text:span><text:span text:style-name="MT62"> </text:span>: <text:span text:style-name="MT80">proportionnalité</text:span> </text:p>
        <text:p text:style-name="MP51"/>
      </style:header>
      <style:header-left>
        <text:p text:style-name="Header"><text:span text:style-name="MT80">Proportionnalité et pourcentages</text:span><text:span text:style-name="MT62"> </text:span>: <text:span text:style-name="MT80">proportionnalité</text:span> </text:p>
        <text:p text:style-name="MP51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Proportionnalité et pourcentages : proportionalité</text:p></draw:text-box></draw:frame><draw:g text:anchor-type="paragraph" draw:z-index="241" draw:name="Shape4_98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: </text:p></draw:text-box></draw:frame><draw:g text:anchor-type="paragraph" draw:z-index="242" draw:name="Shape4_99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0">Proportionnalité et pourcentage</text:span><text:span text:style-name="MT62"> </text:span>: <text:span text:style-name="MT82">Pourcentages</text:span> </text:p>
      </style:header>
      <style:header-left>
        <text:p text:style-name="_5f_Header_20_D_20_page_20_impaire_20__28_D_29_"><text:span text:style-name="MT80">Proportionnalité et pourcentage</text:span><text:span text:style-name="MT62"> </text:span>: <text:span text:style-name="MT82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39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3">Proportionnalité et pourcentage : </text:span><text:span text:style-name="MT84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85">Proportionnalité et pourcentages : </text:span><text:span text:style-name="MT84">pourcentages</text:span></text:p></draw:text-box></draw:frame><draw:g text:anchor-type="paragraph" draw:z-index="24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6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5">Périmètre</text:span> : <text:span text:style-name="MT75">Calculs sur une figure</text:span></text:p>
      </style:header>
      <style:header-left>
        <text:p text:style-name="_5f_Header_20_M_20_page_20_paire_20__28_G_29_"><text:span text:style-name="MT75">Périmètre</text:span> : <text:span text:style-name="MT75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33" draw:name="Shape4_94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34" draw:name="Shape4_95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35" draw:name="Shape4_96" draw:style-name="Mgr2"><draw:path draw:style-name="Mgr12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28" draw:name="Shape3_1" draw:style-name="Mgr11" draw:text-style-name="MP1" svg:x1="12.45cm" svg:y1="0.362cm" svg:x2="20.497cm" svg:y2="0.36cm"><text:p/></draw:line><text:span text:style-name="MT75">Périmètre</text:span> : <text:span text:style-name="MT86">Mesurer, reporter</text:span></text:p>
      </style:header>
      <style:header-left>
        <text:p text:style-name="_5f_Header_20_M_20_page_20_impaire_20__28_D_29_"><draw:line text:anchor-type="paragraph" draw:z-index="229" draw:name="Shape3_20" draw:style-name="Mgr11" draw:text-style-name="MP1" svg:x1="12.45cm" svg:y1="0.362cm" svg:x2="20.497cm" svg:y2="0.36cm"><text:p/></draw:line><text:span text:style-name="MT75">Périmètre</text:span> : <text:span text:style-name="MT8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78">Périmètre : </text:span><text:span text:style-name="MT87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22" draw:name="Shape3_16" draw:style-name="Mgr11" draw:text-style-name="MP1" svg:x1="12.726cm" svg:y1="0.399cm" svg:x2="20.496cm" svg:y2="0.36cm"><text:p/></draw:line><text:span text:style-name="MT75">Périmètre</text:span> : <text:span text:style-name="MT88">Périmètres et unités</text:span></text:p>
      </style:header>
      <style:header-left>
        <text:p text:style-name="MP59"><draw:line text:anchor-type="paragraph" draw:z-index="224" draw:name="Shape3_17" draw:style-name="Mgr11" draw:text-style-name="MP1" svg:x1="16.083cm" svg:y1="0.383cm" svg:x2="20.496cm" svg:y2="0.36cm"><text:p/></draw:line><text:span text:style-name="MT75">Périmètre</text:span> : <text:span text:style-name="MT88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23" draw:name="Shape4_107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Périmètre <text:s/>: </text:span><text:span text:style-name="MT89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90">Conversions d’unités</text:span> : <text:span text:style-name="MT90">Vitesse</text:span></text:p>
      </style:header>
      <style:header-left>
        <text:p text:style-name="_5f_Header_20_M_20_page_20_paire_20__28_G_29_">Périmètre : Problèmes</text:p>
      </style:header-left>
      <style:footer>
        <text:p text:style-name="MP60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17" draw:name="Shape4_109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1">Conversions d’unités</text:span><text:span text:style-name="MT78"> : </text:span><text:span text:style-name="MT91">Vitesse</text:span></text:p></draw:text-box></draw:frame></text:p>
      </style:footer>
      <style:footer-left>
        <text:p text:style-name="MP60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78">Périmètre : </text:span><text:span text:style-name="MT92">Problèmes</text:span></text:p></draw:text-box></draw:frame><draw:g text:anchor-type="paragraph" draw:z-index="218" draw:name="Shape4_122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94">Volume</text:span><text:span text:style-name="MT4"> </text:span></text:p></draw:text-box></draw:frame><draw:g text:anchor-type="paragraph" draw:z-index="21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2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Conversions d’unités : longueurs</text:p></draw:text-box></draw:frame><draw:g text:anchor-type="paragraph" draw:z-index="21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1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Conversions d’unités : longueurs</text:p></draw:text-box></draw:frame><draw:g text:anchor-type="paragraph" draw:z-index="21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5">Conversions d’unités : longueurs</text:span></text:p>
      </style:header>
      <style:header-left>
        <text:p text:style-name="_5f_Header_20_N_20_page_20_impaire_20__28_D_29_"><text:s/><text:span text:style-name="MT95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longueurs</text:span><text:span text:style-name="MT4"> </text:span></text:p></draw:text-box></draw:frame><draw:g text:anchor-type="paragraph" draw:z-index="21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5">Conversions d’unités : </text:span><text:span text:style-name="MT96">masses</text:span></text:p>
      </style:header>
      <style:header-left>
        <text:p text:style-name="_5f_Header_20_N_20_page_20_impaire_20__28_D_29_"><text:s/><text:span text:style-name="MT95">Conversions d’unités : </text:span><text:span text:style-name="MT96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97">masses</text:span><text:span text:style-name="MT4"> </text:span></text:p></draw:text-box></draw:frame><draw:g text:anchor-type="paragraph" draw:z-index="20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6"><text:s/></text:span><text:span text:style-name="MT95">Conversions d’unités : </text:span><text:span text:style-name="MT96">masses</text:span></text:p>
      </style:header>
      <style:header-left>
        <text:p text:style-name="_5f_Header_20_N_20_page_20_impaire_20__28_D_29_"><text:span text:style-name="MT96"><text:s/></text:span><text:span text:style-name="MT95">Conversions d’unités : </text:span><text:span text:style-name="MT96">masses</text:span></text:p>
      </style:header-left>
      <style:footer>
        <text:p text:style-name="MP6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98">Masses</text:span><text:span text:style-name="MT4"> </text:span></text:p></draw:text-box></draw:frame><draw:g text:anchor-type="paragraph" draw:z-index="20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20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0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9">Conversions d’unités : </text:span><text:span text:style-name="MT100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5">Conversions d’unités : </text:span><text:span text:style-name="MT101">Capacités</text:span></text:p>
      </style:header>
      <style:header-left>
        <text:p text:style-name="Header"><text:s/><text:span text:style-name="MT95">Conversions d’unités : </text:span><text:span text:style-name="MT101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2">capacités</text:span><text:span text:style-name="MT4"> </text:span></text:p></draw:text-box></draw:frame><draw:g text:anchor-type="paragraph" draw:z-index="20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3">Conversions d’unités : </text:span><text:span text:style-name="MT101">Capacités</text:span></text:p>
      </style:header>
      <style:header-left>
        <text:p text:style-name="_5f_Header_20_N_20_page_20_impaire_20__28_D_29_"><text:span text:style-name="MT103">Conversions d’unités : </text:span><text:span text:style-name="MT10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4">Capacités</text:span><text:span text:style-name="MT4"> </text:span></text:p></draw:text-box></draw:frame><draw:g text:anchor-type="paragraph" draw:z-index="20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5">Conversions d’unités : </text:span><text:span text:style-name="MT105">Temps et d</text:span><text:span text:style-name="MT106">urées</text:span></text:p>
      </style:header>
      <style:header-left>
        <text:p text:style-name="Header"><text:s/><text:span text:style-name="MT95">Conversions d’unités : </text:span><text:span text:style-name="MT105">Temps et d</text:span><text:span text:style-name="MT106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7">temps et </text:span><text:span text:style-name="MT108">durées</text:span><text:span text:style-name="MT4"> </text:span></text:p></draw:text-box></draw:frame><draw:g text:anchor-type="paragraph" draw:z-index="19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3">Conversions d’unités : </text:span><text:span text:style-name="MT105">Temps et d</text:span><text:span text:style-name="MT106">urées</text:span></text:p>
      </style:header>
      <style:header-left>
        <text:p text:style-name="_5f_Header_20_N_20_page_20_impaire_20__28_D_29_"><text:span text:style-name="MT103">Conversions d’unités : </text:span><text:span text:style-name="MT105">Temps et d</text:span><text:span text:style-name="MT106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7">temps et </text:span><text:span text:style-name="MT108">durées</text:span><text:span text:style-name="MT4"> </text:span></text:p></draw:text-box></draw:frame><draw:g text:anchor-type="paragraph" draw:z-index="19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9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9">Conversions d’unités : </text:span><text:span text:style-name="MT107">temps et </text:span><text:span text:style-name="MT108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5">Conversions d’unités : </text:span><text:span text:style-name="MT109">Temps et durées</text:span></text:p>
      </style:header>
      <style:header-left>
        <text:p text:style-name="_5f_Header_20_N_20_page_20_impaire_20__28_D_29_"><text:s/><text:span text:style-name="MT95">Conversions d’unités : </text:span><text:span text:style-name="MT109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0">Temps et </text:span><text:span text:style-name="MT111">Durée</text:span><text:span text:style-name="MT4"> </text:span></text:p></draw:text-box></draw:frame><draw:g text:anchor-type="paragraph" draw:z-index="19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3">Conversions d’unités : </text:span><text:span text:style-name="MT112">Vitesse</text:span></text:p>
      </style:header>
      <style:header-left>
        <text:p text:style-name="_5f_Header_20_N_20_page_20_impaire_20__28_D_29_"><text:span text:style-name="MT103">Conversions d’unités : </text:span><text:span text:style-name="MT1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3">vitesse</text:span><text:span text:style-name="MT4"> </text:span></text:p></draw:text-box></draw:frame><draw:g text:anchor-type="paragraph" draw:z-index="19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9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9">Conversions d’unités : </text:span><text:span text:style-name="MT113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5">Conversions d’unités : </text:span><text:span text:style-name="MT114">Aires</text:span></text:p>
      </style:header>
      <style:header-left>
        <text:p text:style-name="Header"><text:s/><text:span text:style-name="MT95">Conversions d’unités : </text:span><text:span text:style-name="MT114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5">aires</text:span></text:p></draw:text-box></draw:frame><draw:g text:anchor-type="paragraph" draw:z-index="18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3">Conversions d’unités : </text:span><text:span text:style-name="MT114">Aires</text:span></text:p>
      </style:header>
      <style:header-left>
        <text:p text:style-name="_5f_Header_20_N_20_page_20_paire_20__28_G_29_"><text:span text:style-name="MT103">Conversions d’unités : </text:span><text:span text:style-name="MT114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3">Conversions d’unités : </text:span><text:span text:style-name="MT115">Aires</text:span></text:h></draw:text-box></draw:frame><draw:g text:anchor-type="paragraph" draw:z-index="18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5">Conversions d’unités : </text:span><text:span text:style-name="MT116">Problèmes</text:span></text:p>
      </style:header>
      <style:header-left>
        <text:p text:style-name="_5f_Header_20_N_20_page_20_paire_20__28_G_29_"><text:s/><text:span text:style-name="MT95">Conversions d’unités : </text:span><text:span text:style-name="MT116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7">problèmes</text:span></text:p></draw:text-box></draw:frame><draw:g text:anchor-type="paragraph" draw:z-index="18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8">Conversions d’unités </text:span><text:span text:style-name="MT4">: </text:span><text:span text:style-name="MT118">problèmes</text:span></text:p></draw:text-box></draw:frame><draw:g text:anchor-type="paragraph" draw:z-index="18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7"><text:span text:style-name="MT103">Conversions d’unités : </text:span><text:span text:style-name="MT116">Problèmes</text:span></text:p>
      </style:header>
      <style:header-left>
        <text:p text:style-name="MP67"><text:span text:style-name="MT103">Conversions d’unités : </text:span><text:span text:style-name="MT116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7">problèmes</text:span></text:p></draw:text-box></draw:frame><draw:g text:anchor-type="paragraph" draw:z-index="18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99">Conversions d’unités : </text:span><text:span text:style-name="MT117">problèmes</text:span></text:p></draw:text-box></draw:frame><draw:g text:anchor-type="paragraph" draw:z-index="18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8"><text:span text:style-name="MT119"><text:s text:c="15"/>A</text:span>ires : Aire et unité</text:p>
      </style:header>
      <style:header-left>
        <text:p text:style-name="MP68"><text:span text:style-name="MT119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78" draw:name="Shape4_157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7">Géométrie plane, </text:span><text:span text:style-name="MT120">partie 1</text:span> : <text:span text:style-name="MT121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2">Géométrie plane, </text:span><text:span text:style-name="MT123">partie 1</text:span><text:span text:style-name="MT122"> : </text:span><text:span text:style-name="MT124">assembler et décomposer</text:span></text:p></draw:text-box></draw:frame><draw:g text:anchor-type="paragraph" draw:z-index="176" draw:name="Shape4_216" draw:style-name="Mgr2"><draw:path draw:style-name="Mgr10" draw:text-style-name="MP4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77" draw:name="Shape4_217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, </text:span><text:span text:style-name="MT123">partie 1</text:span><text:span text:style-name="MT51"> : </text:span><text:span text:style-name="MT124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2"><text:span text:style-name="MT125">Géométrie plane</text:span><text:span text:style-name="MT126"> : </text:span><text:span text:style-name="MT127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1">Géométrie plane : </text:span><text:span text:style-name="MT128">vocabulaire</text:span></text:p></draw:text-box></draw:frame><draw:g text:anchor-type="paragraph" draw:z-index="174" draw:name="Shape4_213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1">Géométrie plane : </text:span><text:span text:style-name="MT128">vocabulaire</text:span></text:p></draw:text-box></draw:frame><draw:g text:anchor-type="paragraph" draw:z-index="175" draw:name="Shape4_214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7">Géométrie plane, </text:span><text:span text:style-name="MT120">partie 1</text:span> : <text:span text:style-name="MT129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2">Géométrie plane, </text:span><text:span text:style-name="MT123">partie 1</text:span><text:span text:style-name="MT122"> : </text:span><text:span text:style-name="MT130">coder</text:span></text:p></draw:text-box></draw:frame><draw:g text:anchor-type="paragraph" draw:z-index="172" draw:name="Shape4_211" draw:style-name="Mgr2"><draw:path draw:style-name="Mgr10" draw:text-style-name="MP4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51">Géométrie plane, </text:span><text:span text:style-name="MT123">partie 1</text:span><text:span text:style-name="MT51"> : </text:span><text:span text:style-name="MT130">coder</text:span></text:p></draw:text-box></draw:frame><draw:g text:anchor-type="paragraph" draw:z-index="173" draw:name="Shape4_212" draw:style-name="Mgr2"><draw:path draw:style-name="Mgr10" draw:text-style-name="MP42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2"><text:span text:style-name="MT125">Géométrie plane</text:span><text:span text:style-name="MT126"> : </text:span><text:span text:style-name="MT127">Vocabulaire</text:span></text:p>
      </style:header>
      <style:header-left>
        <text:p text:style-name="MP72"><text:span text:style-name="MT125">Géométrie plane</text:span><text:span text:style-name="MT126"> : </text:span><text:span text:style-name="MT127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1">Géométrie plane : </text:span><text:span text:style-name="MT128">vocabulaire</text:span></text:p></draw:text-box></draw:frame><draw:g text:anchor-type="paragraph" draw:z-index="170" draw:name="Shape4_209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1">Géométrie plane : </text:span><text:span text:style-name="MT128">vocabulaire</text:span></text:p></draw:text-box></draw:frame><draw:g text:anchor-type="paragraph" draw:z-index="171" draw:name="Shape4_210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7">Géométrie plane</text:span> : <text:span text:style-name="MT48">P</text:span><text:span text:style-name="MT49">arallèles, perpendiculaires,<text:line-break/> </text:span><text:span text:style-name="MT50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68" draw:name="Shape4_204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2">Géométrie plane : </text:span><text:span text:style-name="MT52">Parallèles, perpendiculaires, </text:span><text:span text:style-name="MT5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51">Géométrie plane : </text:span><text:span text:style-name="MT52">parallèles, perpendiculaires, </text:span><text:span text:style-name="MT53">distances</text:span></text:p></draw:text-box></draw:frame><draw:g text:anchor-type="paragraph" draw:z-index="169" draw:name="Shape4_206" draw:style-name="Mgr2"><draw:path draw:style-name="Mgr10" draw:text-style-name="MP4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166" draw:name="Shape4_205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167" draw:name="Shape4_154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7">Géométrie plane</text:span> : <text:span text:style-name="MT132">Milieu, alignement, </text:span><text:span text:style-name="MT133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64" draw:name="Shape4_15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22">Géométrie plane : </text:span><text:span text:style-name="MT134">milieu, Alignement, </text:span><text:span text:style-name="MT135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65" draw:name="Shape4_158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</text:span><text:span text:style-name="MT134">milieu, alignement, </text:span><text:span text:style-name="MT135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4"><text:span text:style-name="MT136">S</text:span><text:span text:style-name="MT137">olides</text:span> : <text:span text:style-name="MT136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62" draw:name="Shape4_159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63" draw:name="Shape4_160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7">Géométrie plane</text:span> : <text:span text:style-name="MT47">Points, droites </text:span><text:span text:style-name="MT138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60" draw:name="Shape4_202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9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61" draw:name="Shape4_203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Géométrie plane : points, droites <text:span text:style-name="MT139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4"><text:span text:style-name="MT136">S</text:span><text:span text:style-name="MT137">olides</text:span> : <text:span text:style-name="MT136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58" draw:name="Shape4_200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59" draw:name="Shape4_201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7"><text:span text:style-name="MT70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56" draw:name="Shape4_194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57" draw:name="Shape4_195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40">R</text:span><text:span text:style-name="MT141">epères du plan : Se </text:span><text:span text:style-name="MT14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3">déplacer</text:span></text:p></draw:text-box></draw:frame><draw:g text:anchor-type="paragraph" draw:z-index="154" draw:name="Shape4_192" draw:style-name="Mgr2"><draw:path draw:style-name="Mgr10" draw:text-style-name="MP42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4">Repères du plan : se </text:span><text:span text:style-name="MT143">déplacer</text:span></text:p></draw:text-box></draw:frame><draw:g text:anchor-type="paragraph" draw:z-index="155" draw:name="Shape4_193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7"><text:span text:style-name="MT70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52" draw:name="Shape4_19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53" draw:name="Shape4_19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71">R</text:span>epères du plan : Se repérer</text:p>
      </style:header>
      <style:header-left>
        <text:p text:style-name="_5f_Header_20_G_20_page_20_paire_20__28_G_29_"><text:span text:style-name="MT71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Repères du plan : Se repérer</text:p></draw:text-box></draw:frame><draw:g text:anchor-type="paragraph" draw:z-index="150" draw:name="Shape4_161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Repères du plan : se repérer</text:p></draw:text-box></draw:frame><draw:g text:anchor-type="paragraph" draw:z-index="151" draw:name="Shape4_189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0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49" draw:name="Shape4_179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/><text:span text:style-name="MT1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2"><draw:line text:anchor-type="paragraph" draw:z-index="142" draw:name="Shape7_8" draw:style-name="Mgr11" draw:text-style-name="MP1" svg:x1="9.042cm" svg:y1="0.36cm" svg:x2="20.461cm" svg:y2="0.36cm"><text:p/></draw:line><draw:path text:anchor-type="paragraph" draw:z-index="143" draw:name="Shape5_1" draw:style-name="Mgr13" draw:text-style-name="MP83" svg:width="4.329cm" svg:height="2.24cm" svg:x="-1.499cm" svg:y="-1cm" svg:viewBox="0 0 4330 2241" svg:d="M0 2241l3984-288c209-15 363-168 345-342l-170-1611h-4159z"><text:p/></draw:path><draw:frame text:anchor-type="paragraph" draw:z-index="144" draw:name="Shape6_2" draw:style-name="Mgr6" draw:text-style-name="MP15" svg:width="2.703cm" svg:height="0.715cm" draw:transform="rotate (0.0872664625997165) translate (-0.172861111111111cm 0.218722222222222cm)"><draw:text-box><text:p text:style-name="MP1"><text:span text:style-name="MT29">Série 1</text:span></text:p></draw:text-box></draw:frame>T<text:span text:style-name="MT145">itre de la série</text:span></text:p>
      </style:header>
      <style:header-left>
        <text:p text:style-name="MP82"><draw:line text:anchor-type="paragraph" draw:z-index="146" draw:name="Shape7_9" draw:style-name="Mgr11" draw:text-style-name="MP1" svg:x1="9.042cm" svg:y1="0.36cm" svg:x2="20.461cm" svg:y2="0.36cm"><text:p/></draw:line><draw:path text:anchor-type="paragraph" draw:z-index="147" draw:name="Shape5_2" draw:style-name="Mgr13" draw:text-style-name="MP83" svg:width="4.329cm" svg:height="2.24cm" svg:x="-1.499cm" svg:y="-1cm" svg:viewBox="0 0 4330 2241" svg:d="M0 2241l3984-288c209-15 363-168 345-342l-170-1611h-4159z"><text:p/></draw:path><draw:frame text:anchor-type="paragraph" draw:z-index="148" draw:name="Shape6_5" draw:style-name="Mgr6" draw:text-style-name="MP15" svg:width="2.703cm" svg:height="0.715cm" draw:transform="rotate (0.0872664625997165) translate (-0.172861111111111cm 0.218722222222222cm)"><draw:text-box><text:p text:style-name="MP1"><text:span text:style-name="MT29">Série 1</text:span></text:p></draw:text-box></draw:frame>T<text:span text:style-name="MT145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45" draw:name="Shape8_5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6">Angles</text:span> • <text:span text:style-name="MT146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9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41" draw:name="Shape4_178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5"><text:s text:c="15"/>A</text:span><text:span text:style-name="MT147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37" draw:name="Shape4_169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9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30" draw:name="Shape4_173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2"><draw:path text:anchor-type="paragraph" draw:z-index="123" draw:name="Shape5_3" draw:style-name="Mgr13" draw:text-style-name="MP83" svg:width="4.329cm" svg:height="2.24cm" svg:x="-1.499cm" svg:y="-1cm" svg:viewBox="0 0 4330 2241" svg:d="M0 2241l3984-288c209-15 363-168 345-342l-170-1611h-4159z"><text:p/></draw:path><draw:frame text:anchor-type="paragraph" draw:z-index="124" draw:name="Shape6_3" draw:style-name="Mgr6" draw:text-style-name="MP15" svg:width="2.703cm" svg:height="0.715cm" draw:transform="rotate (0.0872664625997165) translate (-0.172861111111111cm 0.218722222222222cm)"><draw:text-box><text:p text:style-name="MP1"><text:span text:style-name="MT29">Série 1</text:span></text:p></draw:text-box></draw:frame><draw:line text:anchor-type="paragraph" draw:z-index="125" draw:name="Shape7_6" draw:style-name="Mgr11" draw:text-style-name="MP1" svg:x1="9.042cm" svg:y1="0.36cm" svg:x2="20.461cm" svg:y2="0.36cm"><text:p/></draw:line>T<text:span text:style-name="MT145">itre de la série</text:span></text:p>
      </style:header>
      <style:header-left>
        <text:p text:style-name="MP82"><draw:path text:anchor-type="paragraph" draw:z-index="127" draw:name="Shape5_4" draw:style-name="Mgr13" draw:text-style-name="MP83" svg:width="4.329cm" svg:height="2.24cm" svg:x="-1.499cm" svg:y="-1cm" svg:viewBox="0 0 4330 2241" svg:d="M0 2241l3984-288c209-15 363-168 345-342l-170-1611h-4159z"><text:p/></draw:path><draw:frame text:anchor-type="paragraph" draw:z-index="128" draw:name="Shape6_4" draw:style-name="Mgr6" draw:text-style-name="MP15" svg:width="2.703cm" svg:height="0.715cm" draw:transform="rotate (0.0872664625997165) translate (-0.172861111111111cm 0.218722222222222cm)"><draw:text-box><text:p text:style-name="MP1"><text:span text:style-name="MT29">Série 1</text:span></text:p></draw:text-box></draw:frame><draw:line text:anchor-type="paragraph" draw:z-index="129" draw:name="Shape7_3" draw:style-name="Mgr11" draw:text-style-name="MP1" svg:x1="9.042cm" svg:y1="0.36cm" svg:x2="20.461cm" svg:y2="0.36cm"><text:p/></draw:line>T<text:span text:style-name="MT145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26" draw:name="Shape8_4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6">Angles</text:span> • <text:span text:style-name="MT146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8">Volumes : </text:span><text:span text:style-name="MT149">Calculs et conversions</text:span></text:p>
      </style:header>
      <style:header-left>
        <text:p text:style-name="_5f_Header_20_M_20_page_20_paire_20__28_G_29_"><text:span text:style-name="MT148">Volumes : </text:span><text:span text:style-name="MT149">Calculs et conversions</text:span></text:p>
      </style:header-left>
      <style:footer>
        <text:list xml:id="list108401023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4">Volumes : </text:span><text:span text:style-name="MT150">Calculs et conversions</text:span> </text:p></draw:text-box></draw:frame><draw:g text:anchor-type="paragraph" draw:z-index="121" draw:name="Shape4_174" draw:style-name="Mgr2"><draw:path draw:style-name="Mgr12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5935529734922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4">Volumes : </text:span><text:span text:style-name="MT150">Calculs et conversions</text:span> </text:p></draw:text-box></draw:frame><draw:g text:anchor-type="paragraph" draw:z-index="122" draw:name="Shape4_175" draw:style-name="Mgr2"><draw:path draw:style-name="Mgr12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4"><text:span text:style-name="MT136">S</text:span><text:span text:style-name="MT137">olides</text:span> : <text:span text:style-name="MT136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9" draw:name="Shape4_196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20" draw:name="Shape4_197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7">Géométrie plane</text:span> : <text:span text:style-name="MT151">D</text:span><text:span text:style-name="MT47">roites, </text:span><text:span text:style-name="MT152">demi-droites </text:span><text:span text:style-name="MT153">&amp; </text:span><text:span text:style-name="MT152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117" draw:name="Shape4_198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22">Géométrie plane : </text:span><text:span text:style-name="MT51">droites, </text:span><text:span text:style-name="MT154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18" draw:name="Shape4_199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droites, </text:span><text:span text:style-name="MT154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9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16" draw:name="Shape4_165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55">Aires</text:span><text:span text:style-name="MT78"> <text:s/>: </text:span><text:span text:style-name="MT155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6">Aires </text:span>: <text:span text:style-name="MT156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9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109" draw:name="Shape4_218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7">Constructions géométriques : </text:span><text:span text:style-name="MT158">Reproduire</text:span></text:p>
      </style:header>
      <style:header-left>
        <text:p text:style-name="MP96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107" draw:name="Shape10_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108" draw:name="Shape10_2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05" draw:name="Shape4_219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0">G</text:span><text:span text:style-name="MT161">éométrie </text:span><text:span text:style-name="MT162">plane </text:span><text:span text:style-name="MT161">: </text:span><text:span text:style-name="MT162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06" draw:name="Shape4_22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G</text:span><text:span text:style-name="MT161">éométrie </text:span><text:span text:style-name="MT163">plane</text:span><text:span text:style-name="MT161"> : </text:span><text:span text:style-name="MT163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101" draw:name="Shape9" draw:style-name="Mgr1" draw:text-style-name="MP1" svg:x1="11.559cm" svg:y1="0.36cm" svg:x2="20.5cm" svg:y2="0.36cm"><text:p/></draw:line><draw:frame text:anchor-type="paragraph" draw:z-index="102" draw:name="Shape8" draw:style-name="Mgr6" draw:text-style-name="MP15" svg:width="2.703cm" svg:height="0.715cm" draw:transform="rotate (0.0872664625997165) translate (-0.172861111111111cm 0.218722222222222cm)"><draw:text-box><text:p text:style-name="MP1"><text:span text:style-name="MT29">Série 1</text:span></text:p></draw:text-box></draw:frame><draw:path text:anchor-type="paragraph" draw:z-index="103" draw:name="Shape7" draw:style-name="Mgr14" draw:text-style-name="MP102" svg:width="4.329cm" svg:height="2.24cm" svg:x="-1.499cm" svg:y="-1cm" svg:viewBox="0 0 4330 2241" svg:d="M0 2241l3984-288c209-15 363-168 345-342l-170-1611h-4159z"><text:p/></draw:path>T<text:span text:style-name="MT164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04" draw:name="Shape1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5">Éléments de géométrie</text:span> • <text:span text:style-name="MT165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100" draw:name="Shape4_22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7">Constructions géométriques : </text:span><text:span text:style-name="MT158">Reproduire</text:span></text:p>
      </style:header>
      <style:header-left>
        <text:p text:style-name="MP105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9" draw:name="Shape4_222" draw:style-name="Mgr2"><draw:path draw:style-name="Mgr10" draw:text-style-name="MP4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6">Constructions géométriques : </text:span><text:span text:style-name="MT167">Reproduire</text:span></text:p>
      </style:header>
      <style:header-left>
        <text:p text:style-name="_5f_Header_20_G_20_page_20_paire_20__28_G_29_"><text:span text:style-name="MT166">Constructions géométriques : </text:span><text:span text:style-name="MT167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97" draw:name="Shape4_223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9">CONSTRUCTIONS Géométriques : </text:span><text:span text:style-name="MT160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98" draw:name="Shape4_224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7">Constructions géométriques : </text:span><text:span text:style-name="MT158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95" draw:name="Shape10_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96" draw:name="Shape10_3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6">Constructions géométriques : </text:span><text:span text:style-name="MT168">Rédiger</text:span></text:p>
      </style:header>
      <style:header-left>
        <text:p text:style-name="_5f_Header_20_G_20_page_20_paire_20__28_G_29_"><text:span text:style-name="MT166">Constructions géométriques : </text:span><text:span text:style-name="MT168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4" draw:name="Shape4_225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9">CONSTRUCTIONS Géométriques : </text:span><text:span text:style-name="MT169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70">S</text:span>olides : <text:span text:style-name="MT170">Vocabulaire, nature</text:span></text:p>
      </style:header>
      <style:header-left>
        <text:p text:style-name="_5f_Header_20_G_20_page_20_impaire_20__28_D_29_"><text:span text:style-name="MT170">S</text:span>olides : <text:span text:style-name="MT170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92" draw:name="Shape4_254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93" draw:name="Shape4_255" draw:style-name="Mgr2"><draw:path draw:style-name="Mgr10" draw:text-style-name="MP42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4"><text:span text:style-name="MT136">S</text:span><text:span text:style-name="MT137">olides</text:span> : <text:span text:style-name="MT136">Vocabulaire, nature</text:span></text:p>
      </style:header>
      <style:header-left>
        <text:p text:style-name="MP74"><text:span text:style-name="MT136">S</text:span><text:span text:style-name="MT137">olides</text:span> : <text:span text:style-name="MT136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90" draw:name="Shape4_226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91" draw:name="Shape4_253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70">S</text:span>olides : <text:span text:style-name="MT171">Perspective cavalière</text:span></text:p>
      </style:header>
      <style:header-left>
        <text:p text:style-name="_5f_Header_20_G_20_page_20_impaire_20__28_D_29_"><text:span text:style-name="MT170">S</text:span>olides : <text:span text:style-name="MT171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88" draw:name="Shape4_227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3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89" draw:name="Shape4_252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72">solides : </text:span><text:span text:style-name="MT173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6">Solides : </text:span><text:span text:style-name="MT174">Patrons</text:span></text:p>
      </style:header>
      <style:header-left>
        <text:p text:style-name="_5f_Header_20_G_20_page_20_paire_20__28_G_29_"><text:span text:style-name="MT136">Solides : </text:span><text:span text:style-name="MT174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<text:span text:style-name="MT175">patrons</text:span></text:p></draw:text-box></draw:frame><draw:g text:anchor-type="paragraph" draw:z-index="86" draw:name="Shape4_228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5">patrons</text:span></text:h></draw:text-box></draw:frame><draw:g text:anchor-type="paragraph" draw:z-index="87" draw:name="Shape4_251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70">S</text:span>olides : <text:span text:style-name="MT176">Patrons</text:span></text:p>
      </style:header>
      <style:header-left>
        <text:p text:style-name="_5f_Header_20_G_20_page_20_impaire_20__28_D_29_"><text:span text:style-name="MT170">S</text:span>olides : <text:span text:style-name="MT176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84" draw:name="Shape4_229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7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85" draw:name="Shape4_25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72">solides : </text:span><text:span text:style-name="MT177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6">S</text:span><text:span text:style-name="MT137">olides</text:span> : <text:span text:style-name="MT136">Vocabulaire, nature</text:span></text:p>
      </style:header>
      <style:header-left>
        <text:p text:style-name="_5f_Header_20_G_20_page_20_impaire_20__28_D_29_"><text:span text:style-name="MT136">S</text:span><text:span text:style-name="MT137">olides</text:span> : <text:span text:style-name="MT136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82" draw:name="Shape4_248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83" draw:name="Shape4_249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80" draw:name="Shape4_246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81" draw:name="Shape4_247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50"> : </text:span><text:span text:style-name="MT182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78" draw:name="Shape4_244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1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79" draw:name="Shape4_245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</text:span><text:span text:style-name="MT52">parallèles, perpendiculaires, </text:span><text:span text:style-name="MT5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76" draw:name="Shape4_242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77" draw:name="Shape4_243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50"> : </text:span><text:span text:style-name="MT181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74" draw:name="Shape4_240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2">S</text:span><text:span text:style-name="MT183">ymétrie axiale : </text:span><text:span text:style-name="MT184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75" draw:name="Shape4_24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22">S</text:span><text:span text:style-name="MT183">ymétrie axiale : </text:span><text:span text:style-name="MT184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72" draw:name="Shape4_230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73" draw:name="Shape4_239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71">S</text:span><text:span text:style-name="MT50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70" draw:name="Shape4_237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71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71" draw:name="Shape4_238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</text:span><text:span text:style-name="MT52">parallèles, perpendiculaires, </text:span><text:span text:style-name="MT5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header-left>
        <text:p text:style-name="MP108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68" draw:name="Shape4_235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69" draw:name="Shape4_236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5">Symétrie axiale</text:span><text:span text:style-name="MT50"> : </text:span><text:span text:style-name="MT186">Axes de symétrie de figures</text:span></text:p>
      </style:header>
      <style:header-left>
        <text:p text:style-name="MP112"><text:span text:style-name="MT185">Symétrie axiale</text:span><text:span text:style-name="MT50"> : </text:span><text:span text:style-name="MT186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66" draw:name="Shape4_233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71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67" draw:name="Shape4_234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</text:span><text:span text:style-name="MT52">parallèles, perpendiculaires, </text:span><text:span text:style-name="MT5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64" draw:name="Shape4_231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65" draw:name="Shape4_232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71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62" draw:name="Shape4_15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71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63" draw:name="Shape4_152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</text:span><text:span text:style-name="MT52">parallèles, perpendiculaires, </text:span><text:span text:style-name="MT5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60" draw:name="Shape4_131" draw:style-name="Mgr2"><draw:path draw:style-name="Mgr10" draw:text-style-name="MP4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31">Géométrie plane : </text:span><text:span text:style-name="MT48">parallèles, perpendiculaires, </text:span><text:span text:style-name="MT71">distances</text:span></text:p></draw:text-box></draw:frame><draw:g text:anchor-type="paragraph" draw:z-index="61" draw:name="Shape4_146" draw:style-name="Mgr2"><draw:path draw:style-name="Mgr10" draw:text-style-name="MP4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71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58" draw:name="Shape4_49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71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59" draw:name="Shape4_51" draw:style-name="Mgr2"><draw:path draw:style-name="Mgr10" draw:text-style-name="MP4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51">Géométrie plane : </text:span><text:span text:style-name="MT52">parallèles, perpendiculaires, </text:span><text:span text:style-name="MT5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52" draw:name="Shape3_0" draw:style-name="Mgr15" draw:text-style-name="MP1" svg:x1="10.893cm" svg:y1="0.403cm" svg:x2="20.503cm" svg:y2="0.327cm"><text:p/></draw:line><draw:path text:anchor-type="char" draw:z-index="53" draw:name="Shape1_3" draw:style-name="Mgr16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6" draw:name="Shape1_9" draw:style-name="Mgr16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55" draw:name="Shape3_38" draw:style-name="Mgr15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54" draw:name="Shape4_130" draw:style-name="Mgr2"><draw:path draw:style-name="Mgr17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1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Résoudre des problèmes</text:p></draw:text-box></draw:frame><draw:g text:anchor-type="paragraph" draw:z-index="57" draw:name="Shape4_264" draw:style-name="Mgr2"><draw:path draw:style-name="Mgr17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50" draw:name="Shape3_23" draw:style-name="Mgr5" draw:text-style-name="MP1" svg:x1="11.52cm" svg:y1="0.376cm" svg:x2="20.496cm" svg:y2="0.36cm"><text:p/></draw:line><text:span text:style-name="MT36">Fractions</text:span> : <text:span text:style-name="MT36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5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3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90">Conversions d’unités</text:span> : <text:span text:style-name="MT90">Vitesse</text:span></text:p>
      </style:header>
      <style:header-left>
        <text:p text:style-name="_5f_Header_20_M_20_page_20_paire_20__28_G_29_">Périmètre : Problèmes</text:p>
      </style:header-left>
      <style:footer>
        <text:p text:style-name="MP60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50" draw:name="Shape4_15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1">Conversions d’unités</text:span><text:span text:style-name="MT78"> : </text:span><text:span text:style-name="MT91">Vitesse</text:span></text:p></draw:text-box></draw:frame></text:p>
      </style:footer>
      <style:footer-left>
        <text:p text:style-name="MP60"><draw:g text:anchor-type="paragraph" draw:z-index="351" draw:name="Shape4_116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78">Périmètre : </text:span><text:span text:style-name="MT92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2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3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5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6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90">Conversions d’unités</text:span> : <text:span text:style-name="MT90">Vitesse</text:span></text:p>
      </style:header>
      <style:header-left>
        <text:p text:style-name="_5f_Header_20_M_20_page_20_paire_20__28_G_29_">Périmètre : Problèmes</text:p>
      </style:header-left>
      <style:footer>
        <text:p text:style-name="MP60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8" draw:name="Shape4_278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1">Conversions d’unités</text:span><text:span text:style-name="MT78"> : </text:span><text:span text:style-name="MT91">Vitesse</text:span></text:p></draw:text-box></draw:frame></text:p>
      </style:footer>
      <style:footer-left>
        <text:p text:style-name="MP60"><draw:g text:anchor-type="paragraph" draw:z-index="359" draw:name="Shape4_279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78">Périmètre : </text:span><text:span text:style-name="MT92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90">Conversions d’unités</text:span> : <text:span text:style-name="MT90">Vitesse</text:span></text:p>
      </style:header>
      <style:header-left>
        <text:p text:style-name="_5f_Header_20_M_20_page_20_paire_20__28_G_29_">Périmètre : Problèmes</text:p>
      </style:header-left>
      <style:footer>
        <text:p text:style-name="MP60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60" draw:name="Shape4_280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1">Conversions d’unités</text:span><text:span text:style-name="MT78"> : </text:span><text:span text:style-name="MT91">Vitesse</text:span></text:p></draw:text-box></draw:frame></text:p>
      </style:footer>
      <style:footer-left>
        <text:p text:style-name="MP60"><draw:g text:anchor-type="paragraph" draw:z-index="361" draw:name="Shape4_281" draw:style-name="Mgr2"><draw:path draw:style-name="Mgr12" draw:text-style-name="MP49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78">Périmètre : </text:span><text:span text:style-name="MT92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09-10T22:17:56.77</meta:creation-date>
    <dc:date>2021-09-28T09:59:32.327000000</dc:date>
    <meta:editing-duration>PT12H2M19S</meta:editing-duration>
    <meta:editing-cycles>108</meta:editing-cycles>
    <meta:generator>LibreOffice/7.1.1.2$Windows_X86_64 LibreOffice_project/fe0b08f4af1bacafe4c7ecc87ce55bb426164676</meta:generator>
    <meta:document-statistic meta:table-count="16" meta:image-count="0" meta:object-count="0" meta:page-count="3" meta:paragraph-count="1030" meta:word-count="3968" meta:character-count="23522" meta:non-whitespace-character-count="20096"/>
  </office:meta>
</office:document-meta>
</file>